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ceboo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open_mov_av</text:p>
          </table:table-cell>
          <table:table-cell office:value-type="string" table:style-name="ce1">
            <text:p>open_diff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lose_mov_av</text:p>
          </table:table-cell>
          <table:table-cell office:value-type="string" table:style-name="ce1">
            <text:p>close_diff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16375"/>
        </table:table-row>
        <table:table-row table:style-name="ro1">
          <table:table-cell office:value-type="date" office:date-value="2014-05-02T00:00:00" table:style-name="ce2">
            <text:p>02-05-2014</text:p>
          </table:table-cell>
          <table:table-cell office:value-type="float" office:value="61.3" table:style-name="ce1">
            <text:p>61.3</text:p>
          </table:table-cell>
          <table:table-cell table:number-columns-repeated="2" table:style-name="ce1"/>
          <table:table-cell office:value-type="float" office:value="60.46" table:style-name="ce1">
            <text:p>60.46</text:p>
          </table:table-cell>
          <table:table-cell table:number-columns-repeated="2" table:style-name="ce1"/>
          <table:table-cell office:value-type="float" office:value="61.89" table:style-name="ce1">
            <text:p>61.89</text:p>
          </table:table-cell>
          <table:table-cell office:value-type="float" office:value="60.18" table:style-name="ce1">
            <text:p>60.18</text:p>
          </table:table-cell>
          <table:table-cell table:number-columns-repeated="16375"/>
        </table:table-row>
        <table:table-row table:style-name="ro1">
          <table:table-cell office:value-type="date" office:date-value="2014-05-01T00:00:00" table:style-name="ce2">
            <text:p>01-05-2014</text:p>
          </table:table-cell>
          <table:table-cell office:value-type="float" office:value="60.43" table:style-name="ce1">
            <text:p>60.43</text:p>
          </table:table-cell>
          <table:table-cell table:number-columns-repeated="2" table:style-name="ce1"/>
          <table:table-cell office:value-type="float" office:value="61.15" table:style-name="ce1">
            <text:p>61.15</text:p>
          </table:table-cell>
          <table:table-cell table:number-columns-repeated="2" table:style-name="ce1"/>
          <table:table-cell office:value-type="float" office:value="62.28" table:style-name="ce1">
            <text:p>62.28</text:p>
          </table:table-cell>
          <table:table-cell office:value-type="float" office:value="60.21" table:style-name="ce1">
            <text:p>60.21</text:p>
          </table:table-cell>
          <table:table-cell table:number-columns-repeated="16375"/>
        </table:table-row>
        <table:table-row table:style-name="ro1">
          <table:table-cell office:value-type="date" office:date-value="2014-04-30T00:00:00" table:style-name="ce2">
            <text:p>30-04-2014</text:p>
          </table:table-cell>
          <table:table-cell office:value-type="float" office:value="57.58" table:style-name="ce1">
            <text:p>57.58</text:p>
          </table:table-cell>
          <table:table-cell office:value-type="float" office:value="59.77" table:style-name="ce1">
            <text:p>59.77</text:p>
          </table:table-cell>
          <table:table-cell office:value-type="float" office:value="-2.19" table:style-name="ce1">
            <text:p>-2.19</text:p>
          </table:table-cell>
          <table:table-cell office:value-type="float" office:value="59.78" table:style-name="ce1">
            <text:p>59.78</text:p>
          </table:table-cell>
          <table:table-cell office:value-type="float" office:value="60.463333329999998" table:style-name="ce1">
            <text:p>60.46333333</text:p>
          </table:table-cell>
          <table:table-cell office:value-type="float" office:value="-0.68333333299999999" table:style-name="ce1">
            <text:p>-0.683333333</text:p>
          </table:table-cell>
          <table:table-cell office:value-type="float" office:value="59.85" table:style-name="ce1">
            <text:p>59.85</text:p>
          </table:table-cell>
          <table:table-cell office:value-type="float" office:value="57.16" table:style-name="ce1">
            <text:p>57.16</text:p>
          </table:table-cell>
          <table:table-cell table:number-columns-repeated="16375"/>
        </table:table-row>
        <table:table-row table:style-name="ro1">
          <table:table-cell office:value-type="date" office:date-value="2014-04-29T00:00:00" table:style-name="ce2">
            <text:p>29-04-2014</text:p>
          </table:table-cell>
          <table:table-cell office:value-type="float" office:value="56.09" table:style-name="ce1">
            <text:p>56.09</text:p>
          </table:table-cell>
          <table:table-cell office:value-type="float" office:value="58.033333329999998" table:style-name="ce1">
            <text:p>58.03333333</text:p>
          </table:table-cell>
          <table:table-cell office:value-type="float" office:value="-1.943333333" table:style-name="ce1">
            <text:p>-1.943333333</text:p>
          </table:table-cell>
          <table:table-cell office:value-type="float" office:value="58.15" table:style-name="ce1">
            <text:p>58.15</text:p>
          </table:table-cell>
          <table:table-cell office:value-type="float" office:value="59.693333330000002" table:style-name="ce1">
            <text:p>59.69333333</text:p>
          </table:table-cell>
          <table:table-cell office:value-type="float" office:value="-1.5433333330000001" table:style-name="ce1">
            <text:p>-1.543333333</text:p>
          </table:table-cell>
          <table:table-cell office:value-type="float" office:value="58.28" table:style-name="ce1">
            <text:p>58.28</text:p>
          </table:table-cell>
          <table:table-cell office:value-type="float" office:value="55.84" table:style-name="ce1">
            <text:p>55.84</text:p>
          </table:table-cell>
          <table:table-cell table:number-columns-repeated="16375"/>
        </table:table-row>
        <table:table-row table:style-name="ro1">
          <table:table-cell office:value-type="date" office:date-value="2014-04-28T00:00:00" table:style-name="ce2">
            <text:p>28-04-2014</text:p>
          </table:table-cell>
          <table:table-cell office:value-type="float" office:value="58.05" table:style-name="ce1">
            <text:p>58.05</text:p>
          </table:table-cell>
          <table:table-cell office:value-type="float" office:value="57.24" table:style-name="ce1">
            <text:p>57.24</text:p>
          </table:table-cell>
          <table:table-cell office:value-type="float" office:value="0.81" table:style-name="ce1">
            <text:p>0.81</text:p>
          </table:table-cell>
          <table:table-cell office:value-type="float" office:value="56.14" table:style-name="ce1">
            <text:p>56.14</text:p>
          </table:table-cell>
          <table:table-cell office:value-type="float" office:value="58.02333333" table:style-name="ce1">
            <text:p>58.02333333</text:p>
          </table:table-cell>
          <table:table-cell office:value-type="float" office:value="-1.8833333329999999" table:style-name="ce1">
            <text:p>-1.883333333</text:p>
          </table:table-cell>
          <table:table-cell office:value-type="float" office:value="58.31" table:style-name="ce1">
            <text:p>58.31</text:p>
          </table:table-cell>
          <table:table-cell office:value-type="float" office:value="54.66" table:style-name="ce1">
            <text:p>54.66</text:p>
          </table:table-cell>
          <table:table-cell table:number-columns-repeated="16375"/>
        </table:table-row>
        <table:table-row table:style-name="ro1">
          <table:table-cell office:value-type="date" office:date-value="2014-04-25T00:00:00" table:style-name="ce2">
            <text:p>25-04-2014</text:p>
          </table:table-cell>
          <table:table-cell office:value-type="float" office:value="59.97" table:style-name="ce1">
            <text:p>59.97</text:p>
          </table:table-cell>
          <table:table-cell office:value-type="float" office:value="58.036666670000002" table:style-name="ce1">
            <text:p>58.03666667</text:p>
          </table:table-cell>
          <table:table-cell office:value-type="float" office:value="1.933333333" table:style-name="ce1">
            <text:p>1.933333333</text:p>
          </table:table-cell>
          <table:table-cell office:value-type="float" office:value="57.71" table:style-name="ce1">
            <text:p>57.71</text:p>
          </table:table-cell>
          <table:table-cell office:value-type="float" office:value="57.333333330000002" table:style-name="ce1">
            <text:p>57.33333333</text:p>
          </table:table-cell>
          <table:table-cell office:value-type="float" office:value="0.37666666700000001" table:style-name="ce1">
            <text:p>0.376666667</text:p>
          </table:table-cell>
          <table:table-cell office:value-type="float" office:value="60.01" table:style-name="ce1">
            <text:p>60.01</text:p>
          </table:table-cell>
          <table:table-cell office:value-type="float" office:value="57.57" table:style-name="ce1">
            <text:p>57.57</text:p>
          </table:table-cell>
          <table:table-cell table:number-columns-repeated="16375"/>
        </table:table-row>
        <table:table-row table:style-name="ro1">
          <table:table-cell office:value-type="date" office:date-value="2014-04-24T00:00:00" table:style-name="ce2">
            <text:p>24-04-2014</text:p>
          </table:table-cell>
          <table:table-cell office:value-type="float" office:value="63.6" table:style-name="ce1">
            <text:p>63.6</text:p>
          </table:table-cell>
          <table:table-cell office:value-type="float" office:value="60.54" table:style-name="ce1">
            <text:p>60.54</text:p>
          </table:table-cell>
          <table:table-cell office:value-type="float" office:value="3.06" table:style-name="ce1">
            <text:p>3.06</text:p>
          </table:table-cell>
          <table:table-cell office:value-type="float" office:value="60.87" table:style-name="ce1">
            <text:p>60.87</text:p>
          </table:table-cell>
          <table:table-cell office:value-type="float" office:value="58.24" table:style-name="ce1">
            <text:p>58.24</text:p>
          </table:table-cell>
          <table:table-cell office:value-type="float" office:value="2.63" table:style-name="ce1">
            <text:p>2.63</text:p>
          </table:table-cell>
          <table:table-cell office:value-type="float" office:value="63.65" table:style-name="ce1">
            <text:p>63.65</text:p>
          </table:table-cell>
          <table:table-cell office:value-type="float" office:value="59.77" table:style-name="ce1">
            <text:p>59.77</text:p>
          </table:table-cell>
          <table:table-cell table:number-columns-repeated="16375"/>
        </table:table-row>
        <table:table-row table:style-name="ro1">
          <table:table-cell office:value-type="date" office:date-value="2014-04-23T00:00:00" table:style-name="ce2">
            <text:p>23-04-2014</text:p>
          </table:table-cell>
          <table:table-cell office:value-type="float" office:value="63.45" table:style-name="ce1">
            <text:p>63.45</text:p>
          </table:table-cell>
          <table:table-cell office:value-type="float" office:value="62.34" table:style-name="ce1">
            <text:p>62.3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61.36" table:style-name="ce1">
            <text:p>61.36</text:p>
          </table:table-cell>
          <table:table-cell office:value-type="float" office:value="59.98" table:style-name="ce1">
            <text:p>59.98</text:p>
          </table:table-cell>
          <table:table-cell office:value-type="float" office:value="1.38" table:style-name="ce1">
            <text:p>1.38</text:p>
          </table:table-cell>
          <table:table-cell office:value-type="float" office:value="63.48" table:style-name="ce1">
            <text:p>63.48</text:p>
          </table:table-cell>
          <table:table-cell office:value-type="float" office:value="61.26" table:style-name="ce1">
            <text:p>61.26</text:p>
          </table:table-cell>
          <table:table-cell table:number-columns-repeated="16375"/>
        </table:table-row>
        <table:table-row table:style-name="ro1">
          <table:table-cell office:value-type="date" office:date-value="2014-04-22T00:00:00" table:style-name="ce2">
            <text:p>22-04-2014</text:p>
          </table:table-cell>
          <table:table-cell office:value-type="float" office:value="62.65" table:style-name="ce1">
            <text:p>62.65</text:p>
          </table:table-cell>
          <table:table-cell office:value-type="float" office:value="63.233333330000001" table:style-name="ce1">
            <text:p>63.23333333</text:p>
          </table:table-cell>
          <table:table-cell office:value-type="float" office:value="-0.58333333300000001" table:style-name="ce1">
            <text:p>-0.583333333</text:p>
          </table:table-cell>
          <table:table-cell office:value-type="float" office:value="63.030099999999997" table:style-name="ce1">
            <text:p>63.0301</text:p>
          </table:table-cell>
          <table:table-cell office:value-type="float" office:value="61.753366669999998" table:style-name="ce1">
            <text:p>61.75336667</text:p>
          </table:table-cell>
          <table:table-cell office:value-type="float" office:value="1.2767333329999999" table:style-name="ce1">
            <text:p>1.276733333</text:p>
          </table:table-cell>
          <table:table-cell office:value-type="float" office:value="63.44" table:style-name="ce1">
            <text:p>63.44</text:p>
          </table:table-cell>
          <table:table-cell office:value-type="float" office:value="62.22" table:style-name="ce1">
            <text:p>62.22</text:p>
          </table:table-cell>
          <table:table-cell table:number-columns-repeated="16375"/>
        </table:table-row>
        <table:table-row table:style-name="ro1">
          <table:table-cell office:value-type="date" office:date-value="2014-04-21T00:00:00" table:style-name="ce2">
            <text:p>21-04-2014</text:p>
          </table:table-cell>
          <table:table-cell office:value-type="float" office:value="59.46" table:style-name="ce1">
            <text:p>59.46</text:p>
          </table:table-cell>
          <table:table-cell office:value-type="float" office:value="61.853333329999998" table:style-name="ce1">
            <text:p>61.85333333</text:p>
          </table:table-cell>
          <table:table-cell office:value-type="float" office:value="-2.3933333330000002" table:style-name="ce1">
            <text:p>-2.393333333</text:p>
          </table:table-cell>
          <table:table-cell office:value-type="float" office:value="61.24" table:style-name="ce1">
            <text:p>61.24</text:p>
          </table:table-cell>
          <table:table-cell office:value-type="float" office:value="61.8767" table:style-name="ce1">
            <text:p>61.8767</text:p>
          </table:table-cell>
          <table:table-cell office:value-type="float" office:value="-0.63670000000000004" table:style-name="ce1">
            <text:p>-0.6367</text:p>
          </table:table-cell>
          <table:table-cell office:value-type="float" office:value="61.24" table:style-name="ce1">
            <text:p>61.24</text:p>
          </table:table-cell>
          <table:table-cell office:value-type="float" office:value="59.15" table:style-name="ce1">
            <text:p>59.15</text:p>
          </table:table-cell>
          <table:table-cell table:number-columns-repeated="16375"/>
        </table:table-row>
        <table:table-row table:style-name="ro1">
          <table:table-cell office:value-type="date" office:date-value="2014-04-17T00:00:00" table:style-name="ce2">
            <text:p>17-04-2014</text:p>
          </table:table-cell>
          <table:table-cell office:value-type="float" office:value="59.3" table:style-name="ce1">
            <text:p>59.3</text:p>
          </table:table-cell>
          <table:table-cell office:value-type="float" office:value="60.47" table:style-name="ce1">
            <text:p>60.47</text:p>
          </table:table-cell>
          <table:table-cell office:value-type="float" office:value="-1.17" table:style-name="ce1">
            <text:p>-1.17</text:p>
          </table:table-cell>
          <table:table-cell office:value-type="float" office:value="58.94" table:style-name="ce1">
            <text:p>58.94</text:p>
          </table:table-cell>
          <table:table-cell office:value-type="float" office:value="61.070033330000001" table:style-name="ce1">
            <text:p>61.07003333</text:p>
          </table:table-cell>
          <table:table-cell office:value-type="float" office:value="-2.1300333330000001" table:style-name="ce1">
            <text:p>-2.130033333</text:p>
          </table:table-cell>
          <table:table-cell office:value-type="float" office:value="60.58" table:style-name="ce1">
            <text:p>60.58</text:p>
          </table:table-cell>
          <table:table-cell office:value-type="float" office:value="58.72" table:style-name="ce1">
            <text:p>58.72</text:p>
          </table:table-cell>
          <table:table-cell table:number-columns-repeated="16375"/>
        </table:table-row>
        <table:table-row table:style-name="ro1">
          <table:table-cell office:value-type="date" office:date-value="2014-04-16T00:00:00" table:style-name="ce2">
            <text:p>16-04-2014</text:p>
          </table:table-cell>
          <table:table-cell office:value-type="float" office:value="59.79" table:style-name="ce1">
            <text:p>59.79</text:p>
          </table:table-cell>
          <table:table-cell office:value-type="float" office:value="59.516666669999999" table:style-name="ce1">
            <text:p>59.51666667</text:p>
          </table:table-cell>
          <table:table-cell office:value-type="float" office:value="0.27333333300000001" table:style-name="ce1">
            <text:p>0.273333333</text:p>
          </table:table-cell>
          <table:table-cell office:value-type="float" office:value="59.72" table:style-name="ce1">
            <text:p>59.72</text:p>
          </table:table-cell>
          <table:table-cell office:value-type="float" office:value="59.966666670000002" table:style-name="ce1">
            <text:p>59.96666667</text:p>
          </table:table-cell>
          <table:table-cell office:value-type="float" office:value="-0.24666666700000001" table:style-name="ce1">
            <text:p>-0.246666667</text:p>
          </table:table-cell>
          <table:table-cell office:value-type="float" office:value="60.19" table:style-name="ce1">
            <text:p>60.19</text:p>
          </table:table-cell>
          <table:table-cell office:value-type="float" office:value="57.74" table:style-name="ce1">
            <text:p>57.74</text:p>
          </table:table-cell>
          <table:table-cell table:number-columns-repeated="16375"/>
        </table:table-row>
        <table:table-row table:style-name="ro1">
          <table:table-cell office:value-type="date" office:date-value="2014-04-15T00:00:00" table:style-name="ce2">
            <text:p>15-04-2014</text:p>
          </table:table-cell>
          <table:table-cell office:value-type="float" office:value="59.29" table:style-name="ce1">
            <text:p>59.29</text:p>
          </table:table-cell>
          <table:table-cell office:value-type="float" office:value="59.46" table:style-name="ce1">
            <text:p>59.46</text:p>
          </table:table-cell>
          <table:table-cell office:value-type="float" office:value="-0.17" table:style-name="ce1">
            <text:p>-0.17</text:p>
          </table:table-cell>
          <table:table-cell office:value-type="float" office:value="59.09" table:style-name="ce1">
            <text:p>59.09</text:p>
          </table:table-cell>
          <table:table-cell office:value-type="float" office:value="59.25" table:style-name="ce1">
            <text:p>59.25</text:p>
          </table:table-cell>
          <table:table-cell office:value-type="float" office:value="-0.16" table:style-name="ce1">
            <text:p>-0.16</text:p>
          </table:table-cell>
          <table:table-cell office:value-type="float" office:value="59.68" table:style-name="ce1">
            <text:p>59.68</text:p>
          </table:table-cell>
          <table:table-cell office:value-type="float" office:value="55.88" table:style-name="ce1">
            <text:p>55.88</text:p>
          </table:table-cell>
          <table:table-cell table:number-columns-repeated="16375"/>
        </table:table-row>
        <table:table-row table:style-name="ro1">
          <table:table-cell office:value-type="date" office:date-value="2014-04-14T00:00:00" table:style-name="ce2">
            <text:p>14-04-2014</text:p>
          </table:table-cell>
          <table:table-cell office:value-type="float" office:value="60.09" table:style-name="ce1">
            <text:p>60.09</text:p>
          </table:table-cell>
          <table:table-cell office:value-type="float" office:value="59.723333330000003" table:style-name="ce1">
            <text:p>59.72333333</text:p>
          </table:table-cell>
          <table:table-cell office:value-type="float" office:value="0.366666667" table:style-name="ce1">
            <text:p>0.366666667</text:p>
          </table:table-cell>
          <table:table-cell office:value-type="float" office:value="58.89" table:style-name="ce1">
            <text:p>58.89</text:p>
          </table:table-cell>
          <table:table-cell office:value-type="float" office:value="59.233333330000001" table:style-name="ce1">
            <text:p>59.23333333</text:p>
          </table:table-cell>
          <table:table-cell office:value-type="float" office:value="-0.34333333300000002" table:style-name="ce1">
            <text:p>-0.343333333</text:p>
          </table:table-cell>
          <table:table-cell office:value-type="float" office:value="60.45" table:style-name="ce1">
            <text:p>60.45</text:p>
          </table:table-cell>
          <table:table-cell office:value-type="float" office:value="57.78" table:style-name="ce1">
            <text:p>57.78</text:p>
          </table:table-cell>
          <table:table-cell table:number-columns-repeated="16375"/>
        </table:table-row>
        <table:table-row table:style-name="ro1">
          <table:table-cell office:value-type="date" office:date-value="2014-04-11T00:00:00" table:style-name="ce2">
            <text:p>11-04-2014</text:p>
          </table:table-cell>
          <table:table-cell office:value-type="float" office:value="57.6" table:style-name="ce1">
            <text:p>57.6</text:p>
          </table:table-cell>
          <table:table-cell office:value-type="float" office:value="58.993333329999999" table:style-name="ce1">
            <text:p>58.99333333</text:p>
          </table:table-cell>
          <table:table-cell office:value-type="float" office:value="-1.393333333" table:style-name="ce1">
            <text:p>-1.393333333</text:p>
          </table:table-cell>
          <table:table-cell office:value-type="float" office:value="58.53" table:style-name="ce1">
            <text:p>58.53</text:p>
          </table:table-cell>
          <table:table-cell office:value-type="float" office:value="58.83666667" table:style-name="ce1">
            <text:p>58.83666667</text:p>
          </table:table-cell>
          <table:table-cell office:value-type="float" office:value="-0.306666667" table:style-name="ce1">
            <text:p>-0.306666667</text:p>
          </table:table-cell>
          <table:table-cell office:value-type="float" office:value="60.31" table:style-name="ce1">
            <text:p>60.31</text:p>
          </table:table-cell>
          <table:table-cell office:value-type="float" office:value="57.31" table:style-name="ce1">
            <text:p>57.31</text:p>
          </table:table-cell>
          <table:table-cell table:number-columns-repeated="16375"/>
        </table:table-row>
        <table:table-row table:style-name="ro1">
          <table:table-cell office:value-type="date" office:date-value="2014-04-10T00:00:00" table:style-name="ce2">
            <text:p>10-04-2014</text:p>
          </table:table-cell>
          <table:table-cell office:value-type="float" office:value="63.08" table:style-name="ce1">
            <text:p>63.08</text:p>
          </table:table-cell>
          <table:table-cell office:value-type="float" office:value="60.256666670000001" table:style-name="ce1">
            <text:p>60.25666667</text:p>
          </table:table-cell>
          <table:table-cell office:value-type="float" office:value="2.8233333329999999" table:style-name="ce1">
            <text:p>2.823333333</text:p>
          </table:table-cell>
          <table:table-cell office:value-type="float" office:value="59.16" table:style-name="ce1">
            <text:p>59.16</text:p>
          </table:table-cell>
          <table:table-cell office:value-type="float" office:value="58.86" table:style-name="ce1">
            <text:p>58.86</text:p>
          </table:table-cell>
          <table:table-cell office:value-type="float" office:value="0.3" table:style-name="ce1">
            <text:p>0.3</text:p>
          </table:table-cell>
          <table:table-cell office:value-type="float" office:value="63.18" table:style-name="ce1">
            <text:p>63.18</text:p>
          </table:table-cell>
          <table:table-cell office:value-type="float" office:value="58.68" table:style-name="ce1">
            <text:p>58.68</text:p>
          </table:table-cell>
          <table:table-cell table:number-columns-repeated="16375"/>
        </table:table-row>
        <table:table-row table:style-name="ro1">
          <table:table-cell office:value-type="date" office:date-value="2014-04-09T00:00:00" table:style-name="ce2">
            <text:p>09-04-2014</text:p>
          </table:table-cell>
          <table:table-cell office:value-type="float" office:value="59.63" table:style-name="ce1">
            <text:p>59.63</text:p>
          </table:table-cell>
          <table:table-cell office:value-type="float" office:value="60.103333329999998" table:style-name="ce1">
            <text:p>60.10333333</text:p>
          </table:table-cell>
          <table:table-cell office:value-type="float" office:value="-0.47333333300000002" table:style-name="ce1">
            <text:p>-0.473333333</text:p>
          </table:table-cell>
          <table:table-cell office:value-type="float" office:value="62.41" table:style-name="ce1">
            <text:p>62.41</text:p>
          </table:table-cell>
          <table:table-cell office:value-type="float" office:value="60.033333329999998" table:style-name="ce1">
            <text:p>60.03333333</text:p>
          </table:table-cell>
          <table:table-cell office:value-type="float" office:value="2.3766666669999998" table:style-name="ce1">
            <text:p>2.376666667</text:p>
          </table:table-cell>
          <table:table-cell office:value-type="float" office:value="62.455800000000004" table:style-name="ce1">
            <text:p>62.4558</text:p>
          </table:table-cell>
          <table:table-cell office:value-type="float" office:value="59.188200000000002" table:style-name="ce1">
            <text:p>59.1882</text:p>
          </table:table-cell>
          <table:table-cell table:number-columns-repeated="16375"/>
        </table:table-row>
        <table:table-row table:style-name="ro1">
          <table:table-cell office:value-type="date" office:date-value="2014-04-08T00:00:00" table:style-name="ce2">
            <text:p>08-04-2014</text:p>
          </table:table-cell>
          <table:table-cell office:value-type="float" office:value="57.68" table:style-name="ce1">
            <text:p>57.68</text:p>
          </table:table-cell>
          <table:table-cell office:value-type="float" office:value="60.13" table:style-name="ce1">
            <text:p>60.13</text:p>
          </table:table-cell>
          <table:table-cell office:value-type="float" office:value="-2.4500000000000002" table:style-name="ce1">
            <text:p>-2.45</text:p>
          </table:table-cell>
          <table:table-cell office:value-type="float" office:value="58.190100000000001" table:style-name="ce1">
            <text:p>58.1901</text:p>
          </table:table-cell>
          <table:table-cell office:value-type="float" office:value="59.920033330000003" table:style-name="ce1">
            <text:p>59.92003333</text:p>
          </table:table-cell>
          <table:table-cell office:value-type="float" office:value="-1.729933333" table:style-name="ce1">
            <text:p>-1.729933333</text:p>
          </table:table-cell>
          <table:table-cell office:value-type="float" office:value="58.71" table:style-name="ce1">
            <text:p>58.71</text:p>
          </table:table-cell>
          <table:table-cell office:value-type="float" office:value="57.17" table:style-name="ce1">
            <text:p>57.17</text:p>
          </table:table-cell>
          <table:table-cell table:number-columns-repeated="16375"/>
        </table:table-row>
        <table:table-row table:style-name="ro1">
          <table:table-cell office:value-type="date" office:date-value="2014-04-07T00:00:00" table:style-name="ce2">
            <text:p>07-04-2014</text:p>
          </table:table-cell>
          <table:table-cell office:value-type="float" office:value="55.9" table:style-name="ce1">
            <text:p>55.9</text:p>
          </table:table-cell>
          <table:table-cell office:value-type="float" office:value="57.736666669999998" table:style-name="ce1">
            <text:p>57.73666667</text:p>
          </table:table-cell>
          <table:table-cell office:value-type="float" office:value="-1.836666667" table:style-name="ce1">
            <text:p>-1.836666667</text:p>
          </table:table-cell>
          <table:table-cell office:value-type="float" office:value="56.95" table:style-name="ce1">
            <text:p>56.95</text:p>
          </table:table-cell>
          <table:table-cell office:value-type="float" office:value="59.183366669999998" table:style-name="ce1">
            <text:p>59.18336667</text:p>
          </table:table-cell>
          <table:table-cell office:value-type="float" office:value="-2.2333666669999999" table:style-name="ce1">
            <text:p>-2.233366667</text:p>
          </table:table-cell>
          <table:table-cell office:value-type="float" office:value="58" table:style-name="ce1">
            <text:p>58</text:p>
          </table:table-cell>
          <table:table-cell office:value-type="float" office:value="55.44" table:style-name="ce1">
            <text:p>55.44</text:p>
          </table:table-cell>
          <table:table-cell table:number-columns-repeated="16375"/>
        </table:table-row>
        <table:table-row table:style-name="ro1">
          <table:table-cell office:value-type="date" office:date-value="2014-04-04T00:00:00" table:style-name="ce2">
            <text:p>04-04-2014</text:p>
          </table:table-cell>
          <table:table-cell office:value-type="float" office:value="59.94" table:style-name="ce1">
            <text:p>59.94</text:p>
          </table:table-cell>
          <table:table-cell office:value-type="float" office:value="57.84" table:style-name="ce1">
            <text:p>57.84</text:p>
          </table:table-cell>
          <table:table-cell office:value-type="float" office:value="2.1" table:style-name="ce1">
            <text:p>2.1</text:p>
          </table:table-cell>
          <table:table-cell office:value-type="float" office:value="56.749000000000002" table:style-name="ce1">
            <text:p>56.749</text:p>
          </table:table-cell>
          <table:table-cell office:value-type="float" office:value="57.296366669999998" table:style-name="ce1">
            <text:p>57.29636667</text:p>
          </table:table-cell>
          <table:table-cell office:value-type="float" office:value="-0.54736666700000003" table:style-name="ce1">
            <text:p>-0.547366667</text:p>
          </table:table-cell>
          <table:table-cell office:value-type="float" office:value="60.2" table:style-name="ce1">
            <text:p>60.2</text:p>
          </table:table-cell>
          <table:table-cell office:value-type="float" office:value="56.32" table:style-name="ce1">
            <text:p>56.32</text:p>
          </table:table-cell>
          <table:table-cell table:number-columns-repeated="16375"/>
        </table:table-row>
        <table:table-row table:style-name="ro1">
          <table:table-cell office:value-type="date" office:date-value="2014-04-03T00:00:00" table:style-name="ce2">
            <text:p>03-04-2014</text:p>
          </table:table-cell>
          <table:table-cell office:value-type="float" office:value="62.55" table:style-name="ce1">
            <text:p>62.55</text:p>
          </table:table-cell>
          <table:table-cell office:value-type="float" office:value="59.463333329999998" table:style-name="ce1">
            <text:p>59.46333333</text:p>
          </table:table-cell>
          <table:table-cell office:value-type="float" office:value="3.0866666669999998" table:style-name="ce1">
            <text:p>3.086666667</text:p>
          </table:table-cell>
          <table:table-cell office:value-type="float" office:value="59.49" table:style-name="ce1">
            <text:p>59.49</text:p>
          </table:table-cell>
          <table:table-cell office:value-type="float" office:value="57.72966667" table:style-name="ce1">
            <text:p>57.72966667</text:p>
          </table:table-cell>
          <table:table-cell office:value-type="float" office:value="1.7603333329999999" table:style-name="ce1">
            <text:p>1.760333333</text:p>
          </table:table-cell>
          <table:table-cell office:value-type="float" office:value="63.17" table:style-name="ce1">
            <text:p>63.17</text:p>
          </table:table-cell>
          <table:table-cell office:value-type="float" office:value="59.13" table:style-name="ce1">
            <text:p>59.13</text:p>
          </table:table-cell>
          <table:table-cell table:number-columns-repeated="16375"/>
        </table:table-row>
        <table:table-row table:style-name="ro1">
          <table:table-cell office:value-type="date" office:date-value="2014-04-02T00:00:00" table:style-name="ce2">
            <text:p>02-04-2014</text:p>
          </table:table-cell>
          <table:table-cell office:value-type="float" office:value="63.21" table:style-name="ce1">
            <text:p>63.21</text:p>
          </table:table-cell>
          <table:table-cell office:value-type="float" office:value="61.9" table:style-name="ce1">
            <text:p>61.9</text:p>
          </table:table-cell>
          <table:table-cell office:value-type="float" office:value="1.31" table:style-name="ce1">
            <text:p>1.31</text:p>
          </table:table-cell>
          <table:table-cell office:value-type="float" office:value="62.72" table:style-name="ce1">
            <text:p>62.72</text:p>
          </table:table-cell>
          <table:table-cell office:value-type="float" office:value="59.652999999999999" table:style-name="ce1">
            <text:p>59.653</text:p>
          </table:table-cell>
          <table:table-cell office:value-type="float" office:value="3.0670000000000002" table:style-name="ce1">
            <text:p>3.067</text:p>
          </table:table-cell>
          <table:table-cell office:value-type="float" office:value="63.91" table:style-name="ce1">
            <text:p>63.91</text:p>
          </table:table-cell>
          <table:table-cell office:value-type="float" office:value="62.21" table:style-name="ce1">
            <text:p>62.21</text:p>
          </table:table-cell>
          <table:table-cell table:number-columns-repeated="16375"/>
        </table:table-row>
        <table:table-row table:style-name="ro1">
          <table:table-cell office:value-type="date" office:date-value="2014-04-01T00:00:00" table:style-name="ce2">
            <text:p>01-04-2014</text:p>
          </table:table-cell>
          <table:table-cell office:value-type="float" office:value="60.46" table:style-name="ce1">
            <text:p>60.46</text:p>
          </table:table-cell>
          <table:table-cell office:value-type="float" office:value="62.073333329999997" table:style-name="ce1">
            <text:p>62.07333333</text:p>
          </table:table-cell>
          <table:table-cell office:value-type="float" office:value="-1.6133333329999999" table:style-name="ce1">
            <text:p>-1.613333333</text:p>
          </table:table-cell>
          <table:table-cell office:value-type="float" office:value="62.62" table:style-name="ce1">
            <text:p>62.62</text:p>
          </table:table-cell>
          <table:table-cell office:value-type="float" office:value="61.61" table:style-name="ce1">
            <text:p>61.61</text:p>
          </table:table-cell>
          <table:table-cell office:value-type="float" office:value="1.01" table:style-name="ce1">
            <text:p>1.01</text:p>
          </table:table-cell>
          <table:table-cell office:value-type="float" office:value="62.66" table:style-name="ce1">
            <text:p>62.66</text:p>
          </table:table-cell>
          <table:table-cell office:value-type="float" office:value="60.24" table:style-name="ce1">
            <text:p>60.24</text:p>
          </table:table-cell>
          <table:table-cell table:number-columns-repeated="16375"/>
        </table:table-row>
        <table:table-row table:style-name="ro1">
          <table:table-cell office:value-type="date" office:date-value="2014-03-31T00:00:00" table:style-name="ce2">
            <text:p>31-03-2014</text:p>
          </table:table-cell>
          <table:table-cell office:value-type="float" office:value="60.78" table:style-name="ce1">
            <text:p>60.78</text:p>
          </table:table-cell>
          <table:table-cell office:value-type="float" office:value="61.483333330000001" table:style-name="ce1">
            <text:p>61.48333333</text:p>
          </table:table-cell>
          <table:table-cell office:value-type="float" office:value="-0.703333333" table:style-name="ce1">
            <text:p>-0.703333333</text:p>
          </table:table-cell>
          <table:table-cell office:value-type="float" office:value="60.24" table:style-name="ce1">
            <text:p>60.24</text:p>
          </table:table-cell>
          <table:table-cell office:value-type="float" office:value="61.86" table:style-name="ce1">
            <text:p>61.86</text:p>
          </table:table-cell>
          <table:table-cell office:value-type="float" office:value="-1.62" table:style-name="ce1">
            <text:p>-1.62</text:p>
          </table:table-cell>
          <table:table-cell office:value-type="float" office:value="61.52" table:style-name="ce1">
            <text:p>61.52</text:p>
          </table:table-cell>
          <table:table-cell office:value-type="float" office:value="59.87" table:style-name="ce1">
            <text:p>59.87</text:p>
          </table:table-cell>
          <table:table-cell table:number-columns-repeated="16375"/>
        </table:table-row>
        <table:table-row table:style-name="ro1">
          <table:table-cell office:value-type="date" office:date-value="2014-03-28T00:00:00" table:style-name="ce2">
            <text:p>28-03-2014</text:p>
          </table:table-cell>
          <table:table-cell office:value-type="float" office:value="61.34" table:style-name="ce1">
            <text:p>61.34</text:p>
          </table:table-cell>
          <table:table-cell office:value-type="float" office:value="60.86" table:style-name="ce1">
            <text:p>60.86</text:p>
          </table:table-cell>
          <table:table-cell office:value-type="float" office:value="0.48" table:style-name="ce1">
            <text:p>0.48</text:p>
          </table:table-cell>
          <table:table-cell office:value-type="float" office:value="60.01" table:style-name="ce1">
            <text:p>60.01</text:p>
          </table:table-cell>
          <table:table-cell office:value-type="float" office:value="60.956666669999997" table:style-name="ce1">
            <text:p>60.95666667</text:p>
          </table:table-cell>
          <table:table-cell office:value-type="float" office:value="-0.94666666700000002" table:style-name="ce1">
            <text:p>-0.946666667</text:p>
          </table:table-cell>
          <table:table-cell office:value-type="float" office:value="61.95" table:style-name="ce1">
            <text:p>61.95</text:p>
          </table:table-cell>
          <table:table-cell office:value-type="float" office:value="59.335000000000001" table:style-name="ce1">
            <text:p>59.335</text:p>
          </table:table-cell>
          <table:table-cell table:number-columns-repeated="16375"/>
        </table:table-row>
        <table:table-row table:style-name="ro1">
          <table:table-cell office:value-type="date" office:date-value="2014-03-27T00:00:00" table:style-name="ce2">
            <text:p>27-03-2014</text:p>
          </table:table-cell>
          <table:table-cell office:value-type="float" office:value="60.51" table:style-name="ce1">
            <text:p>60.51</text:p>
          </table:table-cell>
          <table:table-cell office:value-type="float" office:value="60.876666669999999" table:style-name="ce1">
            <text:p>60.87666667</text:p>
          </table:table-cell>
          <table:table-cell office:value-type="float" office:value="-0.366666667" table:style-name="ce1">
            <text:p>-0.366666667</text:p>
          </table:table-cell>
          <table:table-cell office:value-type="float" office:value="60.97" table:style-name="ce1">
            <text:p>60.97</text:p>
          </table:table-cell>
          <table:table-cell office:value-type="float" office:value="60.40666667" table:style-name="ce1">
            <text:p>60.40666667</text:p>
          </table:table-cell>
          <table:table-cell office:value-type="float" office:value="0.56333333299999999" table:style-name="ce1">
            <text:p>0.563333333</text:p>
          </table:table-cell>
          <table:table-cell office:value-type="float" office:value="61.9" table:style-name="ce1">
            <text:p>61.9</text:p>
          </table:table-cell>
          <table:table-cell office:value-type="float" office:value="57.98" table:style-name="ce1">
            <text:p>57.98</text:p>
          </table:table-cell>
          <table:table-cell table:number-columns-repeated="16375"/>
        </table:table-row>
        <table:table-row table:style-name="ro1">
          <table:table-cell office:value-type="date" office:date-value="2014-03-26T00:00:00" table:style-name="ce2">
            <text:p>26-03-2014</text:p>
          </table:table-cell>
          <table:table-cell office:value-type="float" office:value="64.739999999999995" table:style-name="ce1">
            <text:p>64.74</text:p>
          </table:table-cell>
          <table:table-cell office:value-type="float" office:value="62.196666669999999" table:style-name="ce1">
            <text:p>62.19666667</text:p>
          </table:table-cell>
          <table:table-cell office:value-type="float" office:value="2.5433333330000001" table:style-name="ce1">
            <text:p>2.543333333</text:p>
          </table:table-cell>
          <table:table-cell office:value-type="float" office:value="60.384999999999998" table:style-name="ce1">
            <text:p>60.385</text:p>
          </table:table-cell>
          <table:table-cell office:value-type="float" office:value="60.454999999999998" table:style-name="ce1">
            <text:p>60.45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64.95" table:style-name="ce1">
            <text:p>64.95</text:p>
          </table:table-cell>
          <table:table-cell office:value-type="float" office:value="60.37" table:style-name="ce1">
            <text:p>60.37</text:p>
          </table:table-cell>
          <table:table-cell table:number-columns-repeated="16375"/>
        </table:table-row>
        <table:table-row table:style-name="ro1">
          <table:table-cell office:value-type="date" office:date-value="2014-03-25T00:00:00" table:style-name="ce2">
            <text:p>25-03-2014</text:p>
          </table:table-cell>
          <table:table-cell office:value-type="float" office:value="64.89" table:style-name="ce1">
            <text:p>64.89</text:p>
          </table:table-cell>
          <table:table-cell office:value-type="float" office:value="63.38" table:style-name="ce1">
            <text:p>63.38</text:p>
          </table:table-cell>
          <table:table-cell office:value-type="float" office:value="1.51" table:style-name="ce1">
            <text:p>1.51</text:p>
          </table:table-cell>
          <table:table-cell office:value-type="float" office:value="64.89" table:style-name="ce1">
            <text:p>64.89</text:p>
          </table:table-cell>
          <table:table-cell office:value-type="float" office:value="62.081666669999997" table:style-name="ce1">
            <text:p>62.08166667</text:p>
          </table:table-cell>
          <table:table-cell office:value-type="float" office:value="2.8083333330000002" table:style-name="ce1">
            <text:p>2.808333333</text:p>
          </table:table-cell>
          <table:table-cell office:value-type="float" office:value="66.19" table:style-name="ce1">
            <text:p>66.19</text:p>
          </table:table-cell>
          <table:table-cell office:value-type="float" office:value="63.78" table:style-name="ce1">
            <text:p>63.78</text:p>
          </table:table-cell>
          <table:table-cell table:number-columns-repeated="16375"/>
        </table:table-row>
        <table:table-row table:style-name="ro1">
          <table:table-cell office:value-type="date" office:date-value="2014-03-24T00:00:00" table:style-name="ce2">
            <text:p>24-03-2014</text:p>
          </table:table-cell>
          <table:table-cell office:value-type="float" office:value="67.19" table:style-name="ce1">
            <text:p>67.19</text:p>
          </table:table-cell>
          <table:table-cell office:value-type="float" office:value="65.606666669999996" table:style-name="ce1">
            <text:p>65.60666667</text:p>
          </table:table-cell>
          <table:table-cell office:value-type="float" office:value="1.5833333329999999" table:style-name="ce1">
            <text:p>1.583333333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63.125" table:style-name="ce1">
            <text:p>63.125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67.36" table:style-name="ce1">
            <text:p>67.36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date" office:date-value="2014-03-21T00:00:00" table:style-name="ce2">
            <text:p>21-03-2014</text:p>
          </table:table-cell>
          <table:table-cell office:value-type="float" office:value="67.53" table:style-name="ce1">
            <text:p>67.53</text:p>
          </table:table-cell>
          <table:table-cell office:value-type="float" office:value="66.536666670000002" table:style-name="ce1">
            <text:p>66.53666667</text:p>
          </table:table-cell>
          <table:table-cell office:value-type="float" office:value="0.99333333300000004" table:style-name="ce1">
            <text:p>0.993333333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65.41" table:style-name="ce1">
            <text:p>65.41</text:p>
          </table:table-cell>
          <table:table-cell office:value-type="float" office:value="1.83" table:style-name="ce1">
            <text:p>1.83</text:p>
          </table:table-cell>
          <table:table-cell office:value-type="float" office:value="67.92" table:style-name="ce1">
            <text:p>67.92</text:p>
          </table:table-cell>
          <table:table-cell office:value-type="float" office:value="66.178600000000003" table:style-name="ce1">
            <text:p>66.1786</text:p>
          </table:table-cell>
          <table:table-cell table:number-columns-repeated="16375"/>
        </table:table-row>
        <table:table-row table:style-name="ro1">
          <table:table-cell office:value-type="date" office:date-value="2014-03-20T00:00:00" table:style-name="ce2">
            <text:p>20-03-2014</text:p>
          </table:table-cell>
          <table:table-cell office:value-type="float" office:value="68.010000000000005" table:style-name="ce1">
            <text:p>68.01</text:p>
          </table:table-cell>
          <table:table-cell office:value-type="float" office:value="67.576666669999994" table:style-name="ce1">
            <text:p>67.57666667</text:p>
          </table:table-cell>
          <table:table-cell office:value-type="float" office:value="0.43333333299999999" table:style-name="ce1">
            <text:p>0.433333333</text:p>
          </table:table-cell>
          <table:table-cell office:value-type="float" office:value="66.97" table:style-name="ce1">
            <text:p>66.97</text:p>
          </table:table-cell>
          <table:table-cell office:value-type="float" office:value="66.103333329999998" table:style-name="ce1">
            <text:p>66.10333333</text:p>
          </table:table-cell>
          <table:table-cell office:value-type="float" office:value="0.86666666699999995" table:style-name="ce1">
            <text:p>0.866666667</text:p>
          </table:table-cell>
          <table:table-cell office:value-type="float" office:value="68.23" table:style-name="ce1">
            <text:p>68.23</text:p>
          </table:table-cell>
          <table:table-cell office:value-type="float" office:value="66.819999999999993" table:style-name="ce1">
            <text:p>66.82</text:p>
          </table:table-cell>
          <table:table-cell table:number-columns-repeated="16375"/>
        </table:table-row>
        <table:table-row table:style-name="ro1">
          <table:table-cell office:value-type="date" office:date-value="2014-03-19T00:00:00" table:style-name="ce2">
            <text:p>19-03-2014</text:p>
          </table:table-cell>
          <table:table-cell office:value-type="float" office:value="69.17" table:style-name="ce1">
            <text:p>69.17</text:p>
          </table:table-cell>
          <table:table-cell office:value-type="float" office:value="68.236666670000005" table:style-name="ce1">
            <text:p>68.23666667</text:p>
          </table:table-cell>
          <table:table-cell office:value-type="float" office:value="0.93333333299999999" table:style-name="ce1">
            <text:p>0.933333333</text:p>
          </table:table-cell>
          <table:table-cell office:value-type="float" office:value="68.239999999999995" table:style-name="ce1">
            <text:p>68.24</text:p>
          </table:table-cell>
          <table:table-cell office:value-type="float" office:value="67.483333329999994" table:style-name="ce1">
            <text:p>67.48333333</text:p>
          </table:table-cell>
          <table:table-cell office:value-type="float" office:value="0.75666666699999996" table:style-name="ce1">
            <text:p>0.756666667</text:p>
          </table:table-cell>
          <table:table-cell office:value-type="float" office:value="69.290000000000006" table:style-name="ce1">
            <text:p>69.29</text:p>
          </table:table-cell>
          <table:table-cell office:value-type="float" office:value="67.465000000000003" table:style-name="ce1">
            <text:p>67.465</text:p>
          </table:table-cell>
          <table:table-cell table:number-columns-repeated="16375"/>
        </table:table-row>
        <table:table-row table:style-name="ro1">
          <table:table-cell office:value-type="date" office:date-value="2014-03-18T00:00:00" table:style-name="ce2">
            <text:p>18-03-2014</text:p>
          </table:table-cell>
          <table:table-cell office:value-type="float" office:value="68.760000000000005" table:style-name="ce1">
            <text:p>68.76</text:p>
          </table:table-cell>
          <table:table-cell office:value-type="float" office:value="68.646666670000002" table:style-name="ce1">
            <text:p>68.64666667</text:p>
          </table:table-cell>
          <table:table-cell office:value-type="float" office:value="0.11333333299999999" table:style-name="ce1">
            <text:p>0.113333333</text:p>
          </table:table-cell>
          <table:table-cell office:value-type="float" office:value="69.19" table:style-name="ce1">
            <text:p>69.19</text:p>
          </table:table-cell>
          <table:table-cell office:value-type="float" office:value="68.133333329999999" table:style-name="ce1">
            <text:p>68.13333333</text:p>
          </table:table-cell>
          <table:table-cell office:value-type="float" office:value="1.056666667" table:style-name="ce1">
            <text:p>1.056666667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68.3" table:style-name="ce1">
            <text:p>68.3</text:p>
          </table:table-cell>
          <table:table-cell table:number-columns-repeated="16375"/>
        </table:table-row>
        <table:table-row table:style-name="ro1">
          <table:table-cell office:value-type="date" office:date-value="2014-03-17T00:00:00" table:style-name="ce2">
            <text:p>17-03-2014</text:p>
          </table:table-cell>
          <table:table-cell office:value-type="float" office:value="68.180000000000007" table:style-name="ce1">
            <text:p>68.18</text:p>
          </table:table-cell>
          <table:table-cell office:value-type="float" office:value="68.703333330000007" table:style-name="ce1">
            <text:p>68.70333333</text:p>
          </table:table-cell>
          <table:table-cell office:value-type="float" office:value="-0.52333333299999996" table:style-name="ce1">
            <text:p>-0.523333333</text:p>
          </table:table-cell>
          <table:table-cell office:value-type="float" office:value="68.739900000000006" table:style-name="ce1">
            <text:p>68.7399</text:p>
          </table:table-cell>
          <table:table-cell office:value-type="float" office:value="68.723299999999995" table:style-name="ce1">
            <text:p>68.7233</text:p>
          </table:table-cell>
          <table:table-cell office:value-type="float" office:value="1.66E-2" table:style-name="ce1">
            <text:p>0.0166</text:p>
          </table:table-cell>
          <table:table-cell office:value-type="float" office:value="68.95" table:style-name="ce1">
            <text:p>68.95</text:p>
          </table:table-cell>
          <table:table-cell office:value-type="float" office:value="66.62" table:style-name="ce1">
            <text:p>66.62</text:p>
          </table:table-cell>
          <table:table-cell table:number-columns-repeated="16375"/>
        </table:table-row>
        <table:table-row table:style-name="ro1">
          <table:table-cell office:value-type="date" office:date-value="2014-03-14T00:00:00" table:style-name="ce2">
            <text:p>14-03-2014</text:p>
          </table:table-cell>
          <table:table-cell office:value-type="float" office:value="68.489999999999995" table:style-name="ce1">
            <text:p>68.49</text:p>
          </table:table-cell>
          <table:table-cell office:value-type="float" office:value="68.47666667" table:style-name="ce1">
            <text:p>68.47666667</text:p>
          </table:table-cell>
          <table:table-cell office:value-type="float" office:value="1.3333332999999999E-2" table:style-name="ce1">
            <text:p>0.013333333</text:p>
          </table:table-cell>
          <table:table-cell office:value-type="float" office:value="67.72" table:style-name="ce1">
            <text:p>67.72</text:p>
          </table:table-cell>
          <table:table-cell office:value-type="float" office:value="68.549966670000003" table:style-name="ce1">
            <text:p>68.54996667</text:p>
          </table:table-cell>
          <table:table-cell office:value-type="float" office:value="-0.82996666699999999" table:style-name="ce1">
            <text:p>-0.829966667</text:p>
          </table:table-cell>
          <table:table-cell office:value-type="float" office:value="69.430000000000007" table:style-name="ce1">
            <text:p>69.43</text:p>
          </table:table-cell>
          <table:table-cell office:value-type="float" office:value="67.459999999999994" table:style-name="ce1">
            <text:p>67.46</text:p>
          </table:table-cell>
          <table:table-cell table:number-columns-repeated="16375"/>
        </table:table-row>
        <table:table-row table:style-name="ro1">
          <table:table-cell office:value-type="date" office:date-value="2014-03-13T00:00:00" table:style-name="ce2">
            <text:p>13-03-2014</text:p>
          </table:table-cell>
          <table:table-cell office:value-type="float" office:value="71.290000000000006" table:style-name="ce1">
            <text:p>71.29</text:p>
          </table:table-cell>
          <table:table-cell office:value-type="float" office:value="69.319999999999993" table:style-name="ce1">
            <text:p>69.32</text:p>
          </table:table-cell>
          <table:table-cell office:value-type="float" office:value="1.97" table:style-name="ce1">
            <text:p>1.97</text:p>
          </table:table-cell>
          <table:table-cell office:value-type="float" office:value="68.83" table:style-name="ce1">
            <text:p>68.83</text:p>
          </table:table-cell>
          <table:table-cell office:value-type="float" office:value="68.429966669999999" table:style-name="ce1">
            <text:p>68.42996667</text:p>
          </table:table-cell>
          <table:table-cell office:value-type="float" office:value="0.40003333299999999" table:style-name="ce1">
            <text:p>0.400033333</text:p>
          </table:table-cell>
          <table:table-cell office:value-type="float" office:value="71.349999999999994" table:style-name="ce1">
            <text:p>71.35</text:p>
          </table:table-cell>
          <table:table-cell office:value-type="float" office:value="68.150000000000006" table:style-name="ce1">
            <text:p>68.15</text:p>
          </table:table-cell>
          <table:table-cell table:number-columns-repeated="16375"/>
        </table:table-row>
        <table:table-row table:style-name="ro1">
          <table:table-cell office:value-type="date" office:date-value="2014-03-12T00:00:00" table:style-name="ce2">
            <text:p>12-03-2014</text:p>
          </table:table-cell>
          <table:table-cell office:value-type="float" office:value="69.86" table:style-name="ce1">
            <text:p>69.86</text:p>
          </table:table-cell>
          <table:table-cell office:value-type="float" office:value="69.88" table:style-name="ce1">
            <text:p>69.88</text:p>
          </table:table-cell>
          <table:table-cell office:value-type="float" office:value="-0.02" table:style-name="ce1">
            <text:p>-0.02</text:p>
          </table:table-cell>
          <table:table-cell office:value-type="float" office:value="70.879900000000006" table:style-name="ce1">
            <text:p>70.8799</text:p>
          </table:table-cell>
          <table:table-cell office:value-type="float" office:value="69.143299999999996" table:style-name="ce1">
            <text:p>69.1433</text:p>
          </table:table-cell>
          <table:table-cell office:value-type="float" office:value="1.7365999999999999" table:style-name="ce1">
            <text:p>1.7366</text:p>
          </table:table-cell>
          <table:table-cell office:value-type="float" office:value="71.349999999999994" table:style-name="ce1">
            <text:p>71.35</text:p>
          </table:table-cell>
          <table:table-cell office:value-type="float" office:value="69" table:style-name="ce1">
            <text:p>69</text:p>
          </table:table-cell>
          <table:table-cell table:number-columns-repeated="16375"/>
        </table:table-row>
        <table:table-row table:style-name="ro1">
          <table:table-cell office:value-type="date" office:date-value="2014-03-11T00:00:00" table:style-name="ce2">
            <text:p>11-03-2014</text:p>
          </table:table-cell>
          <table:table-cell office:value-type="float" office:value="72.5" table:style-name="ce1">
            <text:p>72.5</text:p>
          </table:table-cell>
          <table:table-cell office:value-type="float" office:value="71.216666669999995" table:style-name="ce1">
            <text:p>71.21666667</text:p>
          </table:table-cell>
          <table:table-cell office:value-type="float" office:value="1.2833333330000001" table:style-name="ce1">
            <text:p>1.283333333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69.936633330000006" table:style-name="ce1">
            <text:p>69.93663333</text:p>
          </table:table-cell>
          <table:table-cell office:value-type="float" office:value="0.16336666699999999" table:style-name="ce1">
            <text:p>0.163366667</text:p>
          </table:table-cell>
          <table:table-cell office:value-type="float" office:value="72.59" table:style-name="ce1">
            <text:p>72.59</text:p>
          </table:table-cell>
          <table:table-cell office:value-type="float" office:value="69.959999999999994" table:style-name="ce1">
            <text:p>69.96</text:p>
          </table:table-cell>
          <table:table-cell table:number-columns-repeated="16375"/>
        </table:table-row>
        <table:table-row table:style-name="ro1">
          <table:table-cell office:value-type="date" office:date-value="2014-03-10T00:00:00" table:style-name="ce2">
            <text:p>10-03-2014</text:p>
          </table:table-cell>
          <table:table-cell office:value-type="float" office:value="70.77" table:style-name="ce1">
            <text:p>70.77</text:p>
          </table:table-cell>
          <table:table-cell office:value-type="float" office:value="71.043333329999996" table:style-name="ce1">
            <text:p>71.04333333</text:p>
          </table:table-cell>
          <table:table-cell office:value-type="float" office:value="-0.27333333300000001" table:style-name="ce1">
            <text:p>-0.273333333</text:p>
          </table:table-cell>
          <table:table-cell office:value-type="float" office:value="72.03" table:style-name="ce1">
            <text:p>72.03</text:p>
          </table:table-cell>
          <table:table-cell office:value-type="float" office:value="71.003299999999996" table:style-name="ce1">
            <text:p>71.0033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72.150000000000006" table:style-name="ce1">
            <text:p>72.15</text:p>
          </table:table-cell>
          <table:table-cell office:value-type="float" office:value="70.510000000000005" table:style-name="ce1">
            <text:p>70.51</text:p>
          </table:table-cell>
          <table:table-cell table:number-columns-repeated="16375"/>
        </table:table-row>
        <table:table-row table:style-name="ro1">
          <table:table-cell office:value-type="date" office:date-value="2014-03-07T00:00:00" table:style-name="ce2">
            <text:p>07-03-2014</text:p>
          </table:table-cell>
          <table:table-cell office:value-type="float" office:value="71.08" table:style-name="ce1">
            <text:p>71.08</text:p>
          </table:table-cell>
          <table:table-cell office:value-type="float" office:value="71.45" table:style-name="ce1">
            <text:p>71.45</text:p>
          </table:table-cell>
          <table:table-cell office:value-type="float" office:value="-0.37" table:style-name="ce1">
            <text:p>-0.37</text:p>
          </table:table-cell>
          <table:table-cell office:value-type="float" office:value="69.8" table:style-name="ce1">
            <text:p>69.8</text:p>
          </table:table-cell>
          <table:table-cell office:value-type="float" office:value="70.643333330000004" table:style-name="ce1">
            <text:p>70.64333333</text:p>
          </table:table-cell>
          <table:table-cell office:value-type="float" office:value="-0.84333333300000002" table:style-name="ce1">
            <text:p>-0.843333333</text:p>
          </table:table-cell>
          <table:table-cell office:value-type="float" office:value="71.180000000000007" table:style-name="ce1">
            <text:p>71.18</text:p>
          </table:table-cell>
          <table:table-cell office:value-type="float" office:value="69.47" table:style-name="ce1">
            <text:p>69.47</text:p>
          </table:table-cell>
          <table:table-cell table:number-columns-repeated="16375"/>
        </table:table-row>
        <table:table-row table:style-name="ro1">
          <table:table-cell office:value-type="date" office:date-value="2014-03-06T00:00:00" table:style-name="ce2">
            <text:p>06-03-2014</text:p>
          </table:table-cell>
          <table:table-cell office:value-type="float" office:value="71.88" table:style-name="ce1">
            <text:p>71.88</text:p>
          </table:table-cell>
          <table:table-cell office:value-type="float" office:value="71.243333329999999" table:style-name="ce1">
            <text:p>71.24333333</text:p>
          </table:table-cell>
          <table:table-cell office:value-type="float" office:value="0.63666666699999996" table:style-name="ce1">
            <text:p>0.636666667</text:p>
          </table:table-cell>
          <table:table-cell office:value-type="float" office:value="70.84" table:style-name="ce1">
            <text:p>70.84</text:p>
          </table:table-cell>
          <table:table-cell office:value-type="float" office:value="70.89" table:style-name="ce1">
            <text:p>70.89</text:p>
          </table:table-cell>
          <table:table-cell office:value-type="float" office:value="-0.05" table:style-name="ce1">
            <text:p>-0.05</text:p>
          </table:table-cell>
          <table:table-cell office:value-type="float" office:value="71.89" table:style-name="ce1">
            <text:p>71.89</text:p>
          </table:table-cell>
          <table:table-cell office:value-type="float" office:value="70.25" table:style-name="ce1">
            <text:p>70.25</text:p>
          </table:table-cell>
          <table:table-cell table:number-columns-repeated="16375"/>
        </table:table-row>
        <table:table-row table:style-name="ro1">
          <table:table-cell office:value-type="date" office:date-value="2014-03-05T00:00:00" table:style-name="ce2">
            <text:p>05-03-2014</text:p>
          </table:table-cell>
          <table:table-cell office:value-type="float" office:value="69.69" table:style-name="ce1">
            <text:p>69.69</text:p>
          </table:table-cell>
          <table:table-cell office:value-type="float" office:value="70.883333329999999" table:style-name="ce1">
            <text:p>70.88333333</text:p>
          </table:table-cell>
          <table:table-cell office:value-type="float" office:value="-1.193333333" table:style-name="ce1">
            <text:p>-1.193333333</text:p>
          </table:table-cell>
          <table:table-cell office:value-type="float" office:value="71.569999999999993" table:style-name="ce1">
            <text:p>71.57</text:p>
          </table:table-cell>
          <table:table-cell office:value-type="float" office:value="70.736666670000005" table:style-name="ce1">
            <text:p>70.73666667</text:p>
          </table:table-cell>
          <table:table-cell office:value-type="float" office:value="0.83333333300000001" table:style-name="ce1">
            <text:p>0.833333333</text:p>
          </table:table-cell>
          <table:table-cell office:value-type="float" office:value="71.97" table:style-name="ce1">
            <text:p>71.97</text:p>
          </table:table-cell>
          <table:table-cell office:value-type="float" office:value="69.62" table:style-name="ce1">
            <text:p>69.62</text:p>
          </table:table-cell>
          <table:table-cell table:number-columns-repeated="16375"/>
        </table:table-row>
        <table:table-row table:style-name="ro1">
          <table:table-cell office:value-type="date" office:date-value="2014-03-04T00:00:00" table:style-name="ce2">
            <text:p>04-03-2014</text:p>
          </table:table-cell>
          <table:table-cell office:value-type="float" office:value="68.66" table:style-name="ce1">
            <text:p>68.66</text:p>
          </table:table-cell>
          <table:table-cell office:value-type="float" office:value="70.076666669999994" table:style-name="ce1">
            <text:p>70.07666667</text:p>
          </table:table-cell>
          <table:table-cell office:value-type="float" office:value="-1.4166666670000001" table:style-name="ce1">
            <text:p>-1.416666667</text:p>
          </table:table-cell>
          <table:table-cell office:value-type="float" office:value="68.8" table:style-name="ce1">
            <text:p>68.8</text:p>
          </table:table-cell>
          <table:table-cell office:value-type="float" office:value="70.403333329999995" table:style-name="ce1">
            <text:p>70.40333333</text:p>
          </table:table-cell>
          <table:table-cell office:value-type="float" office:value="-1.6033333329999999" table:style-name="ce1">
            <text:p>-1.603333333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67.62" table:style-name="ce1">
            <text:p>67.62</text:p>
          </table:table-cell>
          <table:table-cell table:number-columns-repeated="16375"/>
        </table:table-row>
        <table:table-row table:style-name="ro1">
          <table:table-cell office:value-type="date" office:date-value="2014-03-03T00:00:00" table:style-name="ce2">
            <text:p>03-03-2014</text:p>
          </table:table-cell>
          <table:table-cell office:value-type="float" office:value="66.959999999999994" table:style-name="ce1">
            <text:p>66.96</text:p>
          </table:table-cell>
          <table:table-cell office:value-type="float" office:value="68.436666669999994" table:style-name="ce1">
            <text:p>68.43666667</text:p>
          </table:table-cell>
          <table:table-cell office:value-type="float" office:value="-1.4766666669999999" table:style-name="ce1">
            <text:p>-1.476666667</text:p>
          </table:table-cell>
          <table:table-cell office:value-type="float" office:value="67.41" table:style-name="ce1">
            <text:p>67.41</text:p>
          </table:table-cell>
          <table:table-cell office:value-type="float" office:value="69.260000000000005" table:style-name="ce1">
            <text:p>69.26</text:p>
          </table:table-cell>
          <table:table-cell office:value-type="float" office:value="-1.85" table:style-name="ce1">
            <text:p>-1.85</text:p>
          </table:table-cell>
          <table:table-cell office:value-type="float" office:value="68.05" table:style-name="ce1">
            <text:p>68.05</text:p>
          </table:table-cell>
          <table:table-cell office:value-type="float" office:value="66.510000000000005" table:style-name="ce1">
            <text:p>66.51</text:p>
          </table:table-cell>
          <table:table-cell table:number-columns-repeated="16375"/>
        </table:table-row>
        <table:table-row table:style-name="ro1">
          <table:table-cell office:value-type="date" office:date-value="2014-02-28T00:00:00" table:style-name="ce2">
            <text:p>28-02-2014</text:p>
          </table:table-cell>
          <table:table-cell office:value-type="float" office:value="69.47" table:style-name="ce1">
            <text:p>69.47</text:p>
          </table:table-cell>
          <table:table-cell office:value-type="float" office:value="68.363333330000003" table:style-name="ce1">
            <text:p>68.36333333</text:p>
          </table:table-cell>
          <table:table-cell office:value-type="float" office:value="1.106666667" table:style-name="ce1">
            <text:p>1.106666667</text:p>
          </table:table-cell>
          <table:table-cell office:value-type="float" office:value="68.459999999999994" table:style-name="ce1">
            <text:p>68.46</text:p>
          </table:table-cell>
          <table:table-cell office:value-type="float" office:value="68.223333330000003" table:style-name="ce1">
            <text:p>68.22333333</text:p>
          </table:table-cell>
          <table:table-cell office:value-type="float" office:value="0.236666667" table:style-name="ce1">
            <text:p>0.236666667</text:p>
          </table:table-cell>
          <table:table-cell office:value-type="float" office:value="69.88" table:style-name="ce1">
            <text:p>69.88</text:p>
          </table:table-cell>
          <table:table-cell office:value-type="float" office:value="67.38" table:style-name="ce1">
            <text:p>67.38</text:p>
          </table:table-cell>
          <table:table-cell table:number-columns-repeated="16375"/>
        </table:table-row>
        <table:table-row table:style-name="ro1">
          <table:table-cell office:value-type="date" office:date-value="2014-02-27T00:00:00" table:style-name="ce2">
            <text:p>27-02-2014</text:p>
          </table:table-cell>
          <table:table-cell office:value-type="float" office:value="69.34" table:style-name="ce1">
            <text:p>69.34</text:p>
          </table:table-cell>
          <table:table-cell office:value-type="float" office:value="68.59" table:style-name="ce1">
            <text:p>68.59</text:p>
          </table:table-cell>
          <table:table-cell office:value-type="float" office:value="0.75" table:style-name="ce1">
            <text:p>0.75</text:p>
          </table:table-cell>
          <table:table-cell office:value-type="float" office:value="68.94" table:style-name="ce1">
            <text:p>68.94</text:p>
          </table:table-cell>
          <table:table-cell office:value-type="float" office:value="68.27" table:style-name="ce1">
            <text:p>68.27</text:p>
          </table:table-cell>
          <table:table-cell office:value-type="float" office:value="0.67" table:style-name="ce1">
            <text:p>0.67</text:p>
          </table:table-cell>
          <table:table-cell office:value-type="float" office:value="70.010000000000005" table:style-name="ce1">
            <text:p>70.01</text:p>
          </table:table-cell>
          <table:table-cell office:value-type="float" office:value="68.87" table:style-name="ce1">
            <text:p>68.87</text:p>
          </table:table-cell>
          <table:table-cell table:number-columns-repeated="16375"/>
        </table:table-row>
        <table:table-row table:style-name="ro1">
          <table:table-cell office:value-type="date" office:date-value="2014-02-26T00:00:00" table:style-name="ce2">
            <text:p>26-02-2014</text:p>
          </table:table-cell>
          <table:table-cell office:value-type="float" office:value="70.19" table:style-name="ce1">
            <text:p>70.19</text:p>
          </table:table-cell>
          <table:table-cell office:value-type="float" office:value="69.666666669999998" table:style-name="ce1">
            <text:p>69.66666667</text:p>
          </table:table-cell>
          <table:table-cell office:value-type="float" office:value="0.52333333299999996" table:style-name="ce1">
            <text:p>0.523333333</text:p>
          </table:table-cell>
          <table:table-cell office:value-type="float" office:value="69.260000000000005" table:style-name="ce1">
            <text:p>69.26</text:p>
          </table:table-cell>
          <table:table-cell office:value-type="float" office:value="68.886666669999997" table:style-name="ce1">
            <text:p>68.88666667</text:p>
          </table:table-cell>
          <table:table-cell office:value-type="float" office:value="0.37333333299999999" table:style-name="ce1">
            <text:p>0.373333333</text:p>
          </table:table-cell>
          <table:table-cell office:value-type="float" office:value="71.22" table:style-name="ce1">
            <text:p>71.22</text:p>
          </table:table-cell>
          <table:table-cell office:value-type="float" office:value="68.849999999999994" table:style-name="ce1">
            <text:p>68.85</text:p>
          </table:table-cell>
          <table:table-cell table:number-columns-repeated="16375"/>
        </table:table-row>
        <table:table-row table:style-name="ro1">
          <table:table-cell office:value-type="date" office:date-value="2014-02-25T00:00:00" table:style-name="ce2">
            <text:p>25-02-2014</text:p>
          </table:table-cell>
          <table:table-cell office:value-type="float" office:value="70.95" table:style-name="ce1">
            <text:p>70.95</text:p>
          </table:table-cell>
          <table:table-cell office:value-type="float" office:value="70.16" table:style-name="ce1">
            <text:p>70.16</text:p>
          </table:table-cell>
          <table:table-cell office:value-type="float" office:value="0.79" table:style-name="ce1">
            <text:p>0.79</text:p>
          </table:table-cell>
          <table:table-cell office:value-type="float" office:value="69.849999999999994" table:style-name="ce1">
            <text:p>69.85</text:p>
          </table:table-cell>
          <table:table-cell office:value-type="float" office:value="69.349999999999994" table:style-name="ce1">
            <text:p>69.35</text:p>
          </table:table-cell>
          <table:table-cell office:value-type="float" office:value="0.5" table:style-name="ce1">
            <text:p>0.5</text:p>
          </table:table-cell>
          <table:table-cell office:value-type="float" office:value="71" table:style-name="ce1">
            <text:p>71</text:p>
          </table:table-cell>
          <table:table-cell office:value-type="float" office:value="69.45" table:style-name="ce1">
            <text:p>69.45</text:p>
          </table:table-cell>
          <table:table-cell table:number-columns-repeated="16375"/>
        </table:table-row>
        <table:table-row table:style-name="ro1">
          <table:table-cell office:value-type="date" office:date-value="2014-02-24T00:00:00" table:style-name="ce2">
            <text:p>24-02-2014</text:p>
          </table:table-cell>
          <table:table-cell office:value-type="float" office:value="68.739999999999995" table:style-name="ce1">
            <text:p>68.74</text:p>
          </table:table-cell>
          <table:table-cell office:value-type="float" office:value="69.959999999999994" table:style-name="ce1">
            <text:p>69.96</text:p>
          </table:table-cell>
          <table:table-cell office:value-type="float" office:value="-1.22" table:style-name="ce1">
            <text:p>-1.22</text:p>
          </table:table-cell>
          <table:table-cell office:value-type="float" office:value="70.78" table:style-name="ce1">
            <text:p>70.78</text:p>
          </table:table-cell>
          <table:table-cell office:value-type="float" office:value="69.963333329999998" table:style-name="ce1">
            <text:p>69.96333333</text:p>
          </table:table-cell>
          <table:table-cell office:value-type="float" office:value="0.81666666700000001" table:style-name="ce1">
            <text:p>0.816666667</text:p>
          </table:table-cell>
          <table:table-cell office:value-type="float" office:value="71.44" table:style-name="ce1">
            <text:p>71.44</text:p>
          </table:table-cell>
          <table:table-cell office:value-type="float" office:value="68.540000000000006" table:style-name="ce1">
            <text:p>68.54</text:p>
          </table:table-cell>
          <table:table-cell table:number-columns-repeated="16375"/>
        </table:table-row>
        <table:table-row table:style-name="ro1">
          <table:table-cell office:value-type="date" office:date-value="2014-02-21T00:00:00" table:style-name="ce2">
            <text:p>21-02-2014</text:p>
          </table:table-cell>
          <table:table-cell office:value-type="float" office:value="69.69" table:style-name="ce1">
            <text:p>69.69</text:p>
          </table:table-cell>
          <table:table-cell office:value-type="float" office:value="69.793333329999996" table:style-name="ce1">
            <text:p>69.79333333</text:p>
          </table:table-cell>
          <table:table-cell office:value-type="float" office:value="-0.103333333" table:style-name="ce1">
            <text:p>-0.103333333</text:p>
          </table:table-cell>
          <table:table-cell office:value-type="float" office:value="68.59" table:style-name="ce1">
            <text:p>68.59</text:p>
          </table:table-cell>
          <table:table-cell office:value-type="float" office:value="69.739999999999995" table:style-name="ce1">
            <text:p>69.74</text:p>
          </table:table-cell>
          <table:table-cell office:value-type="float" office:value="-1.1499999999999999" table:style-name="ce1">
            <text:p>-1.15</text:p>
          </table:table-cell>
          <table:table-cell office:value-type="float" office:value="69.959999999999994" table:style-name="ce1">
            <text:p>69.96</text:p>
          </table:table-cell>
          <table:table-cell office:value-type="float" office:value="68.45" table:style-name="ce1">
            <text:p>68.45</text:p>
          </table:table-cell>
          <table:table-cell table:number-columns-repeated="16375"/>
        </table:table-row>
        <table:table-row table:style-name="ro1">
          <table:table-cell office:value-type="date" office:date-value="2014-02-20T00:00:00" table:style-name="ce2">
            <text:p>20-02-2014</text:p>
          </table:table-cell>
          <table:table-cell office:value-type="float" office:value="67.73" table:style-name="ce1">
            <text:p>67.73</text:p>
          </table:table-cell>
          <table:table-cell office:value-type="float" office:value="68.72" table:style-name="ce1">
            <text:p>68.72</text:p>
          </table:table-cell>
          <table:table-cell office:value-type="float" office:value="-0.99" table:style-name="ce1">
            <text:p>-0.99</text:p>
          </table:table-cell>
          <table:table-cell office:value-type="float" office:value="69.63" table:style-name="ce1">
            <text:p>69.63</text:p>
          </table:table-cell>
          <table:table-cell office:value-type="float" office:value="69.666666669999998" table:style-name="ce1">
            <text:p>69.66666667</text:p>
          </table:table-cell>
          <table:table-cell office:value-type="float" office:value="-3.6666667E-2" table:style-name="ce1">
            <text:p>-0.036666667</text:p>
          </table:table-cell>
          <table:table-cell office:value-type="float" office:value="70.11" table:style-name="ce1">
            <text:p>70.11</text:p>
          </table:table-cell>
          <table:table-cell office:value-type="float" office:value="65.727000000000004" table:style-name="ce1">
            <text:p>65.727</text:p>
          </table:table-cell>
          <table:table-cell table:number-columns-repeated="16375"/>
        </table:table-row>
        <table:table-row table:style-name="ro1">
          <table:table-cell office:value-type="date" office:date-value="2014-02-19T00:00:00" table:style-name="ce2">
            <text:p>19-02-2014</text:p>
          </table:table-cell>
          <table:table-cell office:value-type="float" office:value="67.05" table:style-name="ce1">
            <text:p>67.05</text:p>
          </table:table-cell>
          <table:table-cell office:value-type="float" office:value="68.156666670000007" table:style-name="ce1">
            <text:p>68.15666667</text:p>
          </table:table-cell>
          <table:table-cell office:value-type="float" office:value="-1.106666667" table:style-name="ce1">
            <text:p>-1.106666667</text:p>
          </table:table-cell>
          <table:table-cell office:value-type="float" office:value="68.06" table:style-name="ce1">
            <text:p>68.06</text:p>
          </table:table-cell>
          <table:table-cell office:value-type="float" office:value="68.760000000000005" table:style-name="ce1">
            <text:p>68.76</text:p>
          </table:table-cell>
          <table:table-cell office:value-type="float" office:value="-0.7" table:style-name="ce1">
            <text:p>-0.7</text:p>
          </table:table-cell>
          <table:table-cell office:value-type="float" office:value="69.08" table:style-name="ce1">
            <text:p>69.08</text:p>
          </table:table-cell>
          <table:table-cell office:value-type="float" office:value="67" table:style-name="ce1">
            <text:p>67</text:p>
          </table:table-cell>
          <table:table-cell table:number-columns-repeated="16375"/>
        </table:table-row>
        <table:table-row table:style-name="ro1">
          <table:table-cell office:value-type="date" office:date-value="2014-02-18T00:00:00" table:style-name="ce2">
            <text:p>18-02-2014</text:p>
          </table:table-cell>
          <table:table-cell office:value-type="float" office:value="66.94" table:style-name="ce1">
            <text:p>66.94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-0.3" table:style-name="ce1">
            <text:p>-0.3</text:p>
          </table:table-cell>
          <table:table-cell office:value-type="float" office:value="67.3" table:style-name="ce1">
            <text:p>67.3</text:p>
          </table:table-cell>
          <table:table-cell office:value-type="float" office:value="68.33" table:style-name="ce1">
            <text:p>68.33</text:p>
          </table:table-cell>
          <table:table-cell office:value-type="float" office:value="-1.03" table:style-name="ce1">
            <text:p>-1.03</text:p>
          </table:table-cell>
          <table:table-cell office:value-type="float" office:value="67.539699999999996" table:style-name="ce1">
            <text:p>67.5397</text:p>
          </table:table-cell>
          <table:table-cell office:value-type="float" office:value="66.069999999999993" table:style-name="ce1">
            <text:p>66.07</text:p>
          </table:table-cell>
          <table:table-cell table:number-columns-repeated="16375"/>
        </table:table-row>
        <table:table-row table:style-name="ro1">
          <table:table-cell office:value-type="date" office:date-value="2014-02-14T00:00:00" table:style-name="ce2">
            <text:p>14-02-2014</text:p>
          </table:table-cell>
          <table:table-cell office:value-type="float" office:value="67.5" table:style-name="ce1">
            <text:p>67.5</text:p>
          </table:table-cell>
          <table:table-cell office:value-type="float" office:value="67.16333333" table:style-name="ce1">
            <text:p>67.16333333</text:p>
          </table:table-cell>
          <table:table-cell office:value-type="float" office:value="0.33666666699999998" table:style-name="ce1">
            <text:p>0.336666667</text:p>
          </table:table-cell>
          <table:table-cell office:value-type="float" office:value="67.09" table:style-name="ce1">
            <text:p>67.09</text:p>
          </table:table-cell>
          <table:table-cell office:value-type="float" office:value="67.483333329999994" table:style-name="ce1">
            <text:p>67.48333333</text:p>
          </table:table-cell>
          <table:table-cell office:value-type="float" office:value="-0.39333333300000001" table:style-name="ce1">
            <text:p>-0.393333333</text:p>
          </table:table-cell>
          <table:table-cell office:value-type="float" office:value="67.58" table:style-name="ce1">
            <text:p>67.58</text:p>
          </table:table-cell>
          <table:table-cell office:value-type="float" office:value="66.72" table:style-name="ce1">
            <text:p>66.72</text:p>
          </table:table-cell>
          <table:table-cell table:number-columns-repeated="16375"/>
        </table:table-row>
        <table:table-row table:style-name="ro1">
          <table:table-cell office:value-type="date" office:date-value="2014-02-13T00:00:00" table:style-name="ce2">
            <text:p>13-02-2014</text:p>
          </table:table-cell>
          <table:table-cell office:value-type="float" office:value="64.180000000000007" table:style-name="ce1">
            <text:p>64.18</text:p>
          </table:table-cell>
          <table:table-cell office:value-type="float" office:value="66.206666670000004" table:style-name="ce1">
            <text:p>66.20666667</text:p>
          </table:table-cell>
          <table:table-cell office:value-type="float" office:value="-2.0266666670000002" table:style-name="ce1">
            <text:p>-2.026666667</text:p>
          </table:table-cell>
          <table:table-cell office:value-type="float" office:value="67.33" table:style-name="ce1">
            <text:p>67.33</text:p>
          </table:table-cell>
          <table:table-cell office:value-type="float" office:value="67.239999999999995" table:style-name="ce1">
            <text:p>67.24</text:p>
          </table:table-cell>
          <table:table-cell office:value-type="float" office:value="0.09" table:style-name="ce1">
            <text:p>0.09</text:p>
          </table:table-cell>
          <table:table-cell office:value-type="float" office:value="67.33" table:style-name="ce1">
            <text:p>67.33</text:p>
          </table:table-cell>
          <table:table-cell office:value-type="float" office:value="64.05" table:style-name="ce1">
            <text:p>64.05</text:p>
          </table:table-cell>
          <table:table-cell table:number-columns-repeated="16375"/>
        </table:table-row>
        <table:table-row table:style-name="ro1">
          <table:table-cell office:value-type="date" office:date-value="2014-02-12T00:00:00" table:style-name="ce2">
            <text:p>12-02-2014</text:p>
          </table:table-cell>
          <table:table-cell office:value-type="float" office:value="64.92" table:style-name="ce1">
            <text:p>64.92</text:p>
          </table:table-cell>
          <table:table-cell office:value-type="float" office:value="65.533333330000005" table:style-name="ce1">
            <text:p>65.53333333</text:p>
          </table:table-cell>
          <table:table-cell office:value-type="float" office:value="-0.61333333300000004" table:style-name="ce1">
            <text:p>-0.613333333</text:p>
          </table:table-cell>
          <table:table-cell office:value-type="float" office:value="64.45" table:style-name="ce1">
            <text:p>64.45</text:p>
          </table:table-cell>
          <table:table-cell office:value-type="float" office:value="66.290000000000006" table:style-name="ce1">
            <text:p>66.29</text:p>
          </table:table-cell>
          <table:table-cell office:value-type="float" office:value="-1.84" table:style-name="ce1">
            <text:p>-1.84</text:p>
          </table:table-cell>
          <table:table-cell office:value-type="float" office:value="65.06" table:style-name="ce1">
            <text:p>65.06</text:p>
          </table:table-cell>
          <table:table-cell office:value-type="float" office:value="64.05" table:style-name="ce1">
            <text:p>64.05</text:p>
          </table:table-cell>
          <table:table-cell table:number-columns-repeated="16375"/>
        </table:table-row>
        <table:table-row table:style-name="ro1">
          <table:table-cell office:value-type="date" office:date-value="2014-02-11T00:00:00" table:style-name="ce2">
            <text:p>11-02-2014</text:p>
          </table:table-cell>
          <table:table-cell office:value-type="float" office:value="63.75" table:style-name="ce1">
            <text:p>63.75</text:p>
          </table:table-cell>
          <table:table-cell office:value-type="float" office:value="64.283333330000005" table:style-name="ce1">
            <text:p>64.28333333</text:p>
          </table:table-cell>
          <table:table-cell office:value-type="float" office:value="-0.53333333299999997" table:style-name="ce1">
            <text:p>-0.533333333</text:p>
          </table:table-cell>
          <table:table-cell office:value-type="float" office:value="64.850999999999999" table:style-name="ce1">
            <text:p>64.851</text:p>
          </table:table-cell>
          <table:table-cell office:value-type="float" office:value="65.543666669999993" table:style-name="ce1">
            <text:p>65.54366667</text:p>
          </table:table-cell>
          <table:table-cell office:value-type="float" office:value="-0.69266666700000001" table:style-name="ce1">
            <text:p>-0.692666667</text:p>
          </table:table-cell>
          <table:table-cell office:value-type="float" office:value="65" table:style-name="ce1">
            <text:p>65</text:p>
          </table:table-cell>
          <table:table-cell office:value-type="float" office:value="63.35" table:style-name="ce1">
            <text:p>63.35</text:p>
          </table:table-cell>
          <table:table-cell table:number-columns-repeated="16375"/>
        </table:table-row>
        <table:table-row table:style-name="ro1">
          <table:table-cell office:value-type="date" office:date-value="2014-02-10T00:00:00" table:style-name="ce2">
            <text:p>10-02-2014</text:p>
          </table:table-cell>
          <table:table-cell office:value-type="float" office:value="64.3" table:style-name="ce1">
            <text:p>64.3</text:p>
          </table:table-cell>
          <table:table-cell office:value-type="float" office:value="64.323333329999997" table:style-name="ce1">
            <text:p>64.32333333</text:p>
          </table:table-cell>
          <table:table-cell office:value-type="float" office:value="-2.3333333000000001E-2" table:style-name="ce1">
            <text:p>-0.023333333</text:p>
          </table:table-cell>
          <table:table-cell office:value-type="float" office:value="63.548000000000002" table:style-name="ce1">
            <text:p>63.548</text:p>
          </table:table-cell>
          <table:table-cell office:value-type="float" office:value="64.283000000000001" table:style-name="ce1">
            <text:p>64.283</text:p>
          </table:table-cell>
          <table:table-cell office:value-type="float" office:value="-0.73499999999999999" table:style-name="ce1">
            <text:p>-0.735</text:p>
          </table:table-cell>
          <table:table-cell office:value-type="float" office:value="64.489999999999995" table:style-name="ce1">
            <text:p>64.49</text:p>
          </table:table-cell>
          <table:table-cell office:value-type="float" office:value="63.472999999999999" table:style-name="ce1">
            <text:p>63.473</text:p>
          </table:table-cell>
          <table:table-cell table:number-columns-repeated="16375"/>
        </table:table-row>
        <table:table-row table:style-name="ro1">
          <table:table-cell office:value-type="date" office:date-value="2014-02-07T00:00:00" table:style-name="ce2">
            <text:p>07-02-2014</text:p>
          </table:table-cell>
          <table:table-cell office:value-type="float" office:value="62.27" table:style-name="ce1">
            <text:p>62.27</text:p>
          </table:table-cell>
          <table:table-cell office:value-type="float" office:value="63.44" table:style-name="ce1">
            <text:p>63.44</text:p>
          </table:table-cell>
          <table:table-cell office:value-type="float" office:value="-1.17" table:style-name="ce1">
            <text:p>-1.17</text:p>
          </table:table-cell>
          <table:table-cell office:value-type="float" office:value="64.319999999999993" table:style-name="ce1">
            <text:p>64.32</text:p>
          </table:table-cell>
          <table:table-cell office:value-type="float" office:value="64.239666670000005" table:style-name="ce1">
            <text:p>64.23966667</text:p>
          </table:table-cell>
          <table:table-cell office:value-type="float" office:value="8.0333333000000007E-2" table:style-name="ce1">
            <text:p>0.080333333</text:p>
          </table:table-cell>
          <table:table-cell office:value-type="float" office:value="64.569999999999993" table:style-name="ce1">
            <text:p>64.57</text:p>
          </table:table-cell>
          <table:table-cell office:value-type="float" office:value="62.22" table:style-name="ce1">
            <text:p>62.22</text:p>
          </table:table-cell>
          <table:table-cell table:number-columns-repeated="16375"/>
        </table:table-row>
        <table:table-row table:style-name="ro1">
          <table:table-cell office:value-type="date" office:date-value="2014-02-06T00:00:00" table:style-name="ce2">
            <text:p>06-02-2014</text:p>
          </table:table-cell>
          <table:table-cell office:value-type="float" office:value="61.46" table:style-name="ce1">
            <text:p>61.46</text:p>
          </table:table-cell>
          <table:table-cell office:value-type="float" office:value="62.676666670000003" table:style-name="ce1">
            <text:p>62.67666667</text:p>
          </table:table-cell>
          <table:table-cell office:value-type="float" office:value="-1.2166666669999999" table:style-name="ce1">
            <text:p>-1.216666667</text:p>
          </table:table-cell>
          <table:table-cell office:value-type="float" office:value="62.16" table:style-name="ce1">
            <text:p>62.16</text:p>
          </table:table-cell>
          <table:table-cell office:value-type="float" office:value="63.34266667" table:style-name="ce1">
            <text:p>63.34266667</text:p>
          </table:table-cell>
          <table:table-cell office:value-type="float" office:value="-1.1826666669999999" table:style-name="ce1">
            <text:p>-1.182666667</text:p>
          </table:table-cell>
          <table:table-cell office:value-type="float" office:value="62.78" table:style-name="ce1">
            <text:p>62.78</text:p>
          </table:table-cell>
          <table:table-cell office:value-type="float" office:value="61.46" table:style-name="ce1">
            <text:p>61.46</text:p>
          </table:table-cell>
          <table:table-cell table:number-columns-repeated="16375"/>
        </table:table-row>
        <table:table-row table:style-name="ro1">
          <table:table-cell office:value-type="date" office:date-value="2014-02-05T00:00:00" table:style-name="ce2">
            <text:p>05-02-2014</text:p>
          </table:table-cell>
          <table:table-cell office:value-type="float" office:value="62.74" table:style-name="ce1">
            <text:p>62.74</text:p>
          </table:table-cell>
          <table:table-cell office:value-type="float" office:value="62.15666667" table:style-name="ce1">
            <text:p>62.15666667</text:p>
          </table:table-cell>
          <table:table-cell office:value-type="float" office:value="0.58333333300000001" table:style-name="ce1">
            <text:p>0.583333333</text:p>
          </table:table-cell>
          <table:table-cell office:value-type="float" office:value="62.19" table:style-name="ce1">
            <text:p>62.19</text:p>
          </table:table-cell>
          <table:table-cell office:value-type="float" office:value="62.89" table:style-name="ce1">
            <text:p>62.89</text:p>
          </table:table-cell>
          <table:table-cell office:value-type="float" office:value="-0.7" table:style-name="ce1">
            <text:p>-0.7</text:p>
          </table:table-cell>
          <table:table-cell office:value-type="float" office:value="63.16" table:style-name="ce1">
            <text:p>63.16</text:p>
          </table:table-cell>
          <table:table-cell office:value-type="float" office:value="61.27" table:style-name="ce1">
            <text:p>61.27</text:p>
          </table:table-cell>
          <table:table-cell table:number-columns-repeated="16375"/>
        </table:table-row>
        <table:table-row table:style-name="ro1">
          <table:table-cell office:value-type="date" office:date-value="2014-02-04T00:00:00" table:style-name="ce2">
            <text:p>04-02-2014</text:p>
          </table:table-cell>
          <table:table-cell office:value-type="float" office:value="62.05" table:style-name="ce1">
            <text:p>62.05</text:p>
          </table:table-cell>
          <table:table-cell office:value-type="float" office:value="62.083333330000002" table:style-name="ce1">
            <text:p>62.08333333</text:p>
          </table:table-cell>
          <table:table-cell office:value-type="float" office:value="-3.3333333E-2" table:style-name="ce1">
            <text:p>-0.033333333</text:p>
          </table:table-cell>
          <table:table-cell office:value-type="float" office:value="62.75" table:style-name="ce1">
            <text:p>62.75</text:p>
          </table:table-cell>
          <table:table-cell office:value-type="float" office:value="62.366666670000001" table:style-name="ce1">
            <text:p>62.36666667</text:p>
          </table:table-cell>
          <table:table-cell office:value-type="float" office:value="0.383333333" table:style-name="ce1">
            <text:p>0.383333333</text:p>
          </table:table-cell>
          <table:table-cell office:value-type="float" office:value="63.14" table:style-name="ce1">
            <text:p>63.14</text:p>
          </table:table-cell>
          <table:table-cell office:value-type="float" office:value="61.82" table:style-name="ce1">
            <text:p>61.82</text:p>
          </table:table-cell>
          <table:table-cell table:number-columns-repeated="16375"/>
        </table:table-row>
        <table:table-row table:style-name="ro1">
          <table:table-cell office:value-type="date" office:date-value="2014-02-03T00:00:00" table:style-name="ce2">
            <text:p>03-02-2014</text:p>
          </table:table-cell>
          <table:table-cell office:value-type="float" office:value="63.03" table:style-name="ce1">
            <text:p>63.03</text:p>
          </table:table-cell>
          <table:table-cell office:value-type="float" office:value="62.606666670000003" table:style-name="ce1">
            <text:p>62.60666667</text:p>
          </table:table-cell>
          <table:table-cell office:value-type="float" office:value="0.42333333299999998" table:style-name="ce1">
            <text:p>0.423333333</text:p>
          </table:table-cell>
          <table:table-cell office:value-type="float" office:value="61.48" table:style-name="ce1">
            <text:p>61.48</text:p>
          </table:table-cell>
          <table:table-cell office:value-type="float" office:value="62.14" table:style-name="ce1">
            <text:p>62.14</text:p>
          </table:table-cell>
          <table:table-cell office:value-type="float" office:value="-0.66" table:style-name="ce1">
            <text:p>-0.66</text:p>
          </table:table-cell>
          <table:table-cell office:value-type="float" office:value="63.77" table:style-name="ce1">
            <text:p>63.77</text:p>
          </table:table-cell>
          <table:table-cell office:value-type="float" office:value="60.7" table:style-name="ce1">
            <text:p>60.7</text:p>
          </table:table-cell>
          <table:table-cell table:number-columns-repeated="16375"/>
        </table:table-row>
        <table:table-row table:style-name="ro1">
          <table:table-cell office:value-type="date" office:date-value="2014-01-31T00:00:00" table:style-name="ce2">
            <text:p>31-01-2014</text:p>
          </table:table-cell>
          <table:table-cell office:value-type="float" office:value="60.47" table:style-name="ce1">
            <text:p>60.47</text:p>
          </table:table-cell>
          <table:table-cell office:value-type="float" office:value="61.85" table:style-name="ce1">
            <text:p>61.85</text:p>
          </table:table-cell>
          <table:table-cell office:value-type="float" office:value="-1.38" table:style-name="ce1">
            <text:p>-1.38</text:p>
          </table:table-cell>
          <table:table-cell office:value-type="float" office:value="62.57" table:style-name="ce1">
            <text:p>62.57</text:p>
          </table:table-cell>
          <table:table-cell office:value-type="float" office:value="62.266666669999999" table:style-name="ce1">
            <text:p>62.26666667</text:p>
          </table:table-cell>
          <table:table-cell office:value-type="float" office:value="0.30333333299999998" table:style-name="ce1">
            <text:p>0.303333333</text:p>
          </table:table-cell>
          <table:table-cell office:value-type="float" office:value="63.37" table:style-name="ce1">
            <text:p>63.37</text:p>
          </table:table-cell>
          <table:table-cell office:value-type="float" office:value="60.17" table:style-name="ce1">
            <text:p>60.17</text:p>
          </table:table-cell>
          <table:table-cell table:number-columns-repeated="16375"/>
        </table:table-row>
        <table:table-row table:style-name="ro1">
          <table:table-cell office:value-type="date" office:date-value="2014-01-30T00:00:00" table:style-name="ce2">
            <text:p>30-01-2014</text:p>
          </table:table-cell>
          <table:table-cell office:value-type="float" office:value="62.12" table:style-name="ce1">
            <text:p>62.12</text:p>
          </table:table-cell>
          <table:table-cell office:value-type="float" office:value="61.873333330000001" table:style-name="ce1">
            <text:p>61.87333333</text:p>
          </table:table-cell>
          <table:table-cell office:value-type="float" office:value="0.24666666700000001" table:style-name="ce1">
            <text:p>0.246666667</text:p>
          </table:table-cell>
          <table:table-cell office:value-type="float" office:value="61.08" table:style-name="ce1">
            <text:p>61.08</text:p>
          </table:table-cell>
          <table:table-cell office:value-type="float" office:value="61.71" table:style-name="ce1">
            <text:p>61.71</text:p>
          </table:table-cell>
          <table:table-cell office:value-type="float" office:value="-0.63" table:style-name="ce1">
            <text:p>-0.63</text:p>
          </table:table-cell>
          <table:table-cell office:value-type="float" office:value="62.5" table:style-name="ce1">
            <text:p>62.5</text:p>
          </table:table-cell>
          <table:table-cell office:value-type="float" office:value="60.46" table:style-name="ce1">
            <text:p>60.46</text:p>
          </table:table-cell>
          <table:table-cell table:number-columns-repeated="16375"/>
        </table:table-row>
        <table:table-row table:style-name="ro1">
          <table:table-cell office:value-type="date" office:date-value="2014-01-29T00:00:00" table:style-name="ce2">
            <text:p>29-01-2014</text:p>
          </table:table-cell>
          <table:table-cell office:value-type="float" office:value="54.61" table:style-name="ce1">
            <text:p>54.61</text:p>
          </table:table-cell>
          <table:table-cell office:value-type="float" office:value="59.066666669999996" table:style-name="ce1">
            <text:p>59.06666667</text:p>
          </table:table-cell>
          <table:table-cell office:value-type="float" office:value="-4.4566666670000004" table:style-name="ce1">
            <text:p>-4.456666667</text:p>
          </table:table-cell>
          <table:table-cell office:value-type="float" office:value="53.53" table:style-name="ce1">
            <text:p>53.53</text:p>
          </table:table-cell>
          <table:table-cell office:value-type="float" office:value="59.06" table:style-name="ce1">
            <text:p>59.06</text:p>
          </table:table-cell>
          <table:table-cell office:value-type="float" office:value="-5.53" table:style-name="ce1">
            <text:p>-5.53</text:p>
          </table:table-cell>
          <table:table-cell office:value-type="float" office:value="54.95" table:style-name="ce1">
            <text:p>54.95</text:p>
          </table:table-cell>
          <table:table-cell office:value-type="float" office:value="53.19" table:style-name="ce1">
            <text:p>53.19</text:p>
          </table:table-cell>
          <table:table-cell table:number-columns-repeated="16375"/>
        </table:table-row>
        <table:table-row table:style-name="ro1">
          <table:table-cell office:value-type="date" office:date-value="2014-01-28T00:00:00" table:style-name="ce2">
            <text:p>28-01-2014</text:p>
          </table:table-cell>
          <table:table-cell office:value-type="float" office:value="54.02" table:style-name="ce1">
            <text:p>54.02</text:p>
          </table:table-cell>
          <table:table-cell office:value-type="float" office:value="56.916666669999998" table:style-name="ce1">
            <text:p>56.91666667</text:p>
          </table:table-cell>
          <table:table-cell office:value-type="float" office:value="-2.8966666669999999" table:style-name="ce1">
            <text:p>-2.896666667</text:p>
          </table:table-cell>
          <table:table-cell office:value-type="float" office:value="55.14" table:style-name="ce1">
            <text:p>55.14</text:p>
          </table:table-cell>
          <table:table-cell office:value-type="float" office:value="56.583333330000002" table:style-name="ce1">
            <text:p>56.58333333</text:p>
          </table:table-cell>
          <table:table-cell office:value-type="float" office:value="-1.443333333" table:style-name="ce1">
            <text:p>-1.443333333</text:p>
          </table:table-cell>
          <table:table-cell office:value-type="float" office:value="55.28" table:style-name="ce1">
            <text:p>55.28</text:p>
          </table:table-cell>
          <table:table-cell office:value-type="float" office:value="54" table:style-name="ce1">
            <text:p>54</text:p>
          </table:table-cell>
          <table:table-cell table:number-columns-repeated="16375"/>
        </table:table-row>
        <table:table-row table:style-name="ro1">
          <table:table-cell office:value-type="date" office:date-value="2014-01-27T00:00:00" table:style-name="ce2">
            <text:p>27-01-2014</text:p>
          </table:table-cell>
          <table:table-cell office:value-type="float" office:value="54.73" table:style-name="ce1">
            <text:p>54.73</text:p>
          </table:table-cell>
          <table:table-cell office:value-type="float" office:value="54.45333333" table:style-name="ce1">
            <text:p>54.45333333</text:p>
          </table:table-cell>
          <table:table-cell office:value-type="float" office:value="0.27666666699999998" table:style-name="ce1">
            <text:p>0.276666667</text:p>
          </table:table-cell>
          <table:table-cell office:value-type="float" office:value="53.55" table:style-name="ce1">
            <text:p>53.55</text:p>
          </table:table-cell>
          <table:table-cell office:value-type="float" office:value="54.073333329999997" table:style-name="ce1">
            <text:p>54.07333333</text:p>
          </table:table-cell>
          <table:table-cell office:value-type="float" office:value="-0.52333333299999996" table:style-name="ce1">
            <text:p>-0.523333333</text:p>
          </table:table-cell>
          <table:table-cell office:value-type="float" office:value="54.940100000000001" table:style-name="ce1">
            <text:p>54.9401</text:p>
          </table:table-cell>
          <table:table-cell office:value-type="float" office:value="51.85" table:style-name="ce1">
            <text:p>51.85</text:p>
          </table:table-cell>
          <table:table-cell table:number-columns-repeated="16375"/>
        </table:table-row>
        <table:table-row table:style-name="ro1">
          <table:table-cell office:value-type="date" office:date-value="2014-01-24T00:00:00" table:style-name="ce2">
            <text:p>24-01-2014</text:p>
          </table:table-cell>
          <table:table-cell office:value-type="float" office:value="56.15" table:style-name="ce1">
            <text:p>56.15</text:p>
          </table:table-cell>
          <table:table-cell office:value-type="float" office:value="54.966666670000002" table:style-name="ce1">
            <text:p>54.96666667</text:p>
          </table:table-cell>
          <table:table-cell office:value-type="float" office:value="1.183333333" table:style-name="ce1">
            <text:p>1.183333333</text:p>
          </table:table-cell>
          <table:table-cell office:value-type="float" office:value="54.45" table:style-name="ce1">
            <text:p>54.45</text:p>
          </table:table-cell>
          <table:table-cell office:value-type="float" office:value="54.38" table:style-name="ce1">
            <text:p>54.3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56.42" table:style-name="ce1">
            <text:p>56.42</text:p>
          </table:table-cell>
          <table:table-cell office:value-type="float" office:value="54.4" table:style-name="ce1">
            <text:p>54.4</text:p>
          </table:table-cell>
          <table:table-cell table:number-columns-repeated="16375"/>
        </table:table-row>
        <table:table-row table:style-name="ro1">
          <table:table-cell office:value-type="date" office:date-value="2014-01-23T00:00:00" table:style-name="ce2">
            <text:p>23-01-2014</text:p>
          </table:table-cell>
          <table:table-cell office:value-type="float" office:value="56.37" table:style-name="ce1">
            <text:p>56.37</text:p>
          </table:table-cell>
          <table:table-cell office:value-type="float" office:value="55.75" table:style-name="ce1">
            <text:p>55.75</text:p>
          </table:table-cell>
          <table:table-cell office:value-type="float" office:value="0.62" table:style-name="ce1">
            <text:p>0.62</text:p>
          </table:table-cell>
          <table:table-cell office:value-type="float" office:value="56.63" table:style-name="ce1">
            <text:p>56.63</text:p>
          </table:table-cell>
          <table:table-cell office:value-type="float" office:value="54.876666669999999" table:style-name="ce1">
            <text:p>54.87666667</text:p>
          </table:table-cell>
          <table:table-cell office:value-type="float" office:value="1.753333333" table:style-name="ce1">
            <text:p>1.753333333</text:p>
          </table:table-cell>
          <table:table-cell office:value-type="float" office:value="56.68" table:style-name="ce1">
            <text:p>56.68</text:p>
          </table:table-cell>
          <table:table-cell office:value-type="float" office:value="55.685499999999998" table:style-name="ce1">
            <text:p>55.6855</text:p>
          </table:table-cell>
          <table:table-cell table:number-columns-repeated="16375"/>
        </table:table-row>
        <table:table-row table:style-name="ro1">
          <table:table-cell office:value-type="date" office:date-value="2014-01-22T00:00:00" table:style-name="ce2">
            <text:p>22-01-2014</text:p>
          </table:table-cell>
          <table:table-cell office:value-type="float" office:value="58.85" table:style-name="ce1">
            <text:p>58.85</text:p>
          </table:table-cell>
          <table:table-cell office:value-type="float" office:value="57.123333330000001" table:style-name="ce1">
            <text:p>57.12333333</text:p>
          </table:table-cell>
          <table:table-cell office:value-type="float" office:value="1.7266666669999999" table:style-name="ce1">
            <text:p>1.726666667</text:p>
          </table:table-cell>
          <table:table-cell office:value-type="float" office:value="57.51" table:style-name="ce1">
            <text:p>57.51</text:p>
          </table:table-cell>
          <table:table-cell office:value-type="float" office:value="56.196666669999999" table:style-name="ce1">
            <text:p>56.19666667</text:p>
          </table:table-cell>
          <table:table-cell office:value-type="float" office:value="1.3133333330000001" table:style-name="ce1">
            <text:p>1.313333333</text:p>
          </table:table-cell>
          <table:table-cell office:value-type="float" office:value="59.31" table:style-name="ce1">
            <text:p>59.31</text:p>
          </table:table-cell>
          <table:table-cell office:value-type="float" office:value="57.1" table:style-name="ce1">
            <text:p>57.1</text:p>
          </table:table-cell>
          <table:table-cell table:number-columns-repeated="16375"/>
        </table:table-row>
        <table:table-row table:style-name="ro1">
          <table:table-cell office:value-type="date" office:date-value="2014-01-21T00:00:00" table:style-name="ce2">
            <text:p>21-01-2014</text:p>
          </table:table-cell>
          <table:table-cell office:value-type="float" office:value="56.6" table:style-name="ce1">
            <text:p>56.6</text:p>
          </table:table-cell>
          <table:table-cell office:value-type="float" office:value="57.27333333" table:style-name="ce1">
            <text:p>57.27333333</text:p>
          </table:table-cell>
          <table:table-cell office:value-type="float" office:value="-0.67333333299999998" table:style-name="ce1">
            <text:p>-0.673333333</text:p>
          </table:table-cell>
          <table:table-cell office:value-type="float" office:value="58.51" table:style-name="ce1">
            <text:p>58.51</text:p>
          </table:table-cell>
          <table:table-cell office:value-type="float" office:value="57.55" table:style-name="ce1">
            <text:p>57.55</text:p>
          </table:table-cell>
          <table:table-cell office:value-type="float" office:value="0.96" table:style-name="ce1">
            <text:p>0.96</text:p>
          </table:table-cell>
          <table:table-cell office:value-type="float" office:value="58.58" table:style-name="ce1">
            <text:p>58.58</text:p>
          </table:table-cell>
          <table:table-cell office:value-type="float" office:value="56.5" table:style-name="ce1">
            <text:p>56.5</text:p>
          </table:table-cell>
          <table:table-cell table:number-columns-repeated="16375"/>
        </table:table-row>
        <table:table-row table:style-name="ro1">
          <table:table-cell office:value-type="date" office:date-value="2014-01-17T00:00:00" table:style-name="ce2">
            <text:p>17-01-2014</text:p>
          </table:table-cell>
          <table:table-cell office:value-type="float" office:value="57.3" table:style-name="ce1">
            <text:p>57.3</text:p>
          </table:table-cell>
          <table:table-cell office:value-type="float" office:value="57.583333330000002" table:style-name="ce1">
            <text:p>57.58333333</text:p>
          </table:table-cell>
          <table:table-cell office:value-type="float" office:value="-0.28333333300000002" table:style-name="ce1">
            <text:p>-0.283333333</text:p>
          </table:table-cell>
          <table:table-cell office:value-type="float" office:value="56.3" table:style-name="ce1">
            <text:p>56.3</text:p>
          </table:table-cell>
          <table:table-cell office:value-type="float" office:value="57.44" table:style-name="ce1">
            <text:p>57.44</text:p>
          </table:table-cell>
          <table:table-cell office:value-type="float" office:value="-1.1399999999999999" table:style-name="ce1">
            <text:p>-1.14</text:p>
          </table:table-cell>
          <table:table-cell office:value-type="float" office:value="57.82" table:style-name="ce1">
            <text:p>57.82</text:p>
          </table:table-cell>
          <table:table-cell office:value-type="float" office:value="56.07" table:style-name="ce1">
            <text:p>56.07</text:p>
          </table:table-cell>
          <table:table-cell table:number-columns-repeated="16375"/>
        </table:table-row>
        <table:table-row table:style-name="ro1">
          <table:table-cell office:value-type="date" office:date-value="2014-01-16T00:00:00" table:style-name="ce2">
            <text:p>16-01-2014</text:p>
          </table:table-cell>
          <table:table-cell office:value-type="float" office:value="57.26" table:style-name="ce1">
            <text:p>57.26</text:p>
          </table:table-cell>
          <table:table-cell office:value-type="float" office:value="57.053333330000001" table:style-name="ce1">
            <text:p>57.05333333</text:p>
          </table:table-cell>
          <table:table-cell office:value-type="float" office:value="0.206666667" table:style-name="ce1">
            <text:p>0.206666667</text:p>
          </table:table-cell>
          <table:table-cell office:value-type="float" office:value="57.19" table:style-name="ce1">
            <text:p>57.19</text:p>
          </table:table-cell>
          <table:table-cell office:value-type="float" office:value="57.333333330000002" table:style-name="ce1">
            <text:p>57.33333333</text:p>
          </table:table-cell>
          <table:table-cell office:value-type="float" office:value="-0.14333333300000001" table:style-name="ce1">
            <text:p>-0.143333333</text:p>
          </table:table-cell>
          <table:table-cell office:value-type="float" office:value="58.02" table:style-name="ce1">
            <text:p>58.02</text:p>
          </table:table-cell>
          <table:table-cell office:value-type="float" office:value="56.83" table:style-name="ce1">
            <text:p>56.83</text:p>
          </table:table-cell>
          <table:table-cell table:number-columns-repeated="16375"/>
        </table:table-row>
        <table:table-row table:style-name="ro1">
          <table:table-cell office:value-type="date" office:date-value="2014-01-15T00:00:00" table:style-name="ce2">
            <text:p>15-01-2014</text:p>
          </table:table-cell>
          <table:table-cell office:value-type="float" office:value="57.98" table:style-name="ce1">
            <text:p>57.98</text:p>
          </table:table-cell>
          <table:table-cell office:value-type="float" office:value="57.513333330000002" table:style-name="ce1">
            <text:p>57.51333333</text:p>
          </table:table-cell>
          <table:table-cell office:value-type="float" office:value="0.46666666699999998" table:style-name="ce1">
            <text:p>0.466666667</text:p>
          </table:table-cell>
          <table:table-cell office:value-type="float" office:value="57.6" table:style-name="ce1">
            <text:p>57.6</text:p>
          </table:table-cell>
          <table:table-cell office:value-type="float" office:value="57.03" table:style-name="ce1">
            <text:p>57.03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58.57" table:style-name="ce1">
            <text:p>58.57</text:p>
          </table:table-cell>
          <table:table-cell office:value-type="float" office:value="57.27" table:style-name="ce1">
            <text:p>57.27</text:p>
          </table:table-cell>
          <table:table-cell table:number-columns-repeated="16375"/>
        </table:table-row>
        <table:table-row table:style-name="ro1">
          <table:table-cell office:value-type="date" office:date-value="2014-01-14T00:00:00" table:style-name="ce2">
            <text:p>14-01-2014</text:p>
          </table:table-cell>
          <table:table-cell office:value-type="float" office:value="56.46" table:style-name="ce1">
            <text:p>56.46</text:p>
          </table:table-cell>
          <table:table-cell office:value-type="float" office:value="57.233333330000001" table:style-name="ce1">
            <text:p>57.23333333</text:p>
          </table:table-cell>
          <table:table-cell office:value-type="float" office:value="-0.77333333299999996" table:style-name="ce1">
            <text:p>-0.773333333</text:p>
          </table:table-cell>
          <table:table-cell office:value-type="float" office:value="57.74" table:style-name="ce1">
            <text:p>57.74</text:p>
          </table:table-cell>
          <table:table-cell office:value-type="float" office:value="57.51" table:style-name="ce1">
            <text:p>57.51</text:p>
          </table:table-cell>
          <table:table-cell office:value-type="float" office:value="0.23" table:style-name="ce1">
            <text:p>0.23</text:p>
          </table:table-cell>
          <table:table-cell office:value-type="float" office:value="57.78" table:style-name="ce1">
            <text:p>57.78</text:p>
          </table:table-cell>
          <table:table-cell office:value-type="float" office:value="56.1" table:style-name="ce1">
            <text:p>56.1</text:p>
          </table:table-cell>
          <table:table-cell table:number-columns-repeated="16375"/>
        </table:table-row>
        <table:table-row table:style-name="ro1">
          <table:table-cell office:value-type="date" office:date-value="2014-01-13T00:00:00" table:style-name="ce2">
            <text:p>13-01-2014</text:p>
          </table:table-cell>
          <table:table-cell office:value-type="float" office:value="57.91" table:style-name="ce1">
            <text:p>57.91</text:p>
          </table:table-cell>
          <table:table-cell office:value-type="float" office:value="57.45" table:style-name="ce1">
            <text:p>57.45</text:p>
          </table:table-cell>
          <table:table-cell office:value-type="float" office:value="0.46" table:style-name="ce1">
            <text:p>0.46</text:p>
          </table:table-cell>
          <table:table-cell office:value-type="float" office:value="55.91" table:style-name="ce1">
            <text:p>55.91</text:p>
          </table:table-cell>
          <table:table-cell office:value-type="float" office:value="57.083333330000002" table:style-name="ce1">
            <text:p>57.08333333</text:p>
          </table:table-cell>
          <table:table-cell office:value-type="float" office:value="-1.173333333" table:style-name="ce1">
            <text:p>-1.173333333</text:p>
          </table:table-cell>
          <table:table-cell office:value-type="float" office:value="58.25" table:style-name="ce1">
            <text:p>58.25</text:p>
          </table:table-cell>
          <table:table-cell office:value-type="float" office:value="55.38" table:style-name="ce1">
            <text:p>55.38</text:p>
          </table:table-cell>
          <table:table-cell table:number-columns-repeated="16375"/>
        </table:table-row>
        <table:table-row table:style-name="ro1">
          <table:table-cell office:value-type="date" office:date-value="2014-01-10T00:00:00" table:style-name="ce2">
            <text:p>10-01-2014</text:p>
          </table:table-cell>
          <table:table-cell office:value-type="float" office:value="57.13" table:style-name="ce1">
            <text:p>57.13</text:p>
          </table:table-cell>
          <table:table-cell office:value-type="float" office:value="57.166666669999998" table:style-name="ce1">
            <text:p>57.16666667</text:p>
          </table:table-cell>
          <table:table-cell office:value-type="float" office:value="-3.6666667E-2" table:style-name="ce1">
            <text:p>-0.036666667</text:p>
          </table:table-cell>
          <table:table-cell office:value-type="float" office:value="57.94" table:style-name="ce1">
            <text:p>57.94</text:p>
          </table:table-cell>
          <table:table-cell office:value-type="float" office:value="57.196666669999999" table:style-name="ce1">
            <text:p>57.19666667</text:p>
          </table:table-cell>
          <table:table-cell office:value-type="float" office:value="0.74333333300000004" table:style-name="ce1">
            <text:p>0.743333333</text:p>
          </table:table-cell>
          <table:table-cell office:value-type="float" office:value="58.3" table:style-name="ce1">
            <text:p>58.3</text:p>
          </table:table-cell>
          <table:table-cell office:value-type="float" office:value="57.06" table:style-name="ce1">
            <text:p>57.06</text:p>
          </table:table-cell>
          <table:table-cell table:number-columns-repeated="16375"/>
        </table:table-row>
        <table:table-row table:style-name="ro1">
          <table:table-cell office:value-type="date" office:date-value="2014-01-09T00:00:00" table:style-name="ce2">
            <text:p>09-01-2014</text:p>
          </table:table-cell>
          <table:table-cell office:value-type="float" office:value="58.65" table:style-name="ce1">
            <text:p>58.65</text:p>
          </table:table-cell>
          <table:table-cell office:value-type="float" office:value="57.896666670000002" table:style-name="ce1">
            <text:p>57.89666667</text:p>
          </table:table-cell>
          <table:table-cell office:value-type="float" office:value="0.75333333300000005" table:style-name="ce1">
            <text:p>0.753333333</text:p>
          </table:table-cell>
          <table:table-cell office:value-type="float" office:value="57.22" table:style-name="ce1">
            <text:p>57.22</text:p>
          </table:table-cell>
          <table:table-cell office:value-type="float" office:value="57.02333333" table:style-name="ce1">
            <text:p>57.02333333</text:p>
          </table:table-cell>
          <table:table-cell office:value-type="float" office:value="0.19666666699999999" table:style-name="ce1">
            <text:p>0.196666667</text:p>
          </table:table-cell>
          <table:table-cell office:value-type="float" office:value="58.96" table:style-name="ce1">
            <text:p>58.96</text:p>
          </table:table-cell>
          <table:table-cell office:value-type="float" office:value="56.65" table:style-name="ce1">
            <text:p>56.65</text:p>
          </table:table-cell>
          <table:table-cell table:number-columns-repeated="16375"/>
        </table:table-row>
        <table:table-row table:style-name="ro1">
          <table:table-cell office:value-type="date" office:date-value="2014-01-08T00:00:00" table:style-name="ce2">
            <text:p>08-01-2014</text:p>
          </table:table-cell>
          <table:table-cell office:value-type="float" office:value="57.6" table:style-name="ce1">
            <text:p>57.6</text:p>
          </table:table-cell>
          <table:table-cell office:value-type="float" office:value="57.793333330000003" table:style-name="ce1">
            <text:p>57.79333333</text:p>
          </table:table-cell>
          <table:table-cell office:value-type="float" office:value="-0.193333333" table:style-name="ce1">
            <text:p>-0.193333333</text:p>
          </table:table-cell>
          <table:table-cell office:value-type="float" office:value="58.23" table:style-name="ce1">
            <text:p>58.23</text:p>
          </table:table-cell>
          <table:table-cell office:value-type="float" office:value="57.79666667" table:style-name="ce1">
            <text:p>57.79666667</text:p>
          </table:table-cell>
          <table:table-cell office:value-type="float" office:value="0.43333333299999999" table:style-name="ce1">
            <text:p>0.433333333</text:p>
          </table:table-cell>
          <table:table-cell office:value-type="float" office:value="58.41" table:style-name="ce1">
            <text:p>58.41</text:p>
          </table:table-cell>
          <table:table-cell office:value-type="float" office:value="57.23" table:style-name="ce1">
            <text:p>57.23</text:p>
          </table:table-cell>
          <table:table-cell table:number-columns-repeated="16375"/>
        </table:table-row>
        <table:table-row table:style-name="ro1">
          <table:table-cell office:value-type="date" office:date-value="2014-01-07T00:00:00" table:style-name="ce2">
            <text:p>07-01-2014</text:p>
          </table:table-cell>
          <table:table-cell office:value-type="float" office:value="57.7" table:style-name="ce1">
            <text:p>57.7</text:p>
          </table:table-cell>
          <table:table-cell office:value-type="float" office:value="57.983333330000001" table:style-name="ce1">
            <text:p>57.98333333</text:p>
          </table:table-cell>
          <table:table-cell office:value-type="float" office:value="-0.28333333300000002" table:style-name="ce1">
            <text:p>-0.283333333</text:p>
          </table:table-cell>
          <table:table-cell office:value-type="float" office:value="57.92" table:style-name="ce1">
            <text:p>57.92</text:p>
          </table:table-cell>
          <table:table-cell office:value-type="float" office:value="57.79" table:style-name="ce1">
            <text:p>57.79</text:p>
          </table:table-cell>
          <table:table-cell office:value-type="float" office:value="0.13" table:style-name="ce1">
            <text:p>0.13</text:p>
          </table:table-cell>
          <table:table-cell office:value-type="float" office:value="58.55" table:style-name="ce1">
            <text:p>58.55</text:p>
          </table:table-cell>
          <table:table-cell office:value-type="float" office:value="57.22" table:style-name="ce1">
            <text:p>57.22</text:p>
          </table:table-cell>
          <table:table-cell table:number-columns-repeated="16375"/>
        </table:table-row>
        <table:table-row table:style-name="ro1">
          <table:table-cell office:value-type="date" office:date-value="2014-01-06T00:00:00" table:style-name="ce2">
            <text:p>06-01-2014</text:p>
          </table:table-cell>
          <table:table-cell office:value-type="float" office:value="54.42" table:style-name="ce1">
            <text:p>54.42</text:p>
          </table:table-cell>
          <table:table-cell office:value-type="float" office:value="56.573333329999997" table:style-name="ce1">
            <text:p>56.57333333</text:p>
          </table:table-cell>
          <table:table-cell office:value-type="float" office:value="-2.153333333" table:style-name="ce1">
            <text:p>-2.153333333</text:p>
          </table:table-cell>
          <table:table-cell office:value-type="float" office:value="57.2" table:style-name="ce1">
            <text:p>57.2</text:p>
          </table:table-cell>
          <table:table-cell office:value-type="float" office:value="57.783333329999998" table:style-name="ce1">
            <text:p>57.78333333</text:p>
          </table:table-cell>
          <table:table-cell office:value-type="float" office:value="-0.58333333300000001" table:style-name="ce1">
            <text:p>-0.583333333</text:p>
          </table:table-cell>
          <table:table-cell office:value-type="float" office:value="57.26" table:style-name="ce1">
            <text:p>57.26</text:p>
          </table:table-cell>
          <table:table-cell office:value-type="float" office:value="54.05" table:style-name="ce1">
            <text:p>54.05</text:p>
          </table:table-cell>
          <table:table-cell table:number-columns-repeated="16375"/>
        </table:table-row>
        <table:table-row table:style-name="ro1">
          <table:table-cell office:value-type="date" office:date-value="2014-01-03T00:00:00" table:style-name="ce2">
            <text:p>03-01-2014</text:p>
          </table:table-cell>
          <table:table-cell office:value-type="float" office:value="55.02" table:style-name="ce1">
            <text:p>55.02</text:p>
          </table:table-cell>
          <table:table-cell office:value-type="float" office:value="55.713333329999998" table:style-name="ce1">
            <text:p>55.71333333</text:p>
          </table:table-cell>
          <table:table-cell office:value-type="float" office:value="-0.693333333" table:style-name="ce1">
            <text:p>-0.693333333</text:p>
          </table:table-cell>
          <table:table-cell office:value-type="float" office:value="54.557000000000002" table:style-name="ce1">
            <text:p>54.557</text:p>
          </table:table-cell>
          <table:table-cell office:value-type="float" office:value="56.558999999999997" table:style-name="ce1">
            <text:p>56.559</text:p>
          </table:table-cell>
          <table:table-cell office:value-type="float" office:value="-2.0019999999999998" table:style-name="ce1">
            <text:p>-2.002</text:p>
          </table:table-cell>
          <table:table-cell office:value-type="float" office:value="55.65" table:style-name="ce1">
            <text:p>55.65</text:p>
          </table:table-cell>
          <table:table-cell office:value-type="float" office:value="54.53" table:style-name="ce1">
            <text:p>54.53</text:p>
          </table:table-cell>
          <table:table-cell table:number-columns-repeated="16375"/>
        </table:table-row>
        <table:table-row table:style-name="ro1">
          <table:table-cell office:value-type="date" office:date-value="2014-01-02T00:00:00" table:style-name="ce2">
            <text:p>02-01-2014</text:p>
          </table:table-cell>
          <table:table-cell office:value-type="float" office:value="54.83" table:style-name="ce1">
            <text:p>54.83</text:p>
          </table:table-cell>
          <table:table-cell office:value-type="float" office:value="54.756666670000001" table:style-name="ce1">
            <text:p>54.75666667</text:p>
          </table:table-cell>
          <table:table-cell office:value-type="float" office:value="7.3333333000000001E-2" table:style-name="ce1">
            <text:p>0.073333333</text:p>
          </table:table-cell>
          <table:table-cell office:value-type="float" office:value="54.71" table:style-name="ce1">
            <text:p>54.71</text:p>
          </table:table-cell>
          <table:table-cell office:value-type="float" office:value="55.488999999999997" table:style-name="ce1">
            <text:p>55.489</text:p>
          </table:table-cell>
          <table:table-cell office:value-type="float" office:value="-0.77900000000000003" table:style-name="ce1">
            <text:p>-0.779</text:p>
          </table:table-cell>
          <table:table-cell office:value-type="float" office:value="55.22" table:style-name="ce1">
            <text:p>55.22</text:p>
          </table:table-cell>
          <table:table-cell office:value-type="float" office:value="54.19" table:style-name="ce1">
            <text:p>54.19</text:p>
          </table:table-cell>
          <table:table-cell table:number-columns-repeated="16375"/>
        </table:table-row>
        <table:table-row table:style-name="ro1">
          <table:table-cell office:value-type="date" office:date-value="2013-12-31T00:00:00" table:style-name="ce2">
            <text:p>31-12-2013</text:p>
          </table:table-cell>
          <table:table-cell office:value-type="float" office:value="54.12" table:style-name="ce1">
            <text:p>54.12</text:p>
          </table:table-cell>
          <table:table-cell office:value-type="float" office:value="54.65666667" table:style-name="ce1">
            <text:p>54.65666667</text:p>
          </table:table-cell>
          <table:table-cell office:value-type="float" office:value="-0.53666666699999999" table:style-name="ce1">
            <text:p>-0.536666667</text:p>
          </table:table-cell>
          <table:table-cell office:value-type="float" office:value="54.649000000000001" table:style-name="ce1">
            <text:p>54.649</text:p>
          </table:table-cell>
          <table:table-cell office:value-type="float" office:value="54.638666669999999" table:style-name="ce1">
            <text:p>54.63866667</text:p>
          </table:table-cell>
          <table:table-cell office:value-type="float" office:value="1.0333333E-2" table:style-name="ce1">
            <text:p>0.010333333</text:p>
          </table:table-cell>
          <table:table-cell office:value-type="float" office:value="54.86" table:style-name="ce1">
            <text:p>54.86</text:p>
          </table:table-cell>
          <table:table-cell office:value-type="float" office:value="53.91" table:style-name="ce1">
            <text:p>53.91</text:p>
          </table:table-cell>
          <table:table-cell table:number-columns-repeated="16375"/>
        </table:table-row>
        <table:table-row table:style-name="ro1">
          <table:table-cell office:value-type="date" office:date-value="2013-12-30T00:00:00" table:style-name="ce2">
            <text:p>30-12-2013</text:p>
          </table:table-cell>
          <table:table-cell office:value-type="float" office:value="54.93" table:style-name="ce1">
            <text:p>54.93</text:p>
          </table:table-cell>
          <table:table-cell office:value-type="float" office:value="54.626666669999999" table:style-name="ce1">
            <text:p>54.62666667</text:p>
          </table:table-cell>
          <table:table-cell office:value-type="float" office:value="0.30333333299999998" table:style-name="ce1">
            <text:p>0.303333333</text:p>
          </table:table-cell>
          <table:table-cell office:value-type="float" office:value="53.71" table:style-name="ce1">
            <text:p>53.71</text:p>
          </table:table-cell>
          <table:table-cell office:value-type="float" office:value="54.356333329999998" table:style-name="ce1">
            <text:p>54.35633333</text:p>
          </table:table-cell>
          <table:table-cell office:value-type="float" office:value="-0.64633333299999995" table:style-name="ce1">
            <text:p>-0.646333333</text:p>
          </table:table-cell>
          <table:table-cell office:value-type="float" office:value="55.18" table:style-name="ce1">
            <text:p>55.18</text:p>
          </table:table-cell>
          <table:table-cell office:value-type="float" office:value="53.43" table:style-name="ce1">
            <text:p>53.43</text:p>
          </table:table-cell>
          <table:table-cell table:number-columns-repeated="16375"/>
        </table:table-row>
        <table:table-row table:style-name="ro1">
          <table:table-cell office:value-type="date" office:date-value="2013-12-27T00:00:00" table:style-name="ce2">
            <text:p>27-12-2013</text:p>
          </table:table-cell>
          <table:table-cell office:value-type="float" office:value="57.48" table:style-name="ce1">
            <text:p>57.48</text:p>
          </table:table-cell>
          <table:table-cell office:value-type="float" office:value="55.51" table:style-name="ce1">
            <text:p>55.51</text:p>
          </table:table-cell>
          <table:table-cell office:value-type="float" office:value="1.97" table:style-name="ce1">
            <text:p>1.97</text:p>
          </table:table-cell>
          <table:table-cell office:value-type="float" office:value="55.44" table:style-name="ce1">
            <text:p>55.44</text:p>
          </table:table-cell>
          <table:table-cell office:value-type="float" office:value="54.599666669999998" table:style-name="ce1">
            <text:p>54.59966667</text:p>
          </table:table-cell>
          <table:table-cell office:value-type="float" office:value="0.84033333300000002" table:style-name="ce1">
            <text:p>0.840333333</text:p>
          </table:table-cell>
          <table:table-cell office:value-type="float" office:value="57.68" table:style-name="ce1">
            <text:p>57.68</text:p>
          </table:table-cell>
          <table:table-cell office:value-type="float" office:value="55.25" table:style-name="ce1">
            <text:p>55.25</text:p>
          </table:table-cell>
          <table:table-cell table:number-columns-repeated="16375"/>
        </table:table-row>
        <table:table-row table:style-name="ro1">
          <table:table-cell office:value-type="date" office:date-value="2013-12-26T00:00:00" table:style-name="ce2">
            <text:p>26-12-2013</text:p>
          </table:table-cell>
          <table:table-cell office:value-type="float" office:value="58.32" table:style-name="ce1">
            <text:p>58.32</text:p>
          </table:table-cell>
          <table:table-cell office:value-type="float" office:value="56.91" table:style-name="ce1">
            <text:p>56.91</text:p>
          </table:table-cell>
          <table:table-cell office:value-type="float" office:value="1.41" table:style-name="ce1">
            <text:p>1.41</text:p>
          </table:table-cell>
          <table:table-cell office:value-type="float" office:value="57.73" table:style-name="ce1">
            <text:p>57.73</text:p>
          </table:table-cell>
          <table:table-cell office:value-type="float" office:value="55.626666669999999" table:style-name="ce1">
            <text:p>55.62666667</text:p>
          </table:table-cell>
          <table:table-cell office:value-type="float" office:value="2.1033333330000001" table:style-name="ce1">
            <text:p>2.103333333</text:p>
          </table:table-cell>
          <table:table-cell office:value-type="float" office:value="58.38" table:style-name="ce1">
            <text:p>58.38</text:p>
          </table:table-cell>
          <table:table-cell office:value-type="float" office:value="57.37" table:style-name="ce1">
            <text:p>57.37</text:p>
          </table:table-cell>
          <table:table-cell table:number-columns-repeated="16375"/>
        </table:table-row>
        <table:table-row table:style-name="ro1">
          <table:table-cell office:value-type="date" office:date-value="2013-12-24T00:00:00" table:style-name="ce2">
            <text:p>24-12-2013</text:p>
          </table:table-cell>
          <table:table-cell office:value-type="float" office:value="58.27" table:style-name="ce1">
            <text:p>58.27</text:p>
          </table:table-cell>
          <table:table-cell office:value-type="float" office:value="58.02333333" table:style-name="ce1">
            <text:p>58.02333333</text:p>
          </table:table-cell>
          <table:table-cell office:value-type="float" office:value="0.24666666700000001" table:style-name="ce1">
            <text:p>0.246666667</text:p>
          </table:table-cell>
          <table:table-cell office:value-type="float" office:value="57.96" table:style-name="ce1">
            <text:p>57.96</text:p>
          </table:table-cell>
          <table:table-cell office:value-type="float" office:value="57.043333330000003" table:style-name="ce1">
            <text:p>57.04333333</text:p>
          </table:table-cell>
          <table:table-cell office:value-type="float" office:value="0.91666666699999999" table:style-name="ce1">
            <text:p>0.916666667</text:p>
          </table:table-cell>
          <table:table-cell office:value-type="float" office:value="58.58" table:style-name="ce1">
            <text:p>58.58</text:p>
          </table:table-cell>
          <table:table-cell office:value-type="float" office:value="56.91" table:style-name="ce1">
            <text:p>56.91</text:p>
          </table:table-cell>
          <table:table-cell table:number-columns-repeated="16375"/>
        </table:table-row>
        <table:table-row table:style-name="ro1">
          <table:table-cell office:value-type="date" office:date-value="2013-12-23T00:00:00" table:style-name="ce2">
            <text:p>23-12-2013</text:p>
          </table:table-cell>
          <table:table-cell office:value-type="float" office:value="55.5" table:style-name="ce1">
            <text:p>55.5</text:p>
          </table:table-cell>
          <table:table-cell office:value-type="float" office:value="57.363333330000003" table:style-name="ce1">
            <text:p>57.36333333</text:p>
          </table:table-cell>
          <table:table-cell office:value-type="float" office:value="-1.8633333329999999" table:style-name="ce1">
            <text:p>-1.863333333</text:p>
          </table:table-cell>
          <table:table-cell office:value-type="float" office:value="57.77" table:style-name="ce1">
            <text:p>57.77</text:p>
          </table:table-cell>
          <table:table-cell office:value-type="float" office:value="57.82" table:style-name="ce1">
            <text:p>57.82</text:p>
          </table:table-cell>
          <table:table-cell office:value-type="float" office:value="-0.05" table:style-name="ce1">
            <text:p>-0.05</text:p>
          </table:table-cell>
          <table:table-cell office:value-type="float" office:value="58.32" table:style-name="ce1">
            <text:p>58.32</text:p>
          </table:table-cell>
          <table:table-cell office:value-type="float" office:value="55.45" table:style-name="ce1">
            <text:p>55.45</text:p>
          </table:table-cell>
          <table:table-cell table:number-columns-repeated="16375"/>
        </table:table-row>
        <table:table-row table:style-name="ro1">
          <table:table-cell office:value-type="date" office:date-value="2013-12-20T00:00:00" table:style-name="ce2">
            <text:p>20-12-2013</text:p>
          </table:table-cell>
          <table:table-cell office:value-type="float" office:value="54.93" table:style-name="ce1">
            <text:p>54.93</text:p>
          </table:table-cell>
          <table:table-cell office:value-type="float" office:value="56.233333330000001" table:style-name="ce1">
            <text:p>56.23333333</text:p>
          </table:table-cell>
          <table:table-cell office:value-type="float" office:value="-1.3033333330000001" table:style-name="ce1">
            <text:p>-1.303333333</text:p>
          </table:table-cell>
          <table:table-cell office:value-type="float" office:value="55.12" table:style-name="ce1">
            <text:p>55.12</text:p>
          </table:table-cell>
          <table:table-cell office:value-type="float" office:value="56.95" table:style-name="ce1">
            <text:p>56.95</text:p>
          </table:table-cell>
          <table:table-cell office:value-type="float" office:value="-1.83" table:style-name="ce1">
            <text:p>-1.83</text:p>
          </table:table-cell>
          <table:table-cell office:value-type="float" office:value="55.15" table:style-name="ce1">
            <text:p>55.15</text:p>
          </table:table-cell>
          <table:table-cell office:value-type="float" office:value="54.23" table:style-name="ce1">
            <text:p>54.23</text:p>
          </table:table-cell>
          <table:table-cell table:number-columns-repeated="16375"/>
        </table:table-row>
        <table:table-row table:style-name="ro1">
          <table:table-cell office:value-type="date" office:date-value="2013-12-19T00:00:00" table:style-name="ce2">
            <text:p>19-12-2013</text:p>
          </table:table-cell>
          <table:table-cell office:value-type="float" office:value="54.33" table:style-name="ce1">
            <text:p>54.33</text:p>
          </table:table-cell>
          <table:table-cell office:value-type="float" office:value="54.92" table:style-name="ce1">
            <text:p>54.92</text:p>
          </table:table-cell>
          <table:table-cell office:value-type="float" office:value="-0.59" table:style-name="ce1">
            <text:p>-0.59</text:p>
          </table:table-cell>
          <table:table-cell office:value-type="float" office:value="55.05" table:style-name="ce1">
            <text:p>55.05</text:p>
          </table:table-cell>
          <table:table-cell office:value-type="float" office:value="55.98" table:style-name="ce1">
            <text:p>55.98</text:p>
          </table:table-cell>
          <table:table-cell office:value-type="float" office:value="-0.93" table:style-name="ce1">
            <text:p>-0.93</text:p>
          </table:table-cell>
          <table:table-cell office:value-type="float" office:value="55.19" table:style-name="ce1">
            <text:p>55.19</text:p>
          </table:table-cell>
          <table:table-cell office:value-type="float" office:value="53.95" table:style-name="ce1">
            <text:p>53.95</text:p>
          </table:table-cell>
          <table:table-cell table:number-columns-repeated="16375"/>
        </table:table-row>
        <table:table-row table:style-name="ro1">
          <table:table-cell office:value-type="date" office:date-value="2013-12-18T00:00:00" table:style-name="ce2">
            <text:p>18-12-2013</text:p>
          </table:table-cell>
          <table:table-cell office:value-type="float" office:value="54.86" table:style-name="ce1">
            <text:p>54.86</text:p>
          </table:table-cell>
          <table:table-cell office:value-type="float" office:value="54.706666669999997" table:style-name="ce1">
            <text:p>54.70666667</text:p>
          </table:table-cell>
          <table:table-cell office:value-type="float" office:value="0.15333333299999999" table:style-name="ce1">
            <text:p>0.153333333</text:p>
          </table:table-cell>
          <table:table-cell office:value-type="float" office:value="55.57" table:style-name="ce1">
            <text:p>55.57</text:p>
          </table:table-cell>
          <table:table-cell office:value-type="float" office:value="55.246666670000003" table:style-name="ce1">
            <text:p>55.24666667</text:p>
          </table:table-cell>
          <table:table-cell office:value-type="float" office:value="0.323333333" table:style-name="ce1">
            <text:p>0.323333333</text:p>
          </table:table-cell>
          <table:table-cell office:value-type="float" office:value="55.89" table:style-name="ce1">
            <text:p>55.89</text:p>
          </table:table-cell>
          <table:table-cell office:value-type="float" office:value="53.75" table:style-name="ce1">
            <text:p>53.75</text:p>
          </table:table-cell>
          <table:table-cell table:number-columns-repeated="16375"/>
        </table:table-row>
        <table:table-row table:style-name="ro1">
          <table:table-cell office:value-type="date" office:date-value="2013-12-17T00:00:00" table:style-name="ce2">
            <text:p>17-12-2013</text:p>
          </table:table-cell>
          <table:table-cell office:value-type="float" office:value="54.76" table:style-name="ce1">
            <text:p>54.76</text:p>
          </table:table-cell>
          <table:table-cell office:value-type="float" office:value="54.65" table:style-name="ce1">
            <text:p>54.65</text:p>
          </table:table-cell>
          <table:table-cell office:value-type="float" office:value="0.11" table:style-name="ce1">
            <text:p>0.11</text:p>
          </table:table-cell>
          <table:table-cell office:value-type="float" office:value="54.86" table:style-name="ce1">
            <text:p>54.86</text:p>
          </table:table-cell>
          <table:table-cell office:value-type="float" office:value="55.16" table:style-name="ce1">
            <text:p>55.16</text:p>
          </table:table-cell>
          <table:table-cell office:value-type="float" office:value="-0.3" table:style-name="ce1">
            <text:p>-0.3</text:p>
          </table:table-cell>
          <table:table-cell office:value-type="float" office:value="55.18" table:style-name="ce1">
            <text:p>55.18</text:p>
          </table:table-cell>
          <table:table-cell office:value-type="float" office:value="54.24" table:style-name="ce1">
            <text:p>54.24</text:p>
          </table:table-cell>
          <table:table-cell table:number-columns-repeated="16375"/>
        </table:table-row>
        <table:table-row table:style-name="ro1">
          <table:table-cell office:value-type="date" office:date-value="2013-12-16T00:00:00" table:style-name="ce2">
            <text:p>16-12-2013</text:p>
          </table:table-cell>
          <table:table-cell office:value-type="float" office:value="53.25" table:style-name="ce1">
            <text:p>53.25</text:p>
          </table:table-cell>
          <table:table-cell office:value-type="float" office:value="54.29" table:style-name="ce1">
            <text:p>54.29</text:p>
          </table:table-cell>
          <table:table-cell office:value-type="float" office:value="-1.04" table:style-name="ce1">
            <text:p>-1.04</text:p>
          </table:table-cell>
          <table:table-cell office:value-type="float" office:value="53.81" table:style-name="ce1">
            <text:p>53.81</text:p>
          </table:table-cell>
          <table:table-cell office:value-type="float" office:value="54.746666670000003" table:style-name="ce1">
            <text:p>54.74666667</text:p>
          </table:table-cell>
          <table:table-cell office:value-type="float" office:value="-0.93666666700000001" table:style-name="ce1">
            <text:p>-0.936666667</text:p>
          </table:table-cell>
          <table:table-cell office:value-type="float" office:value="54.5" table:style-name="ce1">
            <text:p>54.5</text:p>
          </table:table-cell>
          <table:table-cell office:value-type="float" office:value="52.91" table:style-name="ce1">
            <text:p>52.91</text:p>
          </table:table-cell>
          <table:table-cell table:number-columns-repeated="16375"/>
        </table:table-row>
        <table:table-row table:style-name="ro1">
          <table:table-cell office:value-type="date" office:date-value="2013-12-13T00:00:00" table:style-name="ce2">
            <text:p>13-12-2013</text:p>
          </table:table-cell>
          <table:table-cell office:value-type="float" office:value="51.66" table:style-name="ce1">
            <text:p>51.66</text:p>
          </table:table-cell>
          <table:table-cell office:value-type="float" office:value="53.223333330000003" table:style-name="ce1">
            <text:p>53.22333333</text:p>
          </table:table-cell>
          <table:table-cell office:value-type="float" office:value="-1.5633333330000001" table:style-name="ce1">
            <text:p>-1.563333333</text:p>
          </table:table-cell>
          <table:table-cell office:value-type="float" office:value="53.32" table:style-name="ce1">
            <text:p>53.32</text:p>
          </table:table-cell>
          <table:table-cell office:value-type="float" office:value="53.996666670000003" table:style-name="ce1">
            <text:p>53.99666667</text:p>
          </table:table-cell>
          <table:table-cell office:value-type="float" office:value="-0.676666667" table:style-name="ce1">
            <text:p>-0.676666667</text:p>
          </table:table-cell>
          <table:table-cell office:value-type="float" office:value="53.5" table:style-name="ce1">
            <text:p>53.5</text:p>
          </table:table-cell>
          <table:table-cell office:value-type="float" office:value="51.34" table:style-name="ce1">
            <text:p>51.34</text:p>
          </table:table-cell>
          <table:table-cell table:number-columns-repeated="16375"/>
        </table:table-row>
        <table:table-row table:style-name="ro1">
          <table:table-cell office:value-type="date" office:date-value="2013-12-12T00:00:00" table:style-name="ce2">
            <text:p>12-12-2013</text:p>
          </table:table-cell>
          <table:table-cell office:value-type="float" office:value="51.045000000000002" table:style-name="ce1">
            <text:p>51.045</text:p>
          </table:table-cell>
          <table:table-cell office:value-type="float" office:value="51.984999999999999" table:style-name="ce1">
            <text:p>51.985</text:p>
          </table:table-cell>
          <table:table-cell office:value-type="float" office:value="-0.94" table:style-name="ce1">
            <text:p>-0.94</text:p>
          </table:table-cell>
          <table:table-cell office:value-type="float" office:value="51.83" table:style-name="ce1">
            <text:p>51.83</text:p>
          </table:table-cell>
          <table:table-cell office:value-type="float" office:value="52.986666669999998" table:style-name="ce1">
            <text:p>52.98666667</text:p>
          </table:table-cell>
          <table:table-cell office:value-type="float" office:value="-1.1566666670000001" table:style-name="ce1">
            <text:p>-1.156666667</text:p>
          </table:table-cell>
          <table:table-cell office:value-type="float" office:value="52.07" table:style-name="ce1">
            <text:p>52.07</text:p>
          </table:table-cell>
          <table:table-cell office:value-type="float" office:value="50.66" table:style-name="ce1">
            <text:p>50.66</text:p>
          </table:table-cell>
          <table:table-cell table:number-columns-repeated="16375"/>
        </table:table-row>
        <table:table-row table:style-name="ro1">
          <table:table-cell office:value-type="date" office:date-value="2013-12-11T00:00:00" table:style-name="ce2">
            <text:p>11-12-2013</text:p>
          </table:table-cell>
          <table:table-cell office:value-type="float" office:value="50.55" table:style-name="ce1">
            <text:p>50.55</text:p>
          </table:table-cell>
          <table:table-cell office:value-type="float" office:value="51.085000000000001" table:style-name="ce1">
            <text:p>51.085</text:p>
          </table:table-cell>
          <table:table-cell office:value-type="float" office:value="-0.53500000000000003" table:style-name="ce1">
            <text:p>-0.535</text:p>
          </table:table-cell>
          <table:table-cell office:value-type="float" office:value="49.38" table:style-name="ce1">
            <text:p>49.38</text:p>
          </table:table-cell>
          <table:table-cell office:value-type="float" office:value="51.51" table:style-name="ce1">
            <text:p>51.51</text:p>
          </table:table-cell>
          <table:table-cell office:value-type="float" office:value="-2.13" table:style-name="ce1">
            <text:p>-2.13</text:p>
          </table:table-cell>
          <table:table-cell office:value-type="float" office:value="50.77" table:style-name="ce1">
            <text:p>50.77</text:p>
          </table:table-cell>
          <table:table-cell office:value-type="float" office:value="49.01" table:style-name="ce1">
            <text:p>49.01</text:p>
          </table:table-cell>
          <table:table-cell table:number-columns-repeated="16375"/>
        </table:table-row>
        <table:table-row table:style-name="ro1">
          <table:table-cell office:value-type="date" office:date-value="2013-12-10T00:00:00" table:style-name="ce2">
            <text:p>10-12-2013</text:p>
          </table:table-cell>
          <table:table-cell office:value-type="float" office:value="48.64" table:style-name="ce1">
            <text:p>48.64</text:p>
          </table:table-cell>
          <table:table-cell office:value-type="float" office:value="50.07833333" table:style-name="ce1">
            <text:p>50.07833333</text:p>
          </table:table-cell>
          <table:table-cell office:value-type="float" office:value="-1.4383333330000001" table:style-name="ce1">
            <text:p>-1.438333333</text:p>
          </table:table-cell>
          <table:table-cell office:value-type="float" office:value="50.244999999999997" table:style-name="ce1">
            <text:p>50.245</text:p>
          </table:table-cell>
          <table:table-cell office:value-type="float" office:value="50.484999999999999" table:style-name="ce1">
            <text:p>50.485</text:p>
          </table:table-cell>
          <table:table-cell office:value-type="float" office:value="-0.24" table:style-name="ce1">
            <text:p>-0.24</text:p>
          </table:table-cell>
          <table:table-cell office:value-type="float" office:value="50.77" table:style-name="ce1">
            <text:p>50.77</text:p>
          </table:table-cell>
          <table:table-cell office:value-type="float" office:value="48.54" table:style-name="ce1">
            <text:p>48.54</text:p>
          </table:table-cell>
          <table:table-cell table:number-columns-repeated="16375"/>
        </table:table-row>
        <table:table-row table:style-name="ro1">
          <table:table-cell office:value-type="date" office:date-value="2013-12-09T00:00:00" table:style-name="ce2">
            <text:p>09-12-2013</text:p>
          </table:table-cell>
          <table:table-cell office:value-type="float" office:value="48.09" table:style-name="ce1">
            <text:p>48.09</text:p>
          </table:table-cell>
          <table:table-cell office:value-type="float" office:value="49.09333333" table:style-name="ce1">
            <text:p>49.09333333</text:p>
          </table:table-cell>
          <table:table-cell office:value-type="float" office:value="-1.003333333" table:style-name="ce1">
            <text:p>-1.003333333</text:p>
          </table:table-cell>
          <table:table-cell office:value-type="float" office:value="48.84" table:style-name="ce1">
            <text:p>48.84</text:p>
          </table:table-cell>
          <table:table-cell office:value-type="float" office:value="49.488333330000003" table:style-name="ce1">
            <text:p>49.48833333</text:p>
          </table:table-cell>
          <table:table-cell office:value-type="float" office:value="-0.64833333299999996" table:style-name="ce1">
            <text:p>-0.648333333</text:p>
          </table:table-cell>
          <table:table-cell office:value-type="float" office:value="48.97" table:style-name="ce1">
            <text:p>48.97</text:p>
          </table:table-cell>
          <table:table-cell office:value-type="float" office:value="47.74" table:style-name="ce1">
            <text:p>47.74</text:p>
          </table:table-cell>
          <table:table-cell table:number-columns-repeated="16375"/>
        </table:table-row>
        <table:table-row table:style-name="ro1">
          <table:table-cell office:value-type="date" office:date-value="2013-12-06T00:00:00" table:style-name="ce2">
            <text:p>06-12-2013</text:p>
          </table:table-cell>
          <table:table-cell office:value-type="float" office:value="48.98" table:style-name="ce1">
            <text:p>48.98</text:p>
          </table:table-cell>
          <table:table-cell office:value-type="float" office:value="48.57" table:style-name="ce1">
            <text:p>48.57</text:p>
          </table:table-cell>
          <table:table-cell office:value-type="float" office:value="0.41" table:style-name="ce1">
            <text:p>0.41</text:p>
          </table:table-cell>
          <table:table-cell office:value-type="float" office:value="47.94" table:style-name="ce1">
            <text:p>47.94</text:p>
          </table:table-cell>
          <table:table-cell office:value-type="float" office:value="49.008333329999999" table:style-name="ce1">
            <text:p>49.00833333</text:p>
          </table:table-cell>
          <table:table-cell office:value-type="float" office:value="-1.068333333" table:style-name="ce1">
            <text:p>-1.068333333</text:p>
          </table:table-cell>
          <table:table-cell office:value-type="float" office:value="49.39" table:style-name="ce1">
            <text:p>49.39</text:p>
          </table:table-cell>
          <table:table-cell office:value-type="float" office:value="47.71" table:style-name="ce1">
            <text:p>47.71</text:p>
          </table:table-cell>
          <table:table-cell table:number-columns-repeated="16375"/>
        </table:table-row>
        <table:table-row table:style-name="ro1">
          <table:table-cell office:value-type="date" office:date-value="2013-12-05T00:00:00" table:style-name="ce2">
            <text:p>05-12-2013</text:p>
          </table:table-cell>
          <table:table-cell office:value-type="float" office:value="48.15" table:style-name="ce1">
            <text:p>48.15</text:p>
          </table:table-cell>
          <table:table-cell office:value-type="float" office:value="48.40666667" table:style-name="ce1">
            <text:p>48.40666667</text:p>
          </table:table-cell>
          <table:table-cell office:value-type="float" office:value="-0.25666666700000001" table:style-name="ce1">
            <text:p>-0.256666667</text:p>
          </table:table-cell>
          <table:table-cell office:value-type="float" office:value="48.34" table:style-name="ce1">
            <text:p>48.34</text:p>
          </table:table-cell>
          <table:table-cell office:value-type="float" office:value="48.373333330000001" table:style-name="ce1">
            <text:p>48.37333333</text:p>
          </table:table-cell>
          <table:table-cell office:value-type="float" office:value="-3.3333333E-2" table:style-name="ce1">
            <text:p>-0.033333333</text:p>
          </table:table-cell>
          <table:table-cell office:value-type="float" office:value="48.7" table:style-name="ce1">
            <text:p>48.7</text:p>
          </table:table-cell>
          <table:table-cell office:value-type="float" office:value="47.87" table:style-name="ce1">
            <text:p>47.87</text:p>
          </table:table-cell>
          <table:table-cell table:number-columns-repeated="16375"/>
        </table:table-row>
        <table:table-row table:style-name="ro1">
          <table:table-cell office:value-type="date" office:date-value="2013-12-04T00:00:00" table:style-name="ce2">
            <text:p>04-12-2013</text:p>
          </table:table-cell>
          <table:table-cell office:value-type="float" office:value="46.46" table:style-name="ce1">
            <text:p>46.46</text:p>
          </table:table-cell>
          <table:table-cell office:value-type="float" office:value="47.863333330000003" table:style-name="ce1">
            <text:p>47.86333333</text:p>
          </table:table-cell>
          <table:table-cell office:value-type="float" office:value="-1.403333333" table:style-name="ce1">
            <text:p>-1.403333333</text:p>
          </table:table-cell>
          <table:table-cell office:value-type="float" office:value="48.62" table:style-name="ce1">
            <text:p>48.62</text:p>
          </table:table-cell>
          <table:table-cell office:value-type="float" office:value="48.3" table:style-name="ce1">
            <text:p>48.3</text:p>
          </table:table-cell>
          <table:table-cell office:value-type="float" office:value="0.32" table:style-name="ce1">
            <text:p>0.32</text:p>
          </table:table-cell>
          <table:table-cell office:value-type="float" office:value="48.77" table:style-name="ce1">
            <text:p>48.77</text:p>
          </table:table-cell>
          <table:table-cell office:value-type="float" office:value="46.26" table:style-name="ce1">
            <text:p>46.26</text:p>
          </table:table-cell>
          <table:table-cell table:number-columns-repeated="16375"/>
        </table:table-row>
        <table:table-row table:style-name="ro1">
          <table:table-cell office:value-type="date" office:date-value="2013-12-03T00:00:00" table:style-name="ce2">
            <text:p>03-12-2013</text:p>
          </table:table-cell>
          <table:table-cell office:value-type="float" office:value="46.75" table:style-name="ce1">
            <text:p>46.75</text:p>
          </table:table-cell>
          <table:table-cell office:value-type="float" office:value="47.12" table:style-name="ce1">
            <text:p>47.12</text:p>
          </table:table-cell>
          <table:table-cell office:value-type="float" office:value="-0.37" table:style-name="ce1">
            <text:p>-0.37</text:p>
          </table:table-cell>
          <table:table-cell office:value-type="float" office:value="46.73" table:style-name="ce1">
            <text:p>46.73</text:p>
          </table:table-cell>
          <table:table-cell office:value-type="float" office:value="47.896666670000002" table:style-name="ce1">
            <text:p>47.89666667</text:p>
          </table:table-cell>
          <table:table-cell office:value-type="float" office:value="-1.1666666670000001" table:style-name="ce1">
            <text:p>-1.166666667</text:p>
          </table:table-cell>
          <table:table-cell office:value-type="float" office:value="47.2" table:style-name="ce1">
            <text:p>47.2</text:p>
          </table:table-cell>
          <table:table-cell office:value-type="float" office:value="46.29" table:style-name="ce1">
            <text:p>46.29</text:p>
          </table:table-cell>
          <table:table-cell table:number-columns-repeated="16375"/>
        </table:table-row>
        <table:table-row table:style-name="ro1">
          <table:table-cell office:value-type="date" office:date-value="2013-12-02T00:00:00" table:style-name="ce2">
            <text:p>02-12-2013</text:p>
          </table:table-cell>
          <table:table-cell office:value-type="float" office:value="46.9" table:style-name="ce1">
            <text:p>46.9</text:p>
          </table:table-cell>
          <table:table-cell office:value-type="float" office:value="46.70333333" table:style-name="ce1">
            <text:p>46.70333333</text:p>
          </table:table-cell>
          <table:table-cell office:value-type="float" office:value="0.19666666699999999" table:style-name="ce1">
            <text:p>0.196666667</text:p>
          </table:table-cell>
          <table:table-cell office:value-type="float" office:value="47.06" table:style-name="ce1">
            <text:p>47.06</text:p>
          </table:table-cell>
          <table:table-cell office:value-type="float" office:value="47.47" table:style-name="ce1">
            <text:p>47.47</text:p>
          </table:table-cell>
          <table:table-cell office:value-type="float" office:value="-0.41" table:style-name="ce1">
            <text:p>-0.41</text:p>
          </table:table-cell>
          <table:table-cell office:value-type="float" office:value="47.54" table:style-name="ce1">
            <text:p>47.54</text:p>
          </table:table-cell>
          <table:table-cell office:value-type="float" office:value="46.26" table:style-name="ce1">
            <text:p>46.26</text:p>
          </table:table-cell>
          <table:table-cell table:number-columns-repeated="16375"/>
        </table:table-row>
        <table:table-row table:style-name="ro1">
          <table:table-cell office:value-type="date" office:date-value="2013-11-29T00:00:00" table:style-name="ce2">
            <text:p>29-11-2013</text:p>
          </table:table-cell>
          <table:table-cell office:value-type="float" office:value="46.75" table:style-name="ce1">
            <text:p>46.75</text:p>
          </table:table-cell>
          <table:table-cell office:value-type="float" office:value="46.8" table:style-name="ce1">
            <text:p>46.8</text:p>
          </table:table-cell>
          <table:table-cell office:value-type="float" office:value="-0.05" table:style-name="ce1">
            <text:p>-0.05</text:p>
          </table:table-cell>
          <table:table-cell office:value-type="float" office:value="47.01" table:style-name="ce1">
            <text:p>47.01</text:p>
          </table:table-cell>
          <table:table-cell office:value-type="float" office:value="46.933333330000004" table:style-name="ce1">
            <text:p>46.93333333</text:p>
          </table:table-cell>
          <table:table-cell office:value-type="float" office:value="7.6666666999999994E-2" table:style-name="ce1">
            <text:p>0.076666667</text:p>
          </table:table-cell>
          <table:table-cell office:value-type="float" office:value="47.21" table:style-name="ce1">
            <text:p>47.21</text:p>
          </table:table-cell>
          <table:table-cell office:value-type="float" office:value="46.5" table:style-name="ce1">
            <text:p>46.5</text:p>
          </table:table-cell>
          <table:table-cell table:number-columns-repeated="16375"/>
        </table:table-row>
        <table:table-row table:style-name="ro1">
          <table:table-cell office:value-type="date" office:date-value="2013-11-27T00:00:00" table:style-name="ce2">
            <text:p>27-11-2013</text:p>
          </table:table-cell>
          <table:table-cell office:value-type="float" office:value="45.97" table:style-name="ce1">
            <text:p>45.97</text:p>
          </table:table-cell>
          <table:table-cell office:value-type="float" office:value="46.54" table:style-name="ce1">
            <text:p>46.54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46.49" table:style-name="ce1">
            <text:p>46.49</text:p>
          </table:table-cell>
          <table:table-cell office:value-type="float" office:value="46.853333329999998" table:style-name="ce1">
            <text:p>46.85333333</text:p>
          </table:table-cell>
          <table:table-cell office:value-type="float" office:value="-0.36333333299999998" table:style-name="ce1">
            <text:p>-0.363333333</text:p>
          </table:table-cell>
          <table:table-cell office:value-type="float" office:value="46.67" table:style-name="ce1">
            <text:p>46.67</text:p>
          </table:table-cell>
          <table:table-cell office:value-type="float" office:value="45.53" table:style-name="ce1">
            <text:p>45.53</text:p>
          </table:table-cell>
          <table:table-cell table:number-columns-repeated="16375"/>
        </table:table-row>
        <table:table-row table:style-name="ro1">
          <table:table-cell office:value-type="date" office:date-value="2013-11-26T00:00:00" table:style-name="ce2">
            <text:p>26-11-2013</text:p>
          </table:table-cell>
          <table:table-cell office:value-type="float" office:value="44.66" table:style-name="ce1">
            <text:p>44.66</text:p>
          </table:table-cell>
          <table:table-cell office:value-type="float" office:value="45.793333330000003" table:style-name="ce1">
            <text:p>45.79333333</text:p>
          </table:table-cell>
          <table:table-cell office:value-type="float" office:value="-1.1333333329999999" table:style-name="ce1">
            <text:p>-1.133333333</text:p>
          </table:table-cell>
          <table:table-cell office:value-type="float" office:value="45.89" table:style-name="ce1">
            <text:p>45.89</text:p>
          </table:table-cell>
          <table:table-cell office:value-type="float" office:value="46.463333329999998" table:style-name="ce1">
            <text:p>46.46333333</text:p>
          </table:table-cell>
          <table:table-cell office:value-type="float" office:value="-0.573333333" table:style-name="ce1">
            <text:p>-0.573333333</text:p>
          </table:table-cell>
          <table:table-cell office:value-type="float" office:value="46.17" table:style-name="ce1">
            <text:p>46.17</text:p>
          </table:table-cell>
          <table:table-cell office:value-type="float" office:value="43.55" table:style-name="ce1">
            <text:p>43.55</text:p>
          </table:table-cell>
          <table:table-cell table:number-columns-repeated="16375"/>
        </table:table-row>
        <table:table-row table:style-name="ro1">
          <table:table-cell office:value-type="date" office:date-value="2013-11-25T00:00:00" table:style-name="ce2">
            <text:p>25-11-2013</text:p>
          </table:table-cell>
          <table:table-cell office:value-type="float" office:value="46.36" table:style-name="ce1">
            <text:p>46.36</text:p>
          </table:table-cell>
          <table:table-cell office:value-type="float" office:value="45.66333333" table:style-name="ce1">
            <text:p>45.66333333</text:p>
          </table:table-cell>
          <table:table-cell office:value-type="float" office:value="0.69666666700000002" table:style-name="ce1">
            <text:p>0.696666667</text:p>
          </table:table-cell>
          <table:table-cell office:value-type="float" office:value="44.82" table:style-name="ce1">
            <text:p>44.82</text:p>
          </table:table-cell>
          <table:table-cell office:value-type="float" office:value="45.733333330000001" table:style-name="ce1">
            <text:p>45.73333333</text:p>
          </table:table-cell>
          <table:table-cell office:value-type="float" office:value="-0.91333333299999997" table:style-name="ce1">
            <text:p>-0.913333333</text:p>
          </table:table-cell>
          <table:table-cell office:value-type="float" office:value="46.65" table:style-name="ce1">
            <text:p>46.65</text:p>
          </table:table-cell>
          <table:table-cell office:value-type="float" office:value="44.04" table:style-name="ce1">
            <text:p>44.04</text:p>
          </table:table-cell>
          <table:table-cell table:number-columns-repeated="16375"/>
        </table:table-row>
        <table:table-row table:style-name="ro1">
          <table:table-cell office:value-type="date" office:date-value="2013-11-22T00:00:00" table:style-name="ce2">
            <text:p>22-11-2013</text:p>
          </table:table-cell>
          <table:table-cell office:value-type="float" office:value="47.04" table:style-name="ce1">
            <text:p>47.04</text:p>
          </table:table-cell>
          <table:table-cell office:value-type="float" office:value="46.02" table:style-name="ce1">
            <text:p>46.02</text:p>
          </table:table-cell>
          <table:table-cell office:value-type="float" office:value="1.02" table:style-name="ce1">
            <text:p>1.02</text:p>
          </table:table-cell>
          <table:table-cell office:value-type="float" office:value="46.23" table:style-name="ce1">
            <text:p>46.23</text:p>
          </table:table-cell>
          <table:table-cell office:value-type="float" office:value="45.646666670000002" table:style-name="ce1">
            <text:p>45.64666667</text:p>
          </table:table-cell>
          <table:table-cell office:value-type="float" office:value="0.58333333300000001" table:style-name="ce1">
            <text:p>0.583333333</text:p>
          </table:table-cell>
          <table:table-cell office:value-type="float" office:value="47.27" table:style-name="ce1">
            <text:p>47.27</text:p>
          </table:table-cell>
          <table:table-cell office:value-type="float" office:value="45.96" table:style-name="ce1">
            <text:p>45.96</text:p>
          </table:table-cell>
          <table:table-cell table:number-columns-repeated="16375"/>
        </table:table-row>
        <table:table-row table:style-name="ro1">
          <table:table-cell office:value-type="date" office:date-value="2013-11-21T00:00:00" table:style-name="ce2">
            <text:p>21-11-2013</text:p>
          </table:table-cell>
          <table:table-cell office:value-type="float" office:value="46.99" table:style-name="ce1">
            <text:p>46.99</text:p>
          </table:table-cell>
          <table:table-cell office:value-type="float" office:value="46.79666667" table:style-name="ce1">
            <text:p>46.79666667</text:p>
          </table:table-cell>
          <table:table-cell office:value-type="float" office:value="0.193333333" table:style-name="ce1">
            <text:p>0.193333333</text:p>
          </table:table-cell>
          <table:table-cell office:value-type="float" office:value="46.7" table:style-name="ce1">
            <text:p>46.7</text:p>
          </table:table-cell>
          <table:table-cell office:value-type="float" office:value="45.916666669999998" table:style-name="ce1">
            <text:p>45.91666667</text:p>
          </table:table-cell>
          <table:table-cell office:value-type="float" office:value="0.78333333299999997" table:style-name="ce1">
            <text:p>0.783333333</text:p>
          </table:table-cell>
          <table:table-cell office:value-type="float" office:value="47.46" table:style-name="ce1">
            <text:p>47.46</text:p>
          </table:table-cell>
          <table:table-cell office:value-type="float" office:value="46.685000000000002" table:style-name="ce1">
            <text:p>46.685</text:p>
          </table:table-cell>
          <table:table-cell table:number-columns-repeated="16375"/>
        </table:table-row>
        <table:table-row table:style-name="ro1">
          <table:table-cell office:value-type="date" office:date-value="2013-11-20T00:00:00" table:style-name="ce2">
            <text:p>20-11-2013</text:p>
          </table:table-cell>
          <table:table-cell office:value-type="float" office:value="46.61" table:style-name="ce1">
            <text:p>46.61</text:p>
          </table:table-cell>
          <table:table-cell office:value-type="float" office:value="46.88" table:style-name="ce1">
            <text:p>46.88</text:p>
          </table:table-cell>
          <table:table-cell office:value-type="float" office:value="-0.27" table:style-name="ce1">
            <text:p>-0.27</text:p>
          </table:table-cell>
          <table:table-cell office:value-type="float" office:value="46.43" table:style-name="ce1">
            <text:p>46.43</text:p>
          </table:table-cell>
          <table:table-cell office:value-type="float" office:value="46.45333333" table:style-name="ce1">
            <text:p>46.45333333</text:p>
          </table:table-cell>
          <table:table-cell office:value-type="float" office:value="-2.3333333000000001E-2" table:style-name="ce1">
            <text:p>-0.023333333</text:p>
          </table:table-cell>
          <table:table-cell office:value-type="float" office:value="47.55" table:style-name="ce1">
            <text:p>47.55</text:p>
          </table:table-cell>
          <table:table-cell office:value-type="float" office:value="46.31" table:style-name="ce1">
            <text:p>46.31</text:p>
          </table:table-cell>
          <table:table-cell table:number-columns-repeated="16375"/>
        </table:table-row>
        <table:table-row table:style-name="ro1">
          <table:table-cell office:value-type="date" office:date-value="2013-11-19T00:00:00" table:style-name="ce2">
            <text:p>19-11-2013</text:p>
          </table:table-cell>
          <table:table-cell office:value-type="float" office:value="46.26" table:style-name="ce1">
            <text:p>46.26</text:p>
          </table:table-cell>
          <table:table-cell office:value-type="float" office:value="46.62" table:style-name="ce1">
            <text:p>46.62</text:p>
          </table:table-cell>
          <table:table-cell office:value-type="float" office:value="-0.36" table:style-name="ce1">
            <text:p>-0.36</text:p>
          </table:table-cell>
          <table:table-cell office:value-type="float" office:value="46.36" table:style-name="ce1">
            <text:p>46.36</text:p>
          </table:table-cell>
          <table:table-cell office:value-type="float" office:value="46.496666670000003" table:style-name="ce1">
            <text:p>46.49666667</text:p>
          </table:table-cell>
          <table:table-cell office:value-type="float" office:value="-0.13666666699999999" table:style-name="ce1">
            <text:p>-0.136666667</text:p>
          </table:table-cell>
          <table:table-cell office:value-type="float" office:value="47" table:style-name="ce1">
            <text:p>47</text:p>
          </table:table-cell>
          <table:table-cell office:value-type="float" office:value="45.72" table:style-name="ce1">
            <text:p>45.72</text:p>
          </table:table-cell>
          <table:table-cell table:number-columns-repeated="16375"/>
        </table:table-row>
        <table:table-row table:style-name="ro1">
          <table:table-cell office:value-type="date" office:date-value="2013-11-18T00:00:00" table:style-name="ce2">
            <text:p>18-11-2013</text:p>
          </table:table-cell>
          <table:table-cell office:value-type="float" office:value="48.47" table:style-name="ce1">
            <text:p>48.47</text:p>
          </table:table-cell>
          <table:table-cell office:value-type="float" office:value="47.113333330000003" table:style-name="ce1">
            <text:p>47.11333333</text:p>
          </table:table-cell>
          <table:table-cell office:value-type="float" office:value="1.356666667" table:style-name="ce1">
            <text:p>1.356666667</text:p>
          </table:table-cell>
          <table:table-cell office:value-type="float" office:value="45.83" table:style-name="ce1">
            <text:p>45.83</text:p>
          </table:table-cell>
          <table:table-cell office:value-type="float" office:value="46.206666669999997" table:style-name="ce1">
            <text:p>46.20666667</text:p>
          </table:table-cell>
          <table:table-cell office:value-type="float" office:value="-0.37666666700000001" table:style-name="ce1">
            <text:p>-0.376666667</text:p>
          </table:table-cell>
          <table:table-cell office:value-type="float" office:value="48.84" table:style-name="ce1">
            <text:p>48.84</text:p>
          </table:table-cell>
          <table:table-cell office:value-type="float" office:value="45.8" table:style-name="ce1">
            <text:p>45.8</text:p>
          </table:table-cell>
          <table:table-cell table:number-columns-repeated="16375"/>
        </table:table-row>
        <table:table-row table:style-name="ro1">
          <table:table-cell office:value-type="date" office:date-value="2013-11-15T00:00:00" table:style-name="ce2">
            <text:p>15-11-2013</text:p>
          </table:table-cell>
          <table:table-cell office:value-type="float" office:value="49.11" table:style-name="ce1">
            <text:p>49.11</text:p>
          </table:table-cell>
          <table:table-cell office:value-type="float" office:value="47.946666669999999" table:style-name="ce1">
            <text:p>47.94666667</text:p>
          </table:table-cell>
          <table:table-cell office:value-type="float" office:value="1.163333333" table:style-name="ce1">
            <text:p>1.163333333</text:p>
          </table:table-cell>
          <table:table-cell office:value-type="float" office:value="49.01" table:style-name="ce1">
            <text:p>49.01</text:p>
          </table:table-cell>
          <table:table-cell office:value-type="float" office:value="47.066666669999996" table:style-name="ce1">
            <text:p>47.06666667</text:p>
          </table:table-cell>
          <table:table-cell office:value-type="float" office:value="1.943333333" table:style-name="ce1">
            <text:p>1.943333333</text:p>
          </table:table-cell>
          <table:table-cell office:value-type="float" office:value="49.48" table:style-name="ce1">
            <text:p>49.48</text:p>
          </table:table-cell>
          <table:table-cell office:value-type="float" office:value="48.71" table:style-name="ce1">
            <text:p>48.71</text:p>
          </table:table-cell>
          <table:table-cell table:number-columns-repeated="16375"/>
        </table:table-row>
        <table:table-row table:style-name="ro1">
          <table:table-cell office:value-type="date" office:date-value="2013-11-14T00:00:00" table:style-name="ce2">
            <text:p>14-11-2013</text:p>
          </table:table-cell>
          <table:table-cell office:value-type="float" office:value="48.7" table:style-name="ce1">
            <text:p>48.7</text:p>
          </table:table-cell>
          <table:table-cell office:value-type="float" office:value="48.76" table:style-name="ce1">
            <text:p>48.76</text:p>
          </table:table-cell>
          <table:table-cell office:value-type="float" office:value="-0.06" table:style-name="ce1">
            <text:p>-0.06</text:p>
          </table:table-cell>
          <table:table-cell office:value-type="float" office:value="48.99" table:style-name="ce1">
            <text:p>48.99</text:p>
          </table:table-cell>
          <table:table-cell office:value-type="float" office:value="47.943333330000002" table:style-name="ce1">
            <text:p>47.94333333</text:p>
          </table:table-cell>
          <table:table-cell office:value-type="float" office:value="1.046666667" table:style-name="ce1">
            <text:p>1.046666667</text:p>
          </table:table-cell>
          <table:table-cell office:value-type="float" office:value="49.57" table:style-name="ce1">
            <text:p>49.57</text:p>
          </table:table-cell>
          <table:table-cell office:value-type="float" office:value="48.03" table:style-name="ce1">
            <text:p>48.03</text:p>
          </table:table-cell>
          <table:table-cell table:number-columns-repeated="16375"/>
        </table:table-row>
        <table:table-row table:style-name="ro1">
          <table:table-cell office:value-type="date" office:date-value="2013-11-13T00:00:00" table:style-name="ce2">
            <text:p>13-11-2013</text:p>
          </table:table-cell>
          <table:table-cell office:value-type="float" office:value="46.23" table:style-name="ce1">
            <text:p>46.23</text:p>
          </table:table-cell>
          <table:table-cell office:value-type="float" office:value="48.013333330000002" table:style-name="ce1">
            <text:p>48.01333333</text:p>
          </table:table-cell>
          <table:table-cell office:value-type="float" office:value="-1.7833333330000001" table:style-name="ce1">
            <text:p>-1.783333333</text:p>
          </table:table-cell>
          <table:table-cell office:value-type="float" office:value="48.71" table:style-name="ce1">
            <text:p>48.71</text:p>
          </table:table-cell>
          <table:table-cell office:value-type="float" office:value="48.903333330000002" table:style-name="ce1">
            <text:p>48.90333333</text:p>
          </table:table-cell>
          <table:table-cell office:value-type="float" office:value="-0.193333333" table:style-name="ce1">
            <text:p>-0.193333333</text:p>
          </table:table-cell>
          <table:table-cell office:value-type="float" office:value="48.74" table:style-name="ce1">
            <text:p>48.74</text:p>
          </table:table-cell>
          <table:table-cell office:value-type="float" office:value="46.06" table:style-name="ce1">
            <text:p>46.06</text:p>
          </table:table-cell>
          <table:table-cell table:number-columns-repeated="16375"/>
        </table:table-row>
        <table:table-row table:style-name="ro1">
          <table:table-cell office:value-type="date" office:date-value="2013-11-12T00:00:00" table:style-name="ce2">
            <text:p>12-11-2013</text:p>
          </table:table-cell>
          <table:table-cell office:value-type="float" office:value="46" table:style-name="ce1">
            <text:p>46</text:p>
          </table:table-cell>
          <table:table-cell office:value-type="float" office:value="46.97666667" table:style-name="ce1">
            <text:p>46.97666667</text:p>
          </table:table-cell>
          <table:table-cell office:value-type="float" office:value="-0.97666666700000004" table:style-name="ce1">
            <text:p>-0.976666667</text:p>
          </table:table-cell>
          <table:table-cell office:value-type="float" office:value="46.604999999999997" table:style-name="ce1">
            <text:p>46.605</text:p>
          </table:table-cell>
          <table:table-cell office:value-type="float" office:value="48.10166667" table:style-name="ce1">
            <text:p>48.10166667</text:p>
          </table:table-cell>
          <table:table-cell office:value-type="float" office:value="-1.496666667" table:style-name="ce1">
            <text:p>-1.496666667</text:p>
          </table:table-cell>
          <table:table-cell office:value-type="float" office:value="47.37" table:style-name="ce1">
            <text:p>47.37</text:p>
          </table:table-cell>
          <table:table-cell office:value-type="float" office:value="45.83" table:style-name="ce1">
            <text:p>45.83</text:p>
          </table:table-cell>
          <table:table-cell table:number-columns-repeated="16375"/>
        </table:table-row>
        <table:table-row table:style-name="ro1">
          <table:table-cell office:value-type="date" office:date-value="2013-11-11T00:00:00" table:style-name="ce2">
            <text:p>11-11-2013</text:p>
          </table:table-cell>
          <table:table-cell office:value-type="float" office:value="47.04" table:style-name="ce1">
            <text:p>47.04</text:p>
          </table:table-cell>
          <table:table-cell office:value-type="float" office:value="46.423333329999998" table:style-name="ce1">
            <text:p>46.42333333</text:p>
          </table:table-cell>
          <table:table-cell office:value-type="float" office:value="0.61666666699999995" table:style-name="ce1">
            <text:p>0.616666667</text:p>
          </table:table-cell>
          <table:table-cell office:value-type="float" office:value="46.2" table:style-name="ce1">
            <text:p>46.2</text:p>
          </table:table-cell>
          <table:table-cell office:value-type="float" office:value="47.17166667" table:style-name="ce1">
            <text:p>47.17166667</text:p>
          </table:table-cell>
          <table:table-cell office:value-type="float" office:value="-0.97166666700000004" table:style-name="ce1">
            <text:p>-0.971666667</text:p>
          </table:table-cell>
          <table:table-cell office:value-type="float" office:value="47.53" table:style-name="ce1">
            <text:p>47.53</text:p>
          </table:table-cell>
          <table:table-cell office:value-type="float" office:value="45.73" table:style-name="ce1">
            <text:p>45.73</text:p>
          </table:table-cell>
          <table:table-cell table:number-columns-repeated="16375"/>
        </table:table-row>
        <table:table-row table:style-name="ro1">
          <table:table-cell office:value-type="date" office:date-value="2013-11-08T00:00:00" table:style-name="ce2">
            <text:p>08-11-2013</text:p>
          </table:table-cell>
          <table:table-cell office:value-type="float" office:value="47.81" table:style-name="ce1">
            <text:p>47.81</text:p>
          </table:table-cell>
          <table:table-cell office:value-type="float" office:value="46.95" table:style-name="ce1">
            <text:p>46.95</text:p>
          </table:table-cell>
          <table:table-cell office:value-type="float" office:value="0.86" table:style-name="ce1">
            <text:p>0.86</text:p>
          </table:table-cell>
          <table:table-cell office:value-type="float" office:value="47.53" table:style-name="ce1">
            <text:p>47.53</text:p>
          </table:table-cell>
          <table:table-cell office:value-type="float" office:value="46.778333330000002" table:style-name="ce1">
            <text:p>46.77833333</text:p>
          </table:table-cell>
          <table:table-cell office:value-type="float" office:value="0.75166666699999996" table:style-name="ce1">
            <text:p>0.751666667</text:p>
          </table:table-cell>
          <table:table-cell office:value-type="float" office:value="48.65" table:style-name="ce1">
            <text:p>48.65</text:p>
          </table:table-cell>
          <table:table-cell office:value-type="float" office:value="47.25" table:style-name="ce1">
            <text:p>47.25</text:p>
          </table:table-cell>
          <table:table-cell table:number-columns-repeated="16375"/>
        </table:table-row>
        <table:table-row table:style-name="ro1">
          <table:table-cell office:value-type="date" office:date-value="2013-11-07T00:00:00" table:style-name="ce2">
            <text:p>07-11-2013</text:p>
          </table:table-cell>
          <table:table-cell office:value-type="float" office:value="49.24" table:style-name="ce1">
            <text:p>49.24</text:p>
          </table:table-cell>
          <table:table-cell office:value-type="float" office:value="48.03" table:style-name="ce1">
            <text:p>48.03</text:p>
          </table:table-cell>
          <table:table-cell office:value-type="float" office:value="1.21" table:style-name="ce1">
            <text:p>1.21</text:p>
          </table:table-cell>
          <table:table-cell office:value-type="float" office:value="47.56" table:style-name="ce1">
            <text:p>47.56</text:p>
          </table:table-cell>
          <table:table-cell office:value-type="float" office:value="47.096666669999998" table:style-name="ce1">
            <text:p>47.09666667</text:p>
          </table:table-cell>
          <table:table-cell office:value-type="float" office:value="0.46333333300000001" table:style-name="ce1">
            <text:p>0.463333333</text:p>
          </table:table-cell>
          <table:table-cell office:value-type="float" office:value="49.87" table:style-name="ce1">
            <text:p>49.87</text:p>
          </table:table-cell>
          <table:table-cell office:value-type="float" office:value="47.3" table:style-name="ce1">
            <text:p>47.3</text:p>
          </table:table-cell>
          <table:table-cell table:number-columns-repeated="16375"/>
        </table:table-row>
        <table:table-row table:style-name="ro1">
          <table:table-cell office:value-type="date" office:date-value="2013-11-06T00:00:00" table:style-name="ce2">
            <text:p>06-11-2013</text:p>
          </table:table-cell>
          <table:table-cell office:value-type="float" office:value="50.26" table:style-name="ce1">
            <text:p>50.26</text:p>
          </table:table-cell>
          <table:table-cell office:value-type="float" office:value="49.103333329999998" table:style-name="ce1">
            <text:p>49.10333333</text:p>
          </table:table-cell>
          <table:table-cell office:value-type="float" office:value="1.1566666670000001" table:style-name="ce1">
            <text:p>1.156666667</text:p>
          </table:table-cell>
          <table:table-cell office:value-type="float" office:value="49.12" table:style-name="ce1">
            <text:p>49.12</text:p>
          </table:table-cell>
          <table:table-cell office:value-type="float" office:value="48.07" table:style-name="ce1">
            <text:p>48.07</text:p>
          </table:table-cell>
          <table:table-cell office:value-type="float" office:value="1.05" table:style-name="ce1">
            <text:p>1.05</text:p>
          </table:table-cell>
          <table:table-cell office:value-type="float" office:value="50.45" table:style-name="ce1">
            <text:p>50.45</text:p>
          </table:table-cell>
          <table:table-cell office:value-type="float" office:value="48.71" table:style-name="ce1">
            <text:p>48.71</text:p>
          </table:table-cell>
          <table:table-cell table:number-columns-repeated="16375"/>
        </table:table-row>
        <table:table-row table:style-name="ro1">
          <table:table-cell office:value-type="date" office:date-value="2013-11-05T00:00:00" table:style-name="ce2">
            <text:p>05-11-2013</text:p>
          </table:table-cell>
          <table:table-cell office:value-type="float" office:value="47.79" table:style-name="ce1">
            <text:p>47.79</text:p>
          </table:table-cell>
          <table:table-cell office:value-type="float" office:value="49.096666669999998" table:style-name="ce1">
            <text:p>49.09666667</text:p>
          </table:table-cell>
          <table:table-cell office:value-type="float" office:value="-1.306666667" table:style-name="ce1">
            <text:p>-1.306666667</text:p>
          </table:table-cell>
          <table:table-cell office:value-type="float" office:value="50.104999999999997" table:style-name="ce1">
            <text:p>50.105</text:p>
          </table:table-cell>
          <table:table-cell office:value-type="float" office:value="48.928333330000001" table:style-name="ce1">
            <text:p>48.92833333</text:p>
          </table:table-cell>
          <table:table-cell office:value-type="float" office:value="1.1766666670000001" table:style-name="ce1">
            <text:p>1.176666667</text:p>
          </table:table-cell>
          <table:table-cell office:value-type="float" office:value="50.18" table:style-name="ce1">
            <text:p>50.18</text:p>
          </table:table-cell>
          <table:table-cell office:value-type="float" office:value="47.51" table:style-name="ce1">
            <text:p>47.51</text:p>
          </table:table-cell>
          <table:table-cell table:number-columns-repeated="16375"/>
        </table:table-row>
        <table:table-row table:style-name="ro1">
          <table:table-cell office:value-type="date" office:date-value="2013-11-04T00:00:00" table:style-name="ce2">
            <text:p>04-11-2013</text:p>
          </table:table-cell>
          <table:table-cell office:value-type="float" office:value="49.365000000000002" table:style-name="ce1">
            <text:p>49.365</text:p>
          </table:table-cell>
          <table:table-cell office:value-type="float" office:value="49.138333330000002" table:style-name="ce1">
            <text:p>49.13833333</text:p>
          </table:table-cell>
          <table:table-cell office:value-type="float" office:value="0.22666666699999999" table:style-name="ce1">
            <text:p>0.226666667</text:p>
          </table:table-cell>
          <table:table-cell office:value-type="float" office:value="48.22" table:style-name="ce1">
            <text:p>48.22</text:p>
          </table:table-cell>
          <table:table-cell office:value-type="float" office:value="49.14833333" table:style-name="ce1">
            <text:p>49.14833333</text:p>
          </table:table-cell>
          <table:table-cell office:value-type="float" office:value="-0.92833333299999998" table:style-name="ce1">
            <text:p>-0.928333333</text:p>
          </table:table-cell>
          <table:table-cell office:value-type="float" office:value="49.75" table:style-name="ce1">
            <text:p>49.75</text:p>
          </table:table-cell>
          <table:table-cell office:value-type="float" office:value="48.02" table:style-name="ce1">
            <text:p>48.02</text:p>
          </table:table-cell>
          <table:table-cell table:number-columns-repeated="16375"/>
        </table:table-row>
        <table:table-row table:style-name="ro1">
          <table:table-cell office:value-type="date" office:date-value="2013-11-01T00:00:00" table:style-name="ce2">
            <text:p>01-11-2013</text:p>
          </table:table-cell>
          <table:table-cell office:value-type="float" office:value="50.85" table:style-name="ce1">
            <text:p>50.85</text:p>
          </table:table-cell>
          <table:table-cell office:value-type="float" office:value="49.335000000000001" table:style-name="ce1">
            <text:p>49.335</text:p>
          </table:table-cell>
          <table:table-cell office:value-type="float" office:value="1.5149999999999999" table:style-name="ce1">
            <text:p>1.515</text:p>
          </table:table-cell>
          <table:table-cell office:value-type="float" office:value="49.75" table:style-name="ce1">
            <text:p>49.75</text:p>
          </table:table-cell>
          <table:table-cell office:value-type="float" office:value="49.358333330000001" table:style-name="ce1">
            <text:p>49.35833333</text:p>
          </table:table-cell>
          <table:table-cell office:value-type="float" office:value="0.39166666700000002" table:style-name="ce1">
            <text:p>0.391666667</text:p>
          </table:table-cell>
          <table:table-cell office:value-type="float" office:value="52.09" table:style-name="ce1">
            <text:p>52.09</text:p>
          </table:table-cell>
          <table:table-cell office:value-type="float" office:value="49.72" table:style-name="ce1">
            <text:p>49.72</text:p>
          </table:table-cell>
          <table:table-cell table:number-columns-repeated="16375"/>
        </table:table-row>
        <table:table-row table:style-name="ro1">
          <table:table-cell office:value-type="date" office:date-value="2013-10-31T00:00:00" table:style-name="ce2">
            <text:p>31-10-2013</text:p>
          </table:table-cell>
          <table:table-cell office:value-type="float" office:value="47.155000000000001" table:style-name="ce1">
            <text:p>47.155</text:p>
          </table:table-cell>
          <table:table-cell office:value-type="float" office:value="49.123333330000001" table:style-name="ce1">
            <text:p>49.12333333</text:p>
          </table:table-cell>
          <table:table-cell office:value-type="float" office:value="-1.9683333329999999" table:style-name="ce1">
            <text:p>-1.968333333</text:p>
          </table:table-cell>
          <table:table-cell office:value-type="float" office:value="50.204999999999998" table:style-name="ce1">
            <text:p>50.205</text:p>
          </table:table-cell>
          <table:table-cell office:value-type="float" office:value="49.391666669999999" table:style-name="ce1">
            <text:p>49.39166667</text:p>
          </table:table-cell>
          <table:table-cell office:value-type="float" office:value="0.81333333299999999" table:style-name="ce1">
            <text:p>0.813333333</text:p>
          </table:table-cell>
          <table:table-cell office:value-type="float" office:value="52" table:style-name="ce1">
            <text:p>52</text:p>
          </table:table-cell>
          <table:table-cell office:value-type="float" office:value="46.5" table:style-name="ce1">
            <text:p>46.5</text:p>
          </table:table-cell>
          <table:table-cell table:number-columns-repeated="16375"/>
        </table:table-row>
        <table:table-row table:style-name="ro1">
          <table:table-cell office:value-type="date" office:date-value="2013-10-30T00:00:00" table:style-name="ce2">
            <text:p>30-10-2013</text:p>
          </table:table-cell>
          <table:table-cell office:value-type="float" office:value="50" table:style-name="ce1">
            <text:p>50</text:p>
          </table:table-cell>
          <table:table-cell office:value-type="float" office:value="49.335000000000001" table:style-name="ce1">
            <text:p>49.335</text:p>
          </table:table-cell>
          <table:table-cell office:value-type="float" office:value="0.66500000000000004" table:style-name="ce1">
            <text:p>0.665</text:p>
          </table:table-cell>
          <table:table-cell office:value-type="float" office:value="49.01" table:style-name="ce1">
            <text:p>49.01</text:p>
          </table:table-cell>
          <table:table-cell office:value-type="float" office:value="49.655000000000001" table:style-name="ce1">
            <text:p>49.655</text:p>
          </table:table-cell>
          <table:table-cell office:value-type="float" office:value="-0.64500000000000002" table:style-name="ce1">
            <text:p>-0.645</text:p>
          </table:table-cell>
          <table:table-cell office:value-type="float" office:value="50.21" table:style-name="ce1">
            <text:p>50.21</text:p>
          </table:table-cell>
          <table:table-cell office:value-type="float" office:value="48.75" table:style-name="ce1">
            <text:p>48.75</text:p>
          </table:table-cell>
          <table:table-cell table:number-columns-repeated="16375"/>
        </table:table-row>
        <table:table-row table:style-name="ro1">
          <table:table-cell office:value-type="date" office:date-value="2013-10-29T00:00:00" table:style-name="ce2">
            <text:p>29-10-2013</text:p>
          </table:table-cell>
          <table:table-cell office:value-type="float" office:value="50.73" table:style-name="ce1">
            <text:p>50.73</text:p>
          </table:table-cell>
          <table:table-cell office:value-type="float" office:value="49.295000000000002" table:style-name="ce1">
            <text:p>49.295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49.395000000000003" table:style-name="ce1">
            <text:p>49.395</text:p>
          </table:table-cell>
          <table:table-cell office:value-type="float" office:value="49.536666670000002" table:style-name="ce1">
            <text:p>49.53666667</text:p>
          </table:table-cell>
          <table:table-cell office:value-type="float" office:value="-0.141666667" table:style-name="ce1">
            <text:p>-0.141666667</text:p>
          </table:table-cell>
          <table:table-cell office:value-type="float" office:value="50.79" table:style-name="ce1">
            <text:p>50.79</text:p>
          </table:table-cell>
          <table:table-cell office:value-type="float" office:value="49.25" table:style-name="ce1">
            <text:p>49.25</text:p>
          </table:table-cell>
          <table:table-cell table:number-columns-repeated="16375"/>
        </table:table-row>
        <table:table-row table:style-name="ro1">
          <table:table-cell office:value-type="date" office:date-value="2013-10-28T00:00:00" table:style-name="ce2">
            <text:p>28-10-2013</text:p>
          </table:table-cell>
          <table:table-cell office:value-type="float" office:value="51.54" table:style-name="ce1">
            <text:p>51.54</text:p>
          </table:table-cell>
          <table:table-cell office:value-type="float" office:value="50.756666670000001" table:style-name="ce1">
            <text:p>50.75666667</text:p>
          </table:table-cell>
          <table:table-cell office:value-type="float" office:value="0.78333333299999997" table:style-name="ce1">
            <text:p>0.783333333</text:p>
          </table:table-cell>
          <table:table-cell office:value-type="float" office:value="50.228999999999999" table:style-name="ce1">
            <text:p>50.229</text:p>
          </table:table-cell>
          <table:table-cell office:value-type="float" office:value="49.544666669999998" table:style-name="ce1">
            <text:p>49.54466667</text:p>
          </table:table-cell>
          <table:table-cell office:value-type="float" office:value="0.68433333299999999" table:style-name="ce1">
            <text:p>0.684333333</text:p>
          </table:table-cell>
          <table:table-cell office:value-type="float" office:value="51.7" table:style-name="ce1">
            <text:p>51.7</text:p>
          </table:table-cell>
          <table:table-cell office:value-type="float" office:value="49.61" table:style-name="ce1">
            <text:p>49.61</text:p>
          </table:table-cell>
          <table:table-cell table:number-columns-repeated="16375"/>
        </table:table-row>
        <table:table-row table:style-name="ro1">
          <table:table-cell office:value-type="date" office:date-value="2013-10-25T00:00:00" table:style-name="ce2">
            <text:p>25-10-2013</text:p>
          </table:table-cell>
          <table:table-cell office:value-type="float" office:value="53.18" table:style-name="ce1">
            <text:p>53.18</text:p>
          </table:table-cell>
          <table:table-cell office:value-type="float" office:value="51.816666669999996" table:style-name="ce1">
            <text:p>51.81666667</text:p>
          </table:table-cell>
          <table:table-cell office:value-type="float" office:value="1.3633333329999999" table:style-name="ce1">
            <text:p>1.363333333</text:p>
          </table:table-cell>
          <table:table-cell office:value-type="float" office:value="51.95" table:style-name="ce1">
            <text:p>51.95</text:p>
          </table:table-cell>
          <table:table-cell office:value-type="float" office:value="50.524666670000002" table:style-name="ce1">
            <text:p>50.52466667</text:p>
          </table:table-cell>
          <table:table-cell office:value-type="float" office:value="1.425333333" table:style-name="ce1">
            <text:p>1.425333333</text:p>
          </table:table-cell>
          <table:table-cell office:value-type="float" office:value="53.24" table:style-name="ce1">
            <text:p>53.24</text:p>
          </table:table-cell>
          <table:table-cell office:value-type="float" office:value="51.88" table:style-name="ce1">
            <text:p>51.88</text:p>
          </table:table-cell>
          <table:table-cell table:number-columns-repeated="16375"/>
        </table:table-row>
        <table:table-row table:style-name="ro1">
          <table:table-cell office:value-type="date" office:date-value="2013-10-24T00:00:00" table:style-name="ce2">
            <text:p>24-10-2013</text:p>
          </table:table-cell>
          <table:table-cell office:value-type="float" office:value="52.38" table:style-name="ce1">
            <text:p>52.38</text:p>
          </table:table-cell>
          <table:table-cell office:value-type="float" office:value="52.366666670000001" table:style-name="ce1">
            <text:p>52.36666667</text:p>
          </table:table-cell>
          <table:table-cell office:value-type="float" office:value="1.3333332999999999E-2" table:style-name="ce1">
            <text:p>0.013333333</text:p>
          </table:table-cell>
          <table:table-cell office:value-type="float" office:value="52.445" table:style-name="ce1">
            <text:p>52.445</text:p>
          </table:table-cell>
          <table:table-cell office:value-type="float" office:value="51.541333330000001" table:style-name="ce1">
            <text:p>51.54133333</text:p>
          </table:table-cell>
          <table:table-cell office:value-type="float" office:value="0.90366666699999998" table:style-name="ce1">
            <text:p>0.903666667</text:p>
          </table:table-cell>
          <table:table-cell office:value-type="float" office:value="52.84" table:style-name="ce1">
            <text:p>52.84</text:p>
          </table:table-cell>
          <table:table-cell office:value-type="float" office:value="51.592799999999997" table:style-name="ce1">
            <text:p>51.5928</text:p>
          </table:table-cell>
          <table:table-cell table:number-columns-repeated="16375"/>
        </table:table-row>
        <table:table-row table:style-name="ro1">
          <table:table-cell office:value-type="date" office:date-value="2013-10-23T00:00:00" table:style-name="ce2">
            <text:p>23-10-2013</text:p>
          </table:table-cell>
          <table:table-cell office:value-type="float" office:value="51.75" table:style-name="ce1">
            <text:p>51.75</text:p>
          </table:table-cell>
          <table:table-cell office:value-type="float" office:value="52.436666670000001" table:style-name="ce1">
            <text:p>52.43666667</text:p>
          </table:table-cell>
          <table:table-cell office:value-type="float" office:value="-0.68666666700000001" table:style-name="ce1">
            <text:p>-0.686666667</text:p>
          </table:table-cell>
          <table:table-cell office:value-type="float" office:value="51.9" table:style-name="ce1">
            <text:p>51.9</text:p>
          </table:table-cell>
          <table:table-cell office:value-type="float" office:value="52.098333330000003" table:style-name="ce1">
            <text:p>52.09833333</text:p>
          </table:table-cell>
          <table:table-cell office:value-type="float" office:value="-0.198333333" table:style-name="ce1">
            <text:p>-0.198333333</text:p>
          </table:table-cell>
          <table:table-cell office:value-type="float" office:value="52.25" table:style-name="ce1">
            <text:p>52.25</text:p>
          </table:table-cell>
          <table:table-cell office:value-type="float" office:value="51.13" table:style-name="ce1">
            <text:p>51.13</text:p>
          </table:table-cell>
          <table:table-cell table:number-columns-repeated="16375"/>
        </table:table-row>
        <table:table-row table:style-name="ro1">
          <table:table-cell office:value-type="date" office:date-value="2013-10-22T00:00:00" table:style-name="ce2">
            <text:p>22-10-2013</text:p>
          </table:table-cell>
          <table:table-cell office:value-type="float" office:value="54.33" table:style-name="ce1">
            <text:p>54.33</text:p>
          </table:table-cell>
          <table:table-cell office:value-type="float" office:value="52.82" table:style-name="ce1">
            <text:p>52.82</text:p>
          </table:table-cell>
          <table:table-cell office:value-type="float" office:value="1.51" table:style-name="ce1">
            <text:p>1.51</text:p>
          </table:table-cell>
          <table:table-cell office:value-type="float" office:value="52.674999999999997" table:style-name="ce1">
            <text:p>52.675</text:p>
          </table:table-cell>
          <table:table-cell office:value-type="float" office:value="52.34" table:style-name="ce1">
            <text:p>52.34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54.76" table:style-name="ce1">
            <text:p>54.76</text:p>
          </table:table-cell>
          <table:table-cell office:value-type="float" office:value="52.2" table:style-name="ce1">
            <text:p>52.2</text:p>
          </table:table-cell>
          <table:table-cell table:number-columns-repeated="16375"/>
        </table:table-row>
        <table:table-row table:style-name="ro1">
          <table:table-cell office:value-type="date" office:date-value="2013-10-21T00:00:00" table:style-name="ce2">
            <text:p>21-10-2013</text:p>
          </table:table-cell>
          <table:table-cell office:value-type="float" office:value="54.68" table:style-name="ce1">
            <text:p>54.68</text:p>
          </table:table-cell>
          <table:table-cell office:value-type="float" office:value="53.58666667" table:style-name="ce1">
            <text:p>53.58666667</text:p>
          </table:table-cell>
          <table:table-cell office:value-type="float" office:value="1.0933333329999999" table:style-name="ce1">
            <text:p>1.093333333</text:p>
          </table:table-cell>
          <table:table-cell office:value-type="float" office:value="53.85" table:style-name="ce1">
            <text:p>53.85</text:p>
          </table:table-cell>
          <table:table-cell office:value-type="float" office:value="52.808333330000004" table:style-name="ce1">
            <text:p>52.80833333</text:p>
          </table:table-cell>
          <table:table-cell office:value-type="float" office:value="1.0416666670000001" table:style-name="ce1">
            <text:p>1.041666667</text:p>
          </table:table-cell>
          <table:table-cell office:value-type="float" office:value="54.81" table:style-name="ce1">
            <text:p>54.81</text:p>
          </table:table-cell>
          <table:table-cell office:value-type="float" office:value="53.51" table:style-name="ce1">
            <text:p>53.51</text:p>
          </table:table-cell>
          <table:table-cell table:number-columns-repeated="16375"/>
        </table:table-row>
        <table:table-row table:style-name="ro1">
          <table:table-cell office:value-type="date" office:date-value="2013-10-18T00:00:00" table:style-name="ce2">
            <text:p>18-10-2013</text:p>
          </table:table-cell>
          <table:table-cell office:value-type="float" office:value="54.18" table:style-name="ce1">
            <text:p>54.18</text:p>
          </table:table-cell>
          <table:table-cell office:value-type="float" office:value="54.396666670000002" table:style-name="ce1">
            <text:p>54.39666667</text:p>
          </table:table-cell>
          <table:table-cell office:value-type="float" office:value="-0.21666666700000001" table:style-name="ce1">
            <text:p>-0.216666667</text:p>
          </table:table-cell>
          <table:table-cell office:value-type="float" office:value="54.22" table:style-name="ce1">
            <text:p>54.22</text:p>
          </table:table-cell>
          <table:table-cell office:value-type="float" office:value="53.581666669999997" table:style-name="ce1">
            <text:p>53.58166667</text:p>
          </table:table-cell>
          <table:table-cell office:value-type="float" office:value="0.63833333299999995" table:style-name="ce1">
            <text:p>0.638333333</text:p>
          </table:table-cell>
          <table:table-cell office:value-type="float" office:value="54.825000000000003" table:style-name="ce1">
            <text:p>54.825</text:p>
          </table:table-cell>
          <table:table-cell office:value-type="float" office:value="53.6" table:style-name="ce1">
            <text:p>53.6</text:p>
          </table:table-cell>
          <table:table-cell table:number-columns-repeated="16375"/>
        </table:table-row>
        <table:table-row table:style-name="ro1">
          <table:table-cell office:value-type="date" office:date-value="2013-10-17T00:00:00" table:style-name="ce2">
            <text:p>17-10-2013</text:p>
          </table:table-cell>
          <table:table-cell office:value-type="float" office:value="51.12" table:style-name="ce1">
            <text:p>51.12</text:p>
          </table:table-cell>
          <table:table-cell office:value-type="float" office:value="53.326666670000002" table:style-name="ce1">
            <text:p>53.32666667</text:p>
          </table:table-cell>
          <table:table-cell office:value-type="float" office:value="-2.2066666669999999" table:style-name="ce1">
            <text:p>-2.206666667</text:p>
          </table:table-cell>
          <table:table-cell office:value-type="float" office:value="52.21" table:style-name="ce1">
            <text:p>52.21</text:p>
          </table:table-cell>
          <table:table-cell office:value-type="float" office:value="53.426666670000003" table:style-name="ce1">
            <text:p>53.42666667</text:p>
          </table:table-cell>
          <table:table-cell office:value-type="float" office:value="-1.2166666669999999" table:style-name="ce1">
            <text:p>-1.216666667</text:p>
          </table:table-cell>
          <table:table-cell office:value-type="float" office:value="52.22" table:style-name="ce1">
            <text:p>52.22</text:p>
          </table:table-cell>
          <table:table-cell office:value-type="float" office:value="50.95" table:style-name="ce1">
            <text:p>50.95</text:p>
          </table:table-cell>
          <table:table-cell table:number-columns-repeated="16375"/>
        </table:table-row>
        <table:table-row table:style-name="ro1">
          <table:table-cell office:value-type="date" office:date-value="2013-10-16T00:00:00" table:style-name="ce2">
            <text:p>16-10-2013</text:p>
          </table:table-cell>
          <table:table-cell office:value-type="float" office:value="50.04" table:style-name="ce1">
            <text:p>50.04</text:p>
          </table:table-cell>
          <table:table-cell office:value-type="float" office:value="51.78" table:style-name="ce1">
            <text:p>51.78</text:p>
          </table:table-cell>
          <table:table-cell office:value-type="float" office:value="-1.74" table:style-name="ce1">
            <text:p>-1.74</text:p>
          </table:table-cell>
          <table:table-cell office:value-type="float" office:value="51.134999999999998" table:style-name="ce1">
            <text:p>51.135</text:p>
          </table:table-cell>
          <table:table-cell office:value-type="float" office:value="52.521666670000002" table:style-name="ce1">
            <text:p>52.52166667</text:p>
          </table:table-cell>
          <table:table-cell office:value-type="float" office:value="-1.3866666670000001" table:style-name="ce1">
            <text:p>-1.386666667</text:p>
          </table:table-cell>
          <table:table-cell office:value-type="float" office:value="51.24" table:style-name="ce1">
            <text:p>51.24</text:p>
          </table:table-cell>
          <table:table-cell office:value-type="float" office:value="49.9" table:style-name="ce1">
            <text:p>49.9</text:p>
          </table:table-cell>
          <table:table-cell table:number-columns-repeated="16375"/>
        </table:table-row>
        <table:table-row table:style-name="ro1">
          <table:table-cell office:value-type="date" office:date-value="2013-10-15T00:00:00" table:style-name="ce2">
            <text:p>15-10-2013</text:p>
          </table:table-cell>
          <table:table-cell office:value-type="float" office:value="49.99" table:style-name="ce1">
            <text:p>49.99</text:p>
          </table:table-cell>
          <table:table-cell office:value-type="float" office:value="50.383333329999999" table:style-name="ce1">
            <text:p>50.38333333</text:p>
          </table:table-cell>
          <table:table-cell office:value-type="float" office:value="-0.39333333300000001" table:style-name="ce1">
            <text:p>-0.393333333</text:p>
          </table:table-cell>
          <table:table-cell office:value-type="float" office:value="49.5" table:style-name="ce1">
            <text:p>49.5</text:p>
          </table:table-cell>
          <table:table-cell office:value-type="float" office:value="50.948333329999997" table:style-name="ce1">
            <text:p>50.94833333</text:p>
          </table:table-cell>
          <table:table-cell office:value-type="float" office:value="-1.4483333329999999" table:style-name="ce1">
            <text:p>-1.448333333</text:p>
          </table:table-cell>
          <table:table-cell office:value-type="float" office:value="51" table:style-name="ce1">
            <text:p>51</text:p>
          </table:table-cell>
          <table:table-cell office:value-type="float" office:value="49.18" table:style-name="ce1">
            <text:p>49.18</text:p>
          </table:table-cell>
          <table:table-cell table:number-columns-repeated="16375"/>
        </table:table-row>
        <table:table-row table:style-name="ro1">
          <table:table-cell office:value-type="date" office:date-value="2013-10-14T00:00:00" table:style-name="ce2">
            <text:p>14-10-2013</text:p>
          </table:table-cell>
          <table:table-cell office:value-type="float" office:value="48.31" table:style-name="ce1">
            <text:p>48.31</text:p>
          </table:table-cell>
          <table:table-cell office:value-type="float" office:value="49.446666669999999" table:style-name="ce1">
            <text:p>49.44666667</text:p>
          </table:table-cell>
          <table:table-cell office:value-type="float" office:value="-1.1366666670000001" table:style-name="ce1">
            <text:p>-1.136666667</text:p>
          </table:table-cell>
          <table:table-cell office:value-type="float" office:value="49.51" table:style-name="ce1">
            <text:p>49.51</text:p>
          </table:table-cell>
          <table:table-cell office:value-type="float" office:value="50.048333329999998" table:style-name="ce1">
            <text:p>50.04833333</text:p>
          </table:table-cell>
          <table:table-cell office:value-type="float" office:value="-0.53833333299999997" table:style-name="ce1">
            <text:p>-0.538333333</text:p>
          </table:table-cell>
          <table:table-cell office:value-type="float" office:value="49.63" table:style-name="ce1">
            <text:p>49.63</text:p>
          </table:table-cell>
          <table:table-cell office:value-type="float" office:value="47.91" table:style-name="ce1">
            <text:p>47.91</text:p>
          </table:table-cell>
          <table:table-cell table:number-columns-repeated="16375"/>
        </table:table-row>
        <table:table-row table:style-name="ro1">
          <table:table-cell office:value-type="date" office:date-value="2013-10-11T00:00:00" table:style-name="ce2">
            <text:p>11-10-2013</text:p>
          </table:table-cell>
          <table:table-cell office:value-type="float" office:value="49.18" table:style-name="ce1">
            <text:p>49.18</text:p>
          </table:table-cell>
          <table:table-cell office:value-type="float" office:value="49.16" table:style-name="ce1">
            <text:p>49.16</text:p>
          </table:table-cell>
          <table:table-cell office:value-type="float" office:value="0.02" table:style-name="ce1">
            <text:p>0.02</text:p>
          </table:table-cell>
          <table:table-cell office:value-type="float" office:value="49.11" table:style-name="ce1">
            <text:p>49.11</text:p>
          </table:table-cell>
          <table:table-cell office:value-type="float" office:value="49.373333330000001" table:style-name="ce1">
            <text:p>49.37333333</text:p>
          </table:table-cell>
          <table:table-cell office:value-type="float" office:value="-0.263333333" table:style-name="ce1">
            <text:p>-0.263333333</text:p>
          </table:table-cell>
          <table:table-cell office:value-type="float" office:value="49.87" table:style-name="ce1">
            <text:p>49.87</text:p>
          </table:table-cell>
          <table:table-cell office:value-type="float" office:value="48.79" table:style-name="ce1">
            <text:p>48.79</text:p>
          </table:table-cell>
          <table:table-cell table:number-columns-repeated="16375"/>
        </table:table-row>
        <table:table-row table:style-name="ro1">
          <table:table-cell office:value-type="date" office:date-value="2013-10-10T00:00:00" table:style-name="ce2">
            <text:p>10-10-2013</text:p>
          </table:table-cell>
          <table:table-cell office:value-type="float" office:value="47.865000000000002" table:style-name="ce1">
            <text:p>47.865</text:p>
          </table:table-cell>
          <table:table-cell office:value-type="float" office:value="48.451666670000002" table:style-name="ce1">
            <text:p>48.45166667</text:p>
          </table:table-cell>
          <table:table-cell office:value-type="float" office:value="-0.58666666700000003" table:style-name="ce1">
            <text:p>-0.586666667</text:p>
          </table:table-cell>
          <table:table-cell office:value-type="float" office:value="49.05" table:style-name="ce1">
            <text:p>49.05</text:p>
          </table:table-cell>
          <table:table-cell office:value-type="float" office:value="49.223333330000003" table:style-name="ce1">
            <text:p>49.22333333</text:p>
          </table:table-cell>
          <table:table-cell office:value-type="float" office:value="-0.17333333300000001" table:style-name="ce1">
            <text:p>-0.173333333</text:p>
          </table:table-cell>
          <table:table-cell office:value-type="float" office:value="49.68" table:style-name="ce1">
            <text:p>49.68</text:p>
          </table:table-cell>
          <table:table-cell office:value-type="float" office:value="47.83" table:style-name="ce1">
            <text:p>47.83</text:p>
          </table:table-cell>
          <table:table-cell table:number-columns-repeated="16375"/>
        </table:table-row>
        <table:table-row table:style-name="ro1">
          <table:table-cell office:value-type="date" office:date-value="2013-10-09T00:00:00" table:style-name="ce2">
            <text:p>09-10-2013</text:p>
          </table:table-cell>
          <table:table-cell office:value-type="float" office:value="47.375" table:style-name="ce1">
            <text:p>47.375</text:p>
          </table:table-cell>
          <table:table-cell office:value-type="float" office:value="48.14" table:style-name="ce1">
            <text:p>48.14</text:p>
          </table:table-cell>
          <table:table-cell office:value-type="float" office:value="-0.76500000000000001" table:style-name="ce1">
            <text:p>-0.765</text:p>
          </table:table-cell>
          <table:table-cell office:value-type="float" office:value="46.77" table:style-name="ce1">
            <text:p>46.77</text:p>
          </table:table-cell>
          <table:table-cell office:value-type="float" office:value="48.31" table:style-name="ce1">
            <text:p>48.31</text:p>
          </table:table-cell>
          <table:table-cell office:value-type="float" office:value="-1.54" table:style-name="ce1">
            <text:p>-1.54</text:p>
          </table:table-cell>
          <table:table-cell office:value-type="float" office:value="47.84" table:style-name="ce1">
            <text:p>47.84</text:p>
          </table:table-cell>
          <table:table-cell office:value-type="float" office:value="45.26" table:style-name="ce1">
            <text:p>45.26</text:p>
          </table:table-cell>
          <table:table-cell table:number-columns-repeated="16375"/>
        </table:table-row>
        <table:table-row table:style-name="ro1">
          <table:table-cell office:value-type="date" office:date-value="2013-10-08T00:00:00" table:style-name="ce2">
            <text:p>08-10-2013</text:p>
          </table:table-cell>
          <table:table-cell office:value-type="float" office:value="50.6" table:style-name="ce1">
            <text:p>50.6</text:p>
          </table:table-cell>
          <table:table-cell office:value-type="float" office:value="48.613333330000003" table:style-name="ce1">
            <text:p>48.61333333</text:p>
          </table:table-cell>
          <table:table-cell office:value-type="float" office:value="1.9866666669999999" table:style-name="ce1">
            <text:p>1.986666667</text:p>
          </table:table-cell>
          <table:table-cell office:value-type="float" office:value="47.14" table:style-name="ce1">
            <text:p>47.14</text:p>
          </table:table-cell>
          <table:table-cell office:value-type="float" office:value="47.653333330000002" table:style-name="ce1">
            <text:p>47.65333333</text:p>
          </table:table-cell>
          <table:table-cell office:value-type="float" office:value="-0.51333333299999995" table:style-name="ce1">
            <text:p>-0.513333333</text:p>
          </table:table-cell>
          <table:table-cell office:value-type="float" office:value="50.6" table:style-name="ce1">
            <text:p>50.6</text:p>
          </table:table-cell>
          <table:table-cell office:value-type="float" office:value="47.08" table:style-name="ce1">
            <text:p>47.08</text:p>
          </table:table-cell>
          <table:table-cell table:number-columns-repeated="16375"/>
        </table:table-row>
        <table:table-row table:style-name="ro1">
          <table:table-cell office:value-type="date" office:date-value="2013-10-07T00:00:00" table:style-name="ce2">
            <text:p>07-10-2013</text:p>
          </table:table-cell>
          <table:table-cell office:value-type="float" office:value="50.73" table:style-name="ce1">
            <text:p>50.73</text:p>
          </table:table-cell>
          <table:table-cell office:value-type="float" office:value="49.568333330000002" table:style-name="ce1">
            <text:p>49.56833333</text:p>
          </table:table-cell>
          <table:table-cell office:value-type="float" office:value="1.161666667" table:style-name="ce1">
            <text:p>1.161666667</text:p>
          </table:table-cell>
          <table:table-cell office:value-type="float" office:value="50.515000000000001" table:style-name="ce1">
            <text:p>50.515</text:p>
          </table:table-cell>
          <table:table-cell office:value-type="float" office:value="48.141666669999999" table:style-name="ce1">
            <text:p>48.14166667</text:p>
          </table:table-cell>
          <table:table-cell office:value-type="float" office:value="2.3733333330000002" table:style-name="ce1">
            <text:p>2.373333333</text:p>
          </table:table-cell>
          <table:table-cell office:value-type="float" office:value="51.29" table:style-name="ce1">
            <text:p>51.29</text:p>
          </table:table-cell>
          <table:table-cell office:value-type="float" office:value="50.4" table:style-name="ce1">
            <text:p>50.4</text:p>
          </table:table-cell>
          <table:table-cell table:number-columns-repeated="16375"/>
        </table:table-row>
        <table:table-row table:style-name="ro1">
          <table:table-cell office:value-type="date" office:date-value="2013-10-04T00:00:00" table:style-name="ce2">
            <text:p>04-10-2013</text:p>
          </table:table-cell>
          <table:table-cell office:value-type="float" office:value="49.77" table:style-name="ce1">
            <text:p>49.77</text:p>
          </table:table-cell>
          <table:table-cell office:value-type="float" office:value="50.366666670000001" table:style-name="ce1">
            <text:p>50.36666667</text:p>
          </table:table-cell>
          <table:table-cell office:value-type="float" office:value="-0.59666666700000004" table:style-name="ce1">
            <text:p>-0.596666667</text:p>
          </table:table-cell>
          <table:table-cell office:value-type="float" office:value="51.04" table:style-name="ce1">
            <text:p>51.04</text:p>
          </table:table-cell>
          <table:table-cell office:value-type="float" office:value="49.564999999999998" table:style-name="ce1">
            <text:p>49.565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51.16" table:style-name="ce1">
            <text:p>51.16</text:p>
          </table:table-cell>
          <table:table-cell office:value-type="float" office:value="49.57" table:style-name="ce1">
            <text:p>49.57</text:p>
          </table:table-cell>
          <table:table-cell table:number-columns-repeated="16375"/>
        </table:table-row>
        <table:table-row table:style-name="ro1">
          <table:table-cell office:value-type="date" office:date-value="2013-10-03T00:00:00" table:style-name="ce2">
            <text:p>03-10-2013</text:p>
          </table:table-cell>
          <table:table-cell office:value-type="float" office:value="50.47" table:style-name="ce1">
            <text:p>50.47</text:p>
          </table:table-cell>
          <table:table-cell office:value-type="float" office:value="50.323333329999997" table:style-name="ce1">
            <text:p>50.32333333</text:p>
          </table:table-cell>
          <table:table-cell office:value-type="float" office:value="0.146666667" table:style-name="ce1">
            <text:p>0.146666667</text:p>
          </table:table-cell>
          <table:table-cell office:value-type="float" office:value="49.183" table:style-name="ce1">
            <text:p>49.183</text:p>
          </table:table-cell>
          <table:table-cell office:value-type="float" office:value="50.246000000000002" table:style-name="ce1">
            <text:p>50.246</text:p>
          </table:table-cell>
          <table:table-cell office:value-type="float" office:value="-1.0629999999999999" table:style-name="ce1">
            <text:p>-1.063</text:p>
          </table:table-cell>
          <table:table-cell office:value-type="float" office:value="50.72" table:style-name="ce1">
            <text:p>50.72</text:p>
          </table:table-cell>
          <table:table-cell office:value-type="float" office:value="49.06" table:style-name="ce1">
            <text:p>49.06</text:p>
          </table:table-cell>
          <table:table-cell table:number-columns-repeated="16375"/>
        </table:table-row>
        <table:table-row table:style-name="ro1">
          <table:table-cell office:value-type="date" office:date-value="2013-10-02T00:00:00" table:style-name="ce2">
            <text:p>02-10-2013</text:p>
          </table:table-cell>
          <table:table-cell office:value-type="float" office:value="50.13" table:style-name="ce1">
            <text:p>50.13</text:p>
          </table:table-cell>
          <table:table-cell office:value-type="float" office:value="50.123333330000001" table:style-name="ce1">
            <text:p>50.12333333</text:p>
          </table:table-cell>
          <table:table-cell office:value-type="float" office:value="6.6666670000000003E-3" table:style-name="ce1">
            <text:p>0.006666667</text:p>
          </table:table-cell>
          <table:table-cell office:value-type="float" office:value="50.28" table:style-name="ce1">
            <text:p>50.28</text:p>
          </table:table-cell>
          <table:table-cell office:value-type="float" office:value="50.167666670000003" table:style-name="ce1">
            <text:p>50.16766667</text:p>
          </table:table-cell>
          <table:table-cell office:value-type="float" office:value="0.11233333299999999" table:style-name="ce1">
            <text:p>0.112333333</text:p>
          </table:table-cell>
          <table:table-cell office:value-type="float" office:value="51.1" table:style-name="ce1">
            <text:p>51.1</text:p>
          </table:table-cell>
          <table:table-cell office:value-type="float" office:value="49.95" table:style-name="ce1">
            <text:p>49.95</text:p>
          </table:table-cell>
          <table:table-cell table:number-columns-repeated="16375"/>
        </table:table-row>
        <table:table-row table:style-name="ro1">
          <table:table-cell office:value-type="date" office:date-value="2013-10-01T00:00:00" table:style-name="ce2">
            <text:p>01-10-2013</text:p>
          </table:table-cell>
          <table:table-cell office:value-type="float" office:value="49.97" table:style-name="ce1">
            <text:p>49.97</text:p>
          </table:table-cell>
          <table:table-cell office:value-type="float" office:value="50.19" table:style-name="ce1">
            <text:p>50.19</text:p>
          </table:table-cell>
          <table:table-cell office:value-type="float" office:value="-0.22" table:style-name="ce1">
            <text:p>-0.22</text:p>
          </table:table-cell>
          <table:table-cell office:value-type="float" office:value="50.42" table:style-name="ce1">
            <text:p>50.42</text:p>
          </table:table-cell>
          <table:table-cell office:value-type="float" office:value="49.960999999999999" table:style-name="ce1">
            <text:p>49.961</text:p>
          </table:table-cell>
          <table:table-cell office:value-type="float" office:value="0.45900000000000002" table:style-name="ce1">
            <text:p>0.459</text:p>
          </table:table-cell>
          <table:table-cell office:value-type="float" office:value="51.03" table:style-name="ce1">
            <text:p>51.03</text:p>
          </table:table-cell>
          <table:table-cell office:value-type="float" office:value="49.45" table:style-name="ce1">
            <text:p>49.45</text:p>
          </table:table-cell>
          <table:table-cell table:number-columns-repeated="16375"/>
        </table:table-row>
        <table:table-row table:style-name="ro1">
          <table:table-cell office:value-type="date" office:date-value="2013-09-30T00:00:00" table:style-name="ce2">
            <text:p>30-09-2013</text:p>
          </table:table-cell>
          <table:table-cell office:value-type="float" office:value="50.14" table:style-name="ce1">
            <text:p>50.14</text:p>
          </table:table-cell>
          <table:table-cell office:value-type="float" office:value="50.08" table:style-name="ce1">
            <text:p>50.08</text:p>
          </table:table-cell>
          <table:table-cell office:value-type="float" office:value="0.06" table:style-name="ce1">
            <text:p>0.06</text:p>
          </table:table-cell>
          <table:table-cell office:value-type="float" office:value="50.23" table:style-name="ce1">
            <text:p>50.23</text:p>
          </table:table-cell>
          <table:table-cell office:value-type="float" office:value="50.31" table:style-name="ce1">
            <text:p>50.31</text:p>
          </table:table-cell>
          <table:table-cell office:value-type="float" office:value="-0.08" table:style-name="ce1">
            <text:p>-0.08</text:p>
          </table:table-cell>
          <table:table-cell office:value-type="float" office:value="51.6" table:style-name="ce1">
            <text:p>51.6</text:p>
          </table:table-cell>
          <table:table-cell office:value-type="float" office:value="49.8" table:style-name="ce1">
            <text:p>49.8</text:p>
          </table:table-cell>
          <table:table-cell table:number-columns-repeated="16375"/>
        </table:table-row>
        <table:table-row table:style-name="ro1">
          <table:table-cell office:value-type="date" office:date-value="2013-09-27T00:00:00" table:style-name="ce2">
            <text:p>27-09-2013</text:p>
          </table:table-cell>
          <table:table-cell office:value-type="float" office:value="50.29" table:style-name="ce1">
            <text:p>50.29</text:p>
          </table:table-cell>
          <table:table-cell office:value-type="float" office:value="50.133333329999999" table:style-name="ce1">
            <text:p>50.13333333</text:p>
          </table:table-cell>
          <table:table-cell office:value-type="float" office:value="0.15666666700000001" table:style-name="ce1">
            <text:p>0.156666667</text:p>
          </table:table-cell>
          <table:table-cell office:value-type="float" office:value="51.24" table:style-name="ce1">
            <text:p>51.24</text:p>
          </table:table-cell>
          <table:table-cell office:value-type="float" office:value="50.63" table:style-name="ce1">
            <text:p>50.63</text:p>
          </table:table-cell>
          <table:table-cell office:value-type="float" office:value="0.61" table:style-name="ce1">
            <text:p>0.61</text:p>
          </table:table-cell>
          <table:table-cell office:value-type="float" office:value="51.28" table:style-name="ce1">
            <text:p>51.28</text:p>
          </table:table-cell>
          <table:table-cell office:value-type="float" office:value="49.86" table:style-name="ce1">
            <text:p>49.86</text:p>
          </table:table-cell>
          <table:table-cell table:number-columns-repeated="16375"/>
        </table:table-row>
        <table:table-row table:style-name="ro1">
          <table:table-cell office:value-type="date" office:date-value="2013-09-26T00:00:00" table:style-name="ce2">
            <text:p>26-09-2013</text:p>
          </table:table-cell>
          <table:table-cell office:value-type="float" office:value="50.01" table:style-name="ce1">
            <text:p>50.01</text:p>
          </table:table-cell>
          <table:table-cell office:value-type="float" office:value="50.146666670000002" table:style-name="ce1">
            <text:p>50.14666667</text:p>
          </table:table-cell>
          <table:table-cell office:value-type="float" office:value="-0.13666666699999999" table:style-name="ce1">
            <text:p>-0.136666667</text:p>
          </table:table-cell>
          <table:table-cell office:value-type="float" office:value="50.39" table:style-name="ce1">
            <text:p>50.39</text:p>
          </table:table-cell>
          <table:table-cell office:value-type="float" office:value="50.62" table:style-name="ce1">
            <text:p>50.62</text:p>
          </table:table-cell>
          <table:table-cell office:value-type="float" office:value="-0.23" table:style-name="ce1">
            <text:p>-0.23</text:p>
          </table:table-cell>
          <table:table-cell office:value-type="float" office:value="50.6" table:style-name="ce1">
            <text:p>50.6</text:p>
          </table:table-cell>
          <table:table-cell office:value-type="float" office:value="49.5" table:style-name="ce1">
            <text:p>49.5</text:p>
          </table:table-cell>
          <table:table-cell table:number-columns-repeated="16375"/>
        </table:table-row>
        <table:table-row table:style-name="ro1">
          <table:table-cell office:value-type="date" office:date-value="2013-09-25T00:00:00" table:style-name="ce2">
            <text:p>25-09-2013</text:p>
          </table:table-cell>
          <table:table-cell office:value-type="float" office:value="49.23" table:style-name="ce1">
            <text:p>49.23</text:p>
          </table:table-cell>
          <table:table-cell office:value-type="float" office:value="49.84333333" table:style-name="ce1">
            <text:p>49.84333333</text:p>
          </table:table-cell>
          <table:table-cell office:value-type="float" office:value="-0.61333333300000004" table:style-name="ce1">
            <text:p>-0.613333333</text:p>
          </table:table-cell>
          <table:table-cell office:value-type="float" office:value="49.46" table:style-name="ce1">
            <text:p>49.46</text:p>
          </table:table-cell>
          <table:table-cell office:value-type="float" office:value="50.363333330000003" table:style-name="ce1">
            <text:p>50.36333333</text:p>
          </table:table-cell>
          <table:table-cell office:value-type="float" office:value="-0.90333333299999996" table:style-name="ce1">
            <text:p>-0.903333333</text:p>
          </table:table-cell>
          <table:table-cell office:value-type="float" office:value="49.54" table:style-name="ce1">
            <text:p>49.54</text:p>
          </table:table-cell>
          <table:table-cell office:value-type="float" office:value="48.46" table:style-name="ce1">
            <text:p>48.46</text:p>
          </table:table-cell>
          <table:table-cell table:number-columns-repeated="16375"/>
        </table:table-row>
        <table:table-row table:style-name="ro1">
          <table:table-cell office:value-type="date" office:date-value="2013-09-24T00:00:00" table:style-name="ce2">
            <text:p>24-09-2013</text:p>
          </table:table-cell>
          <table:table-cell office:value-type="float" office:value="48.505000000000003" table:style-name="ce1">
            <text:p>48.505</text:p>
          </table:table-cell>
          <table:table-cell office:value-type="float" office:value="49.248333330000001" table:style-name="ce1">
            <text:p>49.24833333</text:p>
          </table:table-cell>
          <table:table-cell office:value-type="float" office:value="-0.74333333300000004" table:style-name="ce1">
            <text:p>-0.743333333</text:p>
          </table:table-cell>
          <table:table-cell office:value-type="float" office:value="48.45" table:style-name="ce1">
            <text:p>48.45</text:p>
          </table:table-cell>
          <table:table-cell office:value-type="float" office:value="49.433333330000004" table:style-name="ce1">
            <text:p>49.43333333</text:p>
          </table:table-cell>
          <table:table-cell office:value-type="float" office:value="-0.98333333300000003" table:style-name="ce1">
            <text:p>-0.983333333</text:p>
          </table:table-cell>
          <table:table-cell office:value-type="float" office:value="49.66" table:style-name="ce1">
            <text:p>49.66</text:p>
          </table:table-cell>
          <table:table-cell office:value-type="float" office:value="48.16" table:style-name="ce1">
            <text:p>48.16</text:p>
          </table:table-cell>
          <table:table-cell table:number-columns-repeated="16375"/>
        </table:table-row>
        <table:table-row table:style-name="ro1">
          <table:table-cell office:value-type="date" office:date-value="2013-09-23T00:00:00" table:style-name="ce2">
            <text:p>23-09-2013</text:p>
          </table:table-cell>
          <table:table-cell office:value-type="float" office:value="47.28" table:style-name="ce1">
            <text:p>47.28</text:p>
          </table:table-cell>
          <table:table-cell office:value-type="float" office:value="48.338333329999998" table:style-name="ce1">
            <text:p>48.33833333</text:p>
          </table:table-cell>
          <table:table-cell office:value-type="float" office:value="-1.058333333" table:style-name="ce1">
            <text:p>-1.058333333</text:p>
          </table:table-cell>
          <table:table-cell office:value-type="float" office:value="47.19" table:style-name="ce1">
            <text:p>47.19</text:p>
          </table:table-cell>
          <table:table-cell office:value-type="float" office:value="48.366666670000001" table:style-name="ce1">
            <text:p>48.36666667</text:p>
          </table:table-cell>
          <table:table-cell office:value-type="float" office:value="-1.1766666670000001" table:style-name="ce1">
            <text:p>-1.176666667</text:p>
          </table:table-cell>
          <table:table-cell office:value-type="float" office:value="47.55" table:style-name="ce1">
            <text:p>47.55</text:p>
          </table:table-cell>
          <table:table-cell office:value-type="float" office:value="46.29" table:style-name="ce1">
            <text:p>46.29</text:p>
          </table:table-cell>
          <table:table-cell table:number-columns-repeated="16375"/>
        </table:table-row>
        <table:table-row table:style-name="ro1">
          <table:table-cell office:value-type="date" office:date-value="2013-09-20T00:00:00" table:style-name="ce2">
            <text:p>20-09-2013</text:p>
          </table:table-cell>
          <table:table-cell office:value-type="float" office:value="46.32" table:style-name="ce1">
            <text:p>46.32</text:p>
          </table:table-cell>
          <table:table-cell office:value-type="float" office:value="47.368333329999999" table:style-name="ce1">
            <text:p>47.36833333</text:p>
          </table:table-cell>
          <table:table-cell office:value-type="float" office:value="-1.048333333" table:style-name="ce1">
            <text:p>-1.048333333</text:p>
          </table:table-cell>
          <table:table-cell office:value-type="float" office:value="47.49" table:style-name="ce1">
            <text:p>47.49</text:p>
          </table:table-cell>
          <table:table-cell office:value-type="float" office:value="47.71" table:style-name="ce1">
            <text:p>47.71</text:p>
          </table:table-cell>
          <table:table-cell office:value-type="float" office:value="-0.22" table:style-name="ce1">
            <text:p>-0.22</text:p>
          </table:table-cell>
          <table:table-cell office:value-type="float" office:value="47.6" table:style-name="ce1">
            <text:p>47.6</text:p>
          </table:table-cell>
          <table:table-cell office:value-type="float" office:value="45.74" table:style-name="ce1">
            <text:p>45.74</text:p>
          </table:table-cell>
          <table:table-cell table:number-columns-repeated="16375"/>
        </table:table-row>
        <table:table-row table:style-name="ro1">
          <table:table-cell office:value-type="date" office:date-value="2013-09-19T00:00:00" table:style-name="ce2">
            <text:p>19-09-2013</text:p>
          </table:table-cell>
          <table:table-cell office:value-type="float" office:value="45.51" table:style-name="ce1">
            <text:p>45.51</text:p>
          </table:table-cell>
          <table:table-cell office:value-type="float" office:value="46.37" table:style-name="ce1">
            <text:p>46.37</text:p>
          </table:table-cell>
          <table:table-cell office:value-type="float" office:value="-0.86" table:style-name="ce1">
            <text:p>-0.86</text:p>
          </table:table-cell>
          <table:table-cell office:value-type="float" office:value="45.98" table:style-name="ce1">
            <text:p>45.98</text:p>
          </table:table-cell>
          <table:table-cell office:value-type="float" office:value="46.886666669999997" table:style-name="ce1">
            <text:p>46.88666667</text:p>
          </table:table-cell>
          <table:table-cell office:value-type="float" office:value="-0.90666666699999998" table:style-name="ce1">
            <text:p>-0.906666667</text:p>
          </table:table-cell>
          <table:table-cell office:value-type="float" office:value="46.05" table:style-name="ce1">
            <text:p>46.05</text:p>
          </table:table-cell>
          <table:table-cell office:value-type="float" office:value="45.23" table:style-name="ce1">
            <text:p>45.23</text:p>
          </table:table-cell>
          <table:table-cell table:number-columns-repeated="16375"/>
        </table:table-row>
        <table:table-row table:style-name="ro1">
          <table:table-cell office:value-type="date" office:date-value="2013-09-18T00:00:00" table:style-name="ce2">
            <text:p>18-09-2013</text:p>
          </table:table-cell>
          <table:table-cell office:value-type="float" office:value="44.84" table:style-name="ce1">
            <text:p>44.84</text:p>
          </table:table-cell>
          <table:table-cell office:value-type="float" office:value="45.556666669999998" table:style-name="ce1">
            <text:p>45.55666667</text:p>
          </table:table-cell>
          <table:table-cell office:value-type="float" office:value="-0.71666666700000003" table:style-name="ce1">
            <text:p>-0.716666667</text:p>
          </table:table-cell>
          <table:table-cell office:value-type="float" office:value="45.23" table:style-name="ce1">
            <text:p>45.23</text:p>
          </table:table-cell>
          <table:table-cell office:value-type="float" office:value="46.233333330000001" table:style-name="ce1">
            <text:p>46.23333333</text:p>
          </table:table-cell>
          <table:table-cell office:value-type="float" office:value="-1.003333333" table:style-name="ce1">
            <text:p>-1.003333333</text:p>
          </table:table-cell>
          <table:table-cell office:value-type="float" office:value="45.47" table:style-name="ce1">
            <text:p>45.47</text:p>
          </table:table-cell>
          <table:table-cell office:value-type="float" office:value="44.395000000000003" table:style-name="ce1">
            <text:p>44.395</text:p>
          </table:table-cell>
          <table:table-cell table:number-columns-repeated="16375"/>
        </table:table-row>
        <table:table-row table:style-name="ro1">
          <table:table-cell office:value-type="date" office:date-value="2013-09-17T00:00:00" table:style-name="ce2">
            <text:p>17-09-2013</text:p>
          </table:table-cell>
          <table:table-cell office:value-type="float" office:value="42.5" table:style-name="ce1">
            <text:p>42.5</text:p>
          </table:table-cell>
          <table:table-cell office:value-type="float" office:value="44.283333329999998" table:style-name="ce1">
            <text:p>44.28333333</text:p>
          </table:table-cell>
          <table:table-cell office:value-type="float" office:value="-1.7833333330000001" table:style-name="ce1">
            <text:p>-1.783333333</text:p>
          </table:table-cell>
          <table:table-cell office:value-type="float" office:value="45.07" table:style-name="ce1">
            <text:p>45.07</text:p>
          </table:table-cell>
          <table:table-cell office:value-type="float" office:value="45.426666670000003" table:style-name="ce1">
            <text:p>45.42666667</text:p>
          </table:table-cell>
          <table:table-cell office:value-type="float" office:value="-0.35666666699999999" table:style-name="ce1">
            <text:p>-0.356666667</text:p>
          </table:table-cell>
          <table:table-cell office:value-type="float" office:value="45.44" table:style-name="ce1">
            <text:p>45.44</text:p>
          </table:table-cell>
          <table:table-cell office:value-type="float" office:value="42.43" table:style-name="ce1">
            <text:p>42.43</text:p>
          </table:table-cell>
          <table:table-cell table:number-columns-repeated="16375"/>
        </table:table-row>
        <table:table-row table:style-name="ro1">
          <table:table-cell office:value-type="date" office:date-value="2013-09-16T00:00:00" table:style-name="ce2">
            <text:p>16-09-2013</text:p>
          </table:table-cell>
          <table:table-cell office:value-type="float" office:value="44.85" table:style-name="ce1">
            <text:p>44.85</text:p>
          </table:table-cell>
          <table:table-cell office:value-type="float" office:value="44.063333329999999" table:style-name="ce1">
            <text:p>44.06333333</text:p>
          </table:table-cell>
          <table:table-cell office:value-type="float" office:value="0.78666666699999999" table:style-name="ce1">
            <text:p>0.786666667</text:p>
          </table:table-cell>
          <table:table-cell office:value-type="float" office:value="42.51" table:style-name="ce1">
            <text:p>42.51</text:p>
          </table:table-cell>
          <table:table-cell office:value-type="float" office:value="44.27" table:style-name="ce1">
            <text:p>44.27</text:p>
          </table:table-cell>
          <table:table-cell office:value-type="float" office:value="-1.76" table:style-name="ce1">
            <text:p>-1.76</text:p>
          </table:table-cell>
          <table:table-cell office:value-type="float" office:value="44.94" table:style-name="ce1">
            <text:p>44.94</text:p>
          </table:table-cell>
          <table:table-cell office:value-type="float" office:value="42.43" table:style-name="ce1">
            <text:p>42.43</text:p>
          </table:table-cell>
          <table:table-cell table:number-columns-repeated="16375"/>
        </table:table-row>
        <table:table-row table:style-name="ro1">
          <table:table-cell office:value-type="date" office:date-value="2013-09-13T00:00:00" table:style-name="ce2">
            <text:p>13-09-2013</text:p>
          </table:table-cell>
          <table:table-cell office:value-type="float" office:value="45.04" table:style-name="ce1">
            <text:p>45.04</text:p>
          </table:table-cell>
          <table:table-cell office:value-type="float" office:value="44.13" table:style-name="ce1">
            <text:p>44.13</text:p>
          </table:table-cell>
          <table:table-cell office:value-type="float" office:value="0.91" table:style-name="ce1">
            <text:p>0.91</text:p>
          </table:table-cell>
          <table:table-cell office:value-type="float" office:value="44.31" table:style-name="ce1">
            <text:p>44.31</text:p>
          </table:table-cell>
          <table:table-cell office:value-type="float" office:value="43.963333329999998" table:style-name="ce1">
            <text:p>43.96333333</text:p>
          </table:table-cell>
          <table:table-cell office:value-type="float" office:value="0.34666666699999998" table:style-name="ce1">
            <text:p>0.346666667</text:p>
          </table:table-cell>
          <table:table-cell office:value-type="float" office:value="45.08" table:style-name="ce1">
            <text:p>45.08</text:p>
          </table:table-cell>
          <table:table-cell office:value-type="float" office:value="43.93" table:style-name="ce1">
            <text:p>43.93</text:p>
          </table:table-cell>
          <table:table-cell table:number-columns-repeated="16375"/>
        </table:table-row>
        <table:table-row table:style-name="ro1">
          <table:table-cell office:value-type="date" office:date-value="2013-09-12T00:00:00" table:style-name="ce2">
            <text:p>12-09-2013</text:p>
          </table:table-cell>
          <table:table-cell office:value-type="float" office:value="45.53" table:style-name="ce1">
            <text:p>45.53</text:p>
          </table:table-cell>
          <table:table-cell office:value-type="float" office:value="45.14" table:style-name="ce1">
            <text:p>45.14</text:p>
          </table:table-cell>
          <table:table-cell office:value-type="float" office:value="0.39" table:style-name="ce1">
            <text:p>0.39</text:p>
          </table:table-cell>
          <table:table-cell office:value-type="float" office:value="44.75" table:style-name="ce1">
            <text:p>44.75</text:p>
          </table:table-cell>
          <table:table-cell office:value-type="float" office:value="43.856666670000003" table:style-name="ce1">
            <text:p>43.85666667</text:p>
          </table:table-cell>
          <table:table-cell office:value-type="float" office:value="0.89333333299999995" table:style-name="ce1">
            <text:p>0.893333333</text:p>
          </table:table-cell>
          <table:table-cell office:value-type="float" office:value="45.62" table:style-name="ce1">
            <text:p>45.62</text:p>
          </table:table-cell>
          <table:table-cell office:value-type="float" office:value="44.65" table:style-name="ce1">
            <text:p>44.65</text:p>
          </table:table-cell>
          <table:table-cell table:number-columns-repeated="16375"/>
        </table:table-row>
        <table:table-row table:style-name="ro1">
          <table:table-cell office:value-type="date" office:date-value="2013-09-11T00:00:00" table:style-name="ce2">
            <text:p>11-09-2013</text:p>
          </table:table-cell>
          <table:table-cell office:value-type="float" office:value="43.39" table:style-name="ce1">
            <text:p>43.39</text:p>
          </table:table-cell>
          <table:table-cell office:value-type="float" office:value="44.653333330000002" table:style-name="ce1">
            <text:p>44.65333333</text:p>
          </table:table-cell>
          <table:table-cell office:value-type="float" office:value="-1.2633333330000001" table:style-name="ce1">
            <text:p>-1.263333333</text:p>
          </table:table-cell>
          <table:table-cell office:value-type="float" office:value="45.04" table:style-name="ce1">
            <text:p>45.04</text:p>
          </table:table-cell>
          <table:table-cell office:value-type="float" office:value="44.7" table:style-name="ce1">
            <text:p>44.7</text:p>
          </table:table-cell>
          <table:table-cell office:value-type="float" office:value="0.34" table:style-name="ce1">
            <text:p>0.34</text:p>
          </table:table-cell>
          <table:table-cell office:value-type="float" office:value="45.09" table:style-name="ce1">
            <text:p>45.09</text:p>
          </table:table-cell>
          <table:table-cell office:value-type="float" office:value="43.11" table:style-name="ce1">
            <text:p>43.11</text:p>
          </table:table-cell>
          <table:table-cell table:number-columns-repeated="16375"/>
        </table:table-row>
        <table:table-row table:style-name="ro1">
          <table:table-cell office:value-type="date" office:date-value="2013-09-10T00:00:00" table:style-name="ce2">
            <text:p>10-09-2013</text:p>
          </table:table-cell>
          <table:table-cell office:value-type="float" office:value="44.24" table:style-name="ce1">
            <text:p>44.24</text:p>
          </table:table-cell>
          <table:table-cell office:value-type="float" office:value="44.386666669999997" table:style-name="ce1">
            <text:p>44.386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43.6" table:style-name="ce1">
            <text:p>43.6</text:p>
          </table:table-cell>
          <table:table-cell office:value-type="float" office:value="44.463333329999998" table:style-name="ce1">
            <text:p>44.46333333</text:p>
          </table:table-cell>
          <table:table-cell office:value-type="float" office:value="-0.86333333300000004" table:style-name="ce1">
            <text:p>-0.863333333</text:p>
          </table:table-cell>
          <table:table-cell office:value-type="float" office:value="44.26" table:style-name="ce1">
            <text:p>44.26</text:p>
          </table:table-cell>
          <table:table-cell office:value-type="float" office:value="43.23" table:style-name="ce1">
            <text:p>43.23</text:p>
          </table:table-cell>
          <table:table-cell table:number-columns-repeated="16375"/>
        </table:table-row>
        <table:table-row table:style-name="ro1">
          <table:table-cell office:value-type="date" office:date-value="2013-09-09T00:00:00" table:style-name="ce2">
            <text:p>09-09-2013</text:p>
          </table:table-cell>
          <table:table-cell office:value-type="float" office:value="44.36" table:style-name="ce1">
            <text:p>44.36</text:p>
          </table:table-cell>
          <table:table-cell office:value-type="float" office:value="43.996666670000003" table:style-name="ce1">
            <text:p>43.99666667</text:p>
          </table:table-cell>
          <table:table-cell office:value-type="float" office:value="0.36333333299999998" table:style-name="ce1">
            <text:p>0.363333333</text:p>
          </table:table-cell>
          <table:table-cell office:value-type="float" office:value="44.04" table:style-name="ce1">
            <text:p>44.04</text:p>
          </table:table-cell>
          <table:table-cell office:value-type="float" office:value="44.22666667" table:style-name="ce1">
            <text:p>44.22666667</text:p>
          </table:table-cell>
          <table:table-cell office:value-type="float" office:value="-0.18666666700000001" table:style-name="ce1">
            <text:p>-0.186666667</text:p>
          </table:table-cell>
          <table:table-cell office:value-type="float" office:value="44.79" table:style-name="ce1">
            <text:p>44.79</text:p>
          </table:table-cell>
          <table:table-cell office:value-type="float" office:value="43.7" table:style-name="ce1">
            <text:p>43.7</text:p>
          </table:table-cell>
          <table:table-cell table:number-columns-repeated="16375"/>
        </table:table-row>
        <table:table-row table:style-name="ro1">
          <table:table-cell office:value-type="date" office:date-value="2013-09-06T00:00:00" table:style-name="ce2">
            <text:p>06-09-2013</text:p>
          </table:table-cell>
          <table:table-cell office:value-type="float" office:value="43.09" table:style-name="ce1">
            <text:p>43.09</text:p>
          </table:table-cell>
          <table:table-cell office:value-type="float" office:value="43.896666670000002" table:style-name="ce1">
            <text:p>43.89666667</text:p>
          </table:table-cell>
          <table:table-cell office:value-type="float" office:value="-0.806666667" table:style-name="ce1">
            <text:p>-0.806666667</text:p>
          </table:table-cell>
          <table:table-cell office:value-type="float" office:value="43.95" table:style-name="ce1">
            <text:p>43.95</text:p>
          </table:table-cell>
          <table:table-cell office:value-type="float" office:value="43.863333330000003" table:style-name="ce1">
            <text:p>43.86333333</text:p>
          </table:table-cell>
          <table:table-cell office:value-type="float" office:value="8.6666667000000003E-2" table:style-name="ce1">
            <text:p>0.086666667</text:p>
          </table:table-cell>
          <table:table-cell office:value-type="float" office:value="44.61" table:style-name="ce1">
            <text:p>44.61</text:p>
          </table:table-cell>
          <table:table-cell office:value-type="float" office:value="42.4" table:style-name="ce1">
            <text:p>42.4</text:p>
          </table:table-cell>
          <table:table-cell table:number-columns-repeated="16375"/>
        </table:table-row>
        <table:table-row table:style-name="ro1">
          <table:table-cell office:value-type="date" office:date-value="2013-09-05T00:00:00" table:style-name="ce2">
            <text:p>05-09-2013</text:p>
          </table:table-cell>
          <table:table-cell office:value-type="float" office:value="41.79" table:style-name="ce1">
            <text:p>41.79</text:p>
          </table:table-cell>
          <table:table-cell office:value-type="float" office:value="43.08" table:style-name="ce1">
            <text:p>43.08</text:p>
          </table:table-cell>
          <table:table-cell office:value-type="float" office:value="-1.29" table:style-name="ce1">
            <text:p>-1.29</text:p>
          </table:table-cell>
          <table:table-cell office:value-type="float" office:value="42.66" table:style-name="ce1">
            <text:p>42.66</text:p>
          </table:table-cell>
          <table:table-cell office:value-type="float" office:value="43.55" table:style-name="ce1">
            <text:p>43.55</text:p>
          </table:table-cell>
          <table:table-cell office:value-type="float" office:value="-0.89" table:style-name="ce1">
            <text:p>-0.89</text:p>
          </table:table-cell>
          <table:table-cell office:value-type="float" office:value="42.765000000000001" table:style-name="ce1">
            <text:p>42.765</text:p>
          </table:table-cell>
          <table:table-cell office:value-type="float" office:value="41.77" table:style-name="ce1">
            <text:p>41.77</text:p>
          </table:table-cell>
          <table:table-cell table:number-columns-repeated="16375"/>
        </table:table-row>
        <table:table-row table:style-name="ro1">
          <table:table-cell office:value-type="date" office:date-value="2013-09-04T00:00:00" table:style-name="ce2">
            <text:p>04-09-2013</text:p>
          </table:table-cell>
          <table:table-cell office:value-type="float" office:value="42.01" table:style-name="ce1">
            <text:p>42.01</text:p>
          </table:table-cell>
          <table:table-cell office:value-type="float" office:value="42.29666667" table:style-name="ce1">
            <text:p>42.29666667</text:p>
          </table:table-cell>
          <table:table-cell office:value-type="float" office:value="-0.28666666699999999" table:style-name="ce1">
            <text:p>-0.286666667</text:p>
          </table:table-cell>
          <table:table-cell office:value-type="float" office:value="41.78" table:style-name="ce1">
            <text:p>41.78</text:p>
          </table:table-cell>
          <table:table-cell office:value-type="float" office:value="42.79666667" table:style-name="ce1">
            <text:p>42.79666667</text:p>
          </table:table-cell>
          <table:table-cell office:value-type="float" office:value="-1.016666667" table:style-name="ce1">
            <text:p>-1.016666667</text:p>
          </table:table-cell>
          <table:table-cell office:value-type="float" office:value="42.17" table:style-name="ce1">
            <text:p>42.17</text:p>
          </table:table-cell>
          <table:table-cell office:value-type="float" office:value="41.44" table:style-name="ce1">
            <text:p>41.44</text:p>
          </table:table-cell>
          <table:table-cell table:number-columns-repeated="16375"/>
        </table:table-row>
        <table:table-row table:style-name="ro1">
          <table:table-cell office:value-type="date" office:date-value="2013-09-03T00:00:00" table:style-name="ce2">
            <text:p>03-09-2013</text:p>
          </table:table-cell>
          <table:table-cell office:value-type="float" office:value="41.84" table:style-name="ce1">
            <text:p>41.84</text:p>
          </table:table-cell>
          <table:table-cell office:value-type="float" office:value="41.88" table:style-name="ce1">
            <text:p>41.88</text:p>
          </table:table-cell>
          <table:table-cell office:value-type="float" office:value="-0.04" table:style-name="ce1">
            <text:p>-0.04</text:p>
          </table:table-cell>
          <table:table-cell office:value-type="float" office:value="41.87" table:style-name="ce1">
            <text:p>41.87</text:p>
          </table:table-cell>
          <table:table-cell office:value-type="float" office:value="42.103333329999998" table:style-name="ce1">
            <text:p>42.10333333</text:p>
          </table:table-cell>
          <table:table-cell office:value-type="float" office:value="-0.233333333" table:style-name="ce1">
            <text:p>-0.233333333</text:p>
          </table:table-cell>
          <table:table-cell office:value-type="float" office:value="42.164999999999999" table:style-name="ce1">
            <text:p>42.165</text:p>
          </table:table-cell>
          <table:table-cell office:value-type="float" office:value="41.51" table:style-name="ce1">
            <text:p>41.51</text:p>
          </table:table-cell>
          <table:table-cell table:number-columns-repeated="16375"/>
        </table:table-row>
        <table:table-row table:style-name="ro1">
          <table:table-cell office:value-type="date" office:date-value="2013-08-30T00:00:00" table:style-name="ce2">
            <text:p>30-08-2013</text:p>
          </table:table-cell>
          <table:table-cell office:value-type="float" office:value="42.024999999999999" table:style-name="ce1">
            <text:p>42.025</text:p>
          </table:table-cell>
          <table:table-cell office:value-type="float" office:value="41.958333330000002" table:style-name="ce1">
            <text:p>41.95833333</text:p>
          </table:table-cell>
          <table:table-cell office:value-type="float" office:value="6.6666666999999999E-2" table:style-name="ce1">
            <text:p>0.066666667</text:p>
          </table:table-cell>
          <table:table-cell office:value-type="float" office:value="41.293999999999997" table:style-name="ce1">
            <text:p>41.294</text:p>
          </table:table-cell>
          <table:table-cell office:value-type="float" office:value="41.648000000000003" table:style-name="ce1">
            <text:p>41.648</text:p>
          </table:table-cell>
          <table:table-cell office:value-type="float" office:value="-0.35399999999999998" table:style-name="ce1">
            <text:p>-0.354</text:p>
          </table:table-cell>
          <table:table-cell office:value-type="float" office:value="42.26" table:style-name="ce1">
            <text:p>42.26</text:p>
          </table:table-cell>
          <table:table-cell office:value-type="float" office:value="41.06" table:style-name="ce1">
            <text:p>41.06</text:p>
          </table:table-cell>
          <table:table-cell table:number-columns-repeated="16375"/>
        </table:table-row>
        <table:table-row table:style-name="ro1">
          <table:table-cell office:value-type="date" office:date-value="2013-08-29T00:00:00" table:style-name="ce2">
            <text:p>29-08-2013</text:p>
          </table:table-cell>
          <table:table-cell office:value-type="float" office:value="40.89" table:style-name="ce1">
            <text:p>40.89</text:p>
          </table:table-cell>
          <table:table-cell office:value-type="float" office:value="41.585000000000001" table:style-name="ce1">
            <text:p>41.585</text:p>
          </table:table-cell>
          <table:table-cell office:value-type="float" office:value="-0.69499999999999995" table:style-name="ce1">
            <text:p>-0.695</text:p>
          </table:table-cell>
          <table:table-cell office:value-type="float" office:value="41.28" table:style-name="ce1">
            <text:p>41.28</text:p>
          </table:table-cell>
          <table:table-cell office:value-type="float" office:value="41.481333329999998" table:style-name="ce1">
            <text:p>41.48133333</text:p>
          </table:table-cell>
          <table:table-cell office:value-type="float" office:value="-0.201333333" table:style-name="ce1">
            <text:p>-0.201333333</text:p>
          </table:table-cell>
          <table:table-cell office:value-type="float" office:value="41.78" table:style-name="ce1">
            <text:p>41.78</text:p>
          </table:table-cell>
          <table:table-cell office:value-type="float" office:value="40.799999999999997" table:style-name="ce1">
            <text:p>40.8</text:p>
          </table:table-cell>
          <table:table-cell table:number-columns-repeated="16375"/>
        </table:table-row>
        <table:table-row table:style-name="ro1">
          <table:table-cell office:value-type="date" office:date-value="2013-08-28T00:00:00" table:style-name="ce2">
            <text:p>28-08-2013</text:p>
          </table:table-cell>
          <table:table-cell office:value-type="float" office:value="39.96" table:style-name="ce1">
            <text:p>39.96</text:p>
          </table:table-cell>
          <table:table-cell office:value-type="float" office:value="40.958333330000002" table:style-name="ce1">
            <text:p>40.95833333</text:p>
          </table:table-cell>
          <table:table-cell office:value-type="float" office:value="-0.99833333300000004" table:style-name="ce1">
            <text:p>-0.998333333</text:p>
          </table:table-cell>
          <table:table-cell office:value-type="float" office:value="40.548000000000002" table:style-name="ce1">
            <text:p>40.548</text:p>
          </table:table-cell>
          <table:table-cell office:value-type="float" office:value="41.04066667" table:style-name="ce1">
            <text:p>41.04066667</text:p>
          </table:table-cell>
          <table:table-cell office:value-type="float" office:value="-0.492666667" table:style-name="ce1">
            <text:p>-0.492666667</text:p>
          </table:table-cell>
          <table:table-cell office:value-type="float" office:value="40.85" table:style-name="ce1">
            <text:p>40.85</text:p>
          </table:table-cell>
          <table:table-cell office:value-type="float" office:value="39.880000000000003" table:style-name="ce1">
            <text:p>39.88</text:p>
          </table:table-cell>
          <table:table-cell table:number-columns-repeated="16375"/>
        </table:table-row>
        <table:table-row table:style-name="ro1">
          <table:table-cell office:value-type="date" office:date-value="2013-08-27T00:00:00" table:style-name="ce2">
            <text:p>27-08-2013</text:p>
          </table:table-cell>
          <table:table-cell office:value-type="float" office:value="40.68" table:style-name="ce1">
            <text:p>40.68</text:p>
          </table:table-cell>
          <table:table-cell office:value-type="float" office:value="40.51" table:style-name="ce1">
            <text:p>40.51</text:p>
          </table:table-cell>
          <table:table-cell office:value-type="float" office:value="0.17" table:style-name="ce1">
            <text:p>0.17</text:p>
          </table:table-cell>
          <table:table-cell office:value-type="float" office:value="39.64" table:style-name="ce1">
            <text:p>39.64</text:p>
          </table:table-cell>
          <table:table-cell office:value-type="float" office:value="40.489333330000001" table:style-name="ce1">
            <text:p>40.48933333</text:p>
          </table:table-cell>
          <table:table-cell office:value-type="float" office:value="-0.84933333300000002" table:style-name="ce1">
            <text:p>-0.849333333</text:p>
          </table:table-cell>
          <table:table-cell office:value-type="float" office:value="41.2" table:style-name="ce1">
            <text:p>41.2</text:p>
          </table:table-cell>
          <table:table-cell office:value-type="float" office:value="39.42" table:style-name="ce1">
            <text:p>39.42</text:p>
          </table:table-cell>
          <table:table-cell table:number-columns-repeated="16375"/>
        </table:table-row>
        <table:table-row table:style-name="ro1">
          <table:table-cell office:value-type="date" office:date-value="2013-08-26T00:00:00" table:style-name="ce2">
            <text:p>26-08-2013</text:p>
          </table:table-cell>
          <table:table-cell office:value-type="float" office:value="40.9" table:style-name="ce1">
            <text:p>40.9</text:p>
          </table:table-cell>
          <table:table-cell office:value-type="float" office:value="40.513333330000002" table:style-name="ce1">
            <text:p>40.51333333</text:p>
          </table:table-cell>
          <table:table-cell office:value-type="float" office:value="0.38666666700000002" table:style-name="ce1">
            <text:p>0.386666667</text:p>
          </table:table-cell>
          <table:table-cell office:value-type="float" office:value="41.34" table:style-name="ce1">
            <text:p>41.34</text:p>
          </table:table-cell>
          <table:table-cell office:value-type="float" office:value="40.509333329999997" table:style-name="ce1">
            <text:p>40.50933333</text:p>
          </table:table-cell>
          <table:table-cell office:value-type="float" office:value="0.83066666700000003" table:style-name="ce1">
            <text:p>0.830666667</text:p>
          </table:table-cell>
          <table:table-cell office:value-type="float" office:value="41.94" table:style-name="ce1">
            <text:p>41.94</text:p>
          </table:table-cell>
          <table:table-cell office:value-type="float" office:value="40.619999999999997" table:style-name="ce1">
            <text:p>40.62</text:p>
          </table:table-cell>
          <table:table-cell table:number-columns-repeated="16375"/>
        </table:table-row>
        <table:table-row table:style-name="ro1">
          <table:table-cell office:value-type="date" office:date-value="2013-08-23T00:00:00" table:style-name="ce2">
            <text:p>23-08-2013</text:p>
          </table:table-cell>
          <table:table-cell office:value-type="float" office:value="39" table:style-name="ce1">
            <text:p>39</text:p>
          </table:table-cell>
          <table:table-cell office:value-type="float" office:value="40.193333330000002" table:style-name="ce1">
            <text:p>40.19333333</text:p>
          </table:table-cell>
          <table:table-cell office:value-type="float" office:value="-1.193333333" table:style-name="ce1">
            <text:p>-1.193333333</text:p>
          </table:table-cell>
          <table:table-cell office:value-type="float" office:value="40.549999999999997" table:style-name="ce1">
            <text:p>40.55</text:p>
          </table:table-cell>
          <table:table-cell office:value-type="float" office:value="40.51" table:style-name="ce1">
            <text:p>40.51</text:p>
          </table:table-cell>
          <table:table-cell office:value-type="float" office:value="0.04" table:style-name="ce1">
            <text:p>0.04</text:p>
          </table:table-cell>
          <table:table-cell office:value-type="float" office:value="40.630000000000003" table:style-name="ce1">
            <text:p>40.63</text:p>
          </table:table-cell>
          <table:table-cell office:value-type="float" office:value="38.93" table:style-name="ce1">
            <text:p>38.93</text:p>
          </table:table-cell>
          <table:table-cell table:number-columns-repeated="16375"/>
        </table:table-row>
        <table:table-row table:style-name="ro1">
          <table:table-cell office:value-type="date" office:date-value="2013-08-22T00:00:00" table:style-name="ce2">
            <text:p>22-08-2013</text:p>
          </table:table-cell>
          <table:table-cell office:value-type="float" office:value="38.369999999999997" table:style-name="ce1">
            <text:p>38.37</text:p>
          </table:table-cell>
          <table:table-cell office:value-type="float" office:value="39.423333329999998" table:style-name="ce1">
            <text:p>39.42333333</text:p>
          </table:table-cell>
          <table:table-cell office:value-type="float" office:value="-1.0533333330000001" table:style-name="ce1">
            <text:p>-1.053333333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40.146666670000002" table:style-name="ce1">
            <text:p>40.14666667</text:p>
          </table:table-cell>
          <table:table-cell office:value-type="float" office:value="-1.596666667" table:style-name="ce1">
            <text:p>-1.596666667</text:p>
          </table:table-cell>
          <table:table-cell office:value-type="float" office:value="38.75" table:style-name="ce1">
            <text:p>38.75</text:p>
          </table:table-cell>
          <table:table-cell office:value-type="float" office:value="38.340000000000003" table:style-name="ce1">
            <text:p>38.34</text:p>
          </table:table-cell>
          <table:table-cell table:number-columns-repeated="16375"/>
        </table:table-row>
        <table:table-row table:style-name="ro1">
          <table:table-cell office:value-type="date" office:date-value="2013-08-21T00:00:00" table:style-name="ce2">
            <text:p>21-08-2013</text:p>
          </table:table-cell>
          <table:table-cell office:value-type="float" office:value="38.380000000000003" table:style-name="ce1">
            <text:p>38.38</text:p>
          </table:table-cell>
          <table:table-cell office:value-type="float" office:value="38.583333330000002" table:style-name="ce1">
            <text:p>38.58333333</text:p>
          </table:table-cell>
          <table:table-cell office:value-type="float" office:value="-0.203333333" table:style-name="ce1">
            <text:p>-0.203333333</text:p>
          </table:table-cell>
          <table:table-cell office:value-type="float" office:value="38.32" table:style-name="ce1">
            <text:p>38.32</text:p>
          </table:table-cell>
          <table:table-cell office:value-type="float" office:value="39.14" table:style-name="ce1">
            <text:p>39.14</text:p>
          </table:table-cell>
          <table:table-cell office:value-type="float" office:value="-0.82" table:style-name="ce1">
            <text:p>-0.82</text:p>
          </table:table-cell>
          <table:table-cell office:value-type="float" office:value="38.85" table:style-name="ce1">
            <text:p>38.85</text:p>
          </table:table-cell>
          <table:table-cell office:value-type="float" office:value="38.145000000000003" table:style-name="ce1">
            <text:p>38.145</text:p>
          </table:table-cell>
          <table:table-cell table:number-columns-repeated="16375"/>
        </table:table-row>
        <table:table-row table:style-name="ro1">
          <table:table-cell office:value-type="date" office:date-value="2013-08-20T00:00:00" table:style-name="ce2">
            <text:p>20-08-2013</text:p>
          </table:table-cell>
          <table:table-cell office:value-type="float" office:value="38.35" table:style-name="ce1">
            <text:p>38.35</text:p>
          </table:table-cell>
          <table:table-cell office:value-type="float" office:value="38.366666670000001" table:style-name="ce1">
            <text:p>38.36666667</text:p>
          </table:table-cell>
          <table:table-cell office:value-type="float" office:value="-1.6666667E-2" table:style-name="ce1">
            <text:p>-0.016666667</text:p>
          </table:table-cell>
          <table:table-cell office:value-type="float" office:value="38.409999999999997" table:style-name="ce1">
            <text:p>38.41</text:p>
          </table:table-cell>
          <table:table-cell office:value-type="float" office:value="38.426666670000003" table:style-name="ce1">
            <text:p>38.42666667</text:p>
          </table:table-cell>
          <table:table-cell office:value-type="float" office:value="-1.6666667E-2" table:style-name="ce1">
            <text:p>-0.016666667</text:p>
          </table:table-cell>
          <table:table-cell office:value-type="float" office:value="38.58" table:style-name="ce1">
            <text:p>38.58</text:p>
          </table:table-cell>
          <table:table-cell office:value-type="float" office:value="37.69" table:style-name="ce1">
            <text:p>37.69</text:p>
          </table:table-cell>
          <table:table-cell table:number-columns-repeated="16375"/>
        </table:table-row>
        <table:table-row table:style-name="ro1">
          <table:table-cell office:value-type="date" office:date-value="2013-08-19T00:00:00" table:style-name="ce2">
            <text:p>19-08-2013</text:p>
          </table:table-cell>
          <table:table-cell office:value-type="float" office:value="37.43" table:style-name="ce1">
            <text:p>37.43</text:p>
          </table:table-cell>
          <table:table-cell office:value-type="float" office:value="38.053333330000001" table:style-name="ce1">
            <text:p>38.05333333</text:p>
          </table:table-cell>
          <table:table-cell office:value-type="float" office:value="-0.62333333300000004" table:style-name="ce1">
            <text:p>-0.623333333</text:p>
          </table:table-cell>
          <table:table-cell office:value-type="float" office:value="37.81" table:style-name="ce1">
            <text:p>37.81</text:p>
          </table:table-cell>
          <table:table-cell office:value-type="float" office:value="38.18" table:style-name="ce1">
            <text:p>38.18</text:p>
          </table:table-cell>
          <table:table-cell office:value-type="float" office:value="-0.37" table:style-name="ce1">
            <text:p>-0.37</text:p>
          </table:table-cell>
          <table:table-cell office:value-type="float" office:value="38.28" table:style-name="ce1">
            <text:p>38.28</text:p>
          </table:table-cell>
          <table:table-cell office:value-type="float" office:value="37.14" table:style-name="ce1">
            <text:p>37.14</text:p>
          </table:table-cell>
          <table:table-cell table:number-columns-repeated="16375"/>
        </table:table-row>
        <table:table-row table:style-name="ro1">
          <table:table-cell office:value-type="date" office:date-value="2013-08-16T00:00:00" table:style-name="ce2">
            <text:p>16-08-2013</text:p>
          </table:table-cell>
          <table:table-cell office:value-type="float" office:value="36.97" table:style-name="ce1">
            <text:p>36.97</text:p>
          </table:table-cell>
          <table:table-cell office:value-type="float" office:value="37.583333330000002" table:style-name="ce1">
            <text:p>37.58333333</text:p>
          </table:table-cell>
          <table:table-cell office:value-type="float" office:value="-0.61333333300000004" table:style-name="ce1">
            <text:p>-0.613333333</text:p>
          </table:table-cell>
          <table:table-cell office:value-type="float" office:value="37.08" table:style-name="ce1">
            <text:p>37.08</text:p>
          </table:table-cell>
          <table:table-cell office:value-type="float" office:value="37.766666669999999" table:style-name="ce1">
            <text:p>37.76666667</text:p>
          </table:table-cell>
          <table:table-cell office:value-type="float" office:value="-0.68666666700000001" table:style-name="ce1">
            <text:p>-0.686666667</text:p>
          </table:table-cell>
          <table:table-cell office:value-type="float" office:value="37.49" table:style-name="ce1">
            <text:p>37.49</text:p>
          </table:table-cell>
          <table:table-cell office:value-type="float" office:value="36.9" table:style-name="ce1">
            <text:p>36.9</text:p>
          </table:table-cell>
          <table:table-cell table:number-columns-repeated="16375"/>
        </table:table-row>
        <table:table-row table:style-name="ro1">
          <table:table-cell office:value-type="date" office:date-value="2013-08-15T00:00:00" table:style-name="ce2">
            <text:p>15-08-2013</text:p>
          </table:table-cell>
          <table:table-cell office:value-type="float" office:value="36.36" table:style-name="ce1">
            <text:p>36.36</text:p>
          </table:table-cell>
          <table:table-cell office:value-type="float" office:value="36.92" table:style-name="ce1">
            <text:p>36.92</text:p>
          </table:table-cell>
          <table:table-cell office:value-type="float" office:value="-0.56000000000000005" table:style-name="ce1">
            <text:p>-0.56</text:p>
          </table:table-cell>
          <table:table-cell office:value-type="float" office:value="36.56" table:style-name="ce1">
            <text:p>36.56</text:p>
          </table:table-cell>
          <table:table-cell office:value-type="float" office:value="37.15" table:style-name="ce1">
            <text:p>37.15</text:p>
          </table:table-cell>
          <table:table-cell office:value-type="float" office:value="-0.59" table:style-name="ce1">
            <text:p>-0.59</text:p>
          </table:table-cell>
          <table:table-cell office:value-type="float" office:value="37.07" table:style-name="ce1">
            <text:p>37.07</text:p>
          </table:table-cell>
          <table:table-cell office:value-type="float" office:value="36.020099999999999" table:style-name="ce1">
            <text:p>36.0201</text:p>
          </table:table-cell>
          <table:table-cell table:number-columns-repeated="16375"/>
        </table:table-row>
        <table:table-row table:style-name="ro1">
          <table:table-cell office:value-type="date" office:date-value="2013-08-14T00:00:00" table:style-name="ce2">
            <text:p>14-08-2013</text:p>
          </table:table-cell>
          <table:table-cell office:value-type="float" office:value="36.83" table:style-name="ce1">
            <text:p>36.83</text:p>
          </table:table-cell>
          <table:table-cell office:value-type="float" office:value="36.72" table:style-name="ce1">
            <text:p>36.72</text:p>
          </table:table-cell>
          <table:table-cell office:value-type="float" office:value="0.11" table:style-name="ce1">
            <text:p>0.11</text:p>
          </table:table-cell>
          <table:table-cell office:value-type="float" office:value="36.65" table:style-name="ce1">
            <text:p>36.65</text:p>
          </table:table-cell>
          <table:table-cell office:value-type="float" office:value="36.763333330000002" table:style-name="ce1">
            <text:p>36.76333333</text:p>
          </table:table-cell>
          <table:table-cell office:value-type="float" office:value="-0.11333333299999999" table:style-name="ce1">
            <text:p>-0.113333333</text:p>
          </table:table-cell>
          <table:table-cell office:value-type="float" office:value="37.549999999999997" table:style-name="ce1">
            <text:p>37.55</text:p>
          </table:table-cell>
          <table:table-cell office:value-type="float" office:value="36.619999999999997" table:style-name="ce1">
            <text:p>36.62</text:p>
          </table:table-cell>
          <table:table-cell table:number-columns-repeated="16375"/>
        </table:table-row>
        <table:table-row table:style-name="ro1">
          <table:table-cell office:value-type="date" office:date-value="2013-08-13T00:00:00" table:style-name="ce2">
            <text:p>13-08-2013</text:p>
          </table:table-cell>
          <table:table-cell office:value-type="float" office:value="38.24" table:style-name="ce1">
            <text:p>38.24</text:p>
          </table:table-cell>
          <table:table-cell office:value-type="float" office:value="37.143333329999997" table:style-name="ce1">
            <text:p>37.14333333</text:p>
          </table:table-cell>
          <table:table-cell office:value-type="float" office:value="1.096666667" table:style-name="ce1">
            <text:p>1.096666667</text:p>
          </table:table-cell>
          <table:table-cell office:value-type="float" office:value="37.018999999999998" table:style-name="ce1">
            <text:p>37.019</text:p>
          </table:table-cell>
          <table:table-cell office:value-type="float" office:value="36.743000000000002" table:style-name="ce1">
            <text:p>36.743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38.32" table:style-name="ce1">
            <text:p>38.32</text:p>
          </table:table-cell>
          <table:table-cell office:value-type="float" office:value="36.770000000000003" table:style-name="ce1">
            <text:p>36.77</text:p>
          </table:table-cell>
          <table:table-cell table:number-columns-repeated="16375"/>
        </table:table-row>
        <table:table-row table:style-name="ro1">
          <table:table-cell office:value-type="date" office:date-value="2013-08-12T00:00:00" table:style-name="ce2">
            <text:p>12-08-2013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37.756666670000001" table:style-name="ce1">
            <text:p>37.75666667</text:p>
          </table:table-cell>
          <table:table-cell office:value-type="float" office:value="0.443333333" table:style-name="ce1">
            <text:p>0.443333333</text:p>
          </table:table-cell>
          <table:table-cell office:value-type="float" office:value="38.22" table:style-name="ce1">
            <text:p>38.22</text:p>
          </table:table-cell>
          <table:table-cell office:value-type="float" office:value="37.296333330000003" table:style-name="ce1">
            <text:p>37.29633333</text:p>
          </table:table-cell>
          <table:table-cell office:value-type="float" office:value="0.923666667" table:style-name="ce1">
            <text:p>0.923666667</text:p>
          </table:table-cell>
          <table:table-cell office:value-type="float" office:value="38.5" table:style-name="ce1">
            <text:p>38.5</text:p>
          </table:table-cell>
          <table:table-cell office:value-type="float" office:value="38.1" table:style-name="ce1">
            <text:p>38.1</text:p>
          </table:table-cell>
          <table:table-cell table:number-columns-repeated="16375"/>
        </table:table-row>
        <table:table-row table:style-name="ro1">
          <table:table-cell office:value-type="date" office:date-value="2013-08-09T00:00:00" table:style-name="ce2">
            <text:p>09-08-2013</text:p>
          </table:table-cell>
          <table:table-cell office:value-type="float" office:value="38.590000000000003" table:style-name="ce1">
            <text:p>38.59</text:p>
          </table:table-cell>
          <table:table-cell office:value-type="float" office:value="38.34333333" table:style-name="ce1">
            <text:p>38.34333333</text:p>
          </table:table-cell>
          <table:table-cell office:value-type="float" office:value="0.24666666700000001" table:style-name="ce1">
            <text:p>0.246666667</text:p>
          </table:table-cell>
          <table:table-cell office:value-type="float" office:value="38.5" table:style-name="ce1">
            <text:p>38.5</text:p>
          </table:table-cell>
          <table:table-cell office:value-type="float" office:value="37.912999999999997" table:style-name="ce1">
            <text:p>37.913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38.74" table:style-name="ce1">
            <text:p>38.74</text:p>
          </table:table-cell>
          <table:table-cell office:value-type="float" office:value="38.01" table:style-name="ce1">
            <text:p>38.01</text:p>
          </table:table-cell>
          <table:table-cell table:number-columns-repeated="16375"/>
        </table:table-row>
        <table:table-row table:style-name="ro1">
          <table:table-cell office:value-type="date" office:date-value="2013-08-08T00:00:00" table:style-name="ce2">
            <text:p>08-08-2013</text:p>
          </table:table-cell>
          <table:table-cell office:value-type="float" office:value="39.130000000000003" table:style-name="ce1">
            <text:p>39.13</text:p>
          </table:table-cell>
          <table:table-cell office:value-type="float" office:value="38.64" table:style-name="ce1">
            <text:p>38.64</text:p>
          </table:table-cell>
          <table:table-cell office:value-type="float" office:value="0.49" table:style-name="ce1">
            <text:p>0.49</text:p>
          </table:table-cell>
          <table:table-cell office:value-type="float" office:value="38.54" table:style-name="ce1">
            <text:p>38.54</text:p>
          </table:table-cell>
          <table:table-cell office:value-type="float" office:value="38.42" table:style-name="ce1">
            <text:p>38.42</text:p>
          </table:table-cell>
          <table:table-cell office:value-type="float" office:value="0.12" table:style-name="ce1">
            <text:p>0.12</text:p>
          </table:table-cell>
          <table:table-cell office:value-type="float" office:value="39.19" table:style-name="ce1">
            <text:p>39.19</text:p>
          </table:table-cell>
          <table:table-cell office:value-type="float" office:value="38.43" table:style-name="ce1">
            <text:p>38.43</text:p>
          </table:table-cell>
          <table:table-cell table:number-columns-repeated="16375"/>
        </table:table-row>
        <table:table-row table:style-name="ro1">
          <table:table-cell office:value-type="date" office:date-value="2013-08-07T00:00:00" table:style-name="ce2">
            <text:p>07-08-2013</text:p>
          </table:table-cell>
          <table:table-cell office:value-type="float" office:value="38.61" table:style-name="ce1">
            <text:p>38.61</text:p>
          </table:table-cell>
          <table:table-cell office:value-type="float" office:value="38.776666669999997" table:style-name="ce1">
            <text:p>38.77666667</text:p>
          </table:table-cell>
          <table:table-cell office:value-type="float" office:value="-0.16666666699999999" table:style-name="ce1">
            <text:p>-0.166666667</text:p>
          </table:table-cell>
          <table:table-cell office:value-type="float" office:value="38.869999999999997" table:style-name="ce1">
            <text:p>38.87</text:p>
          </table:table-cell>
          <table:table-cell office:value-type="float" office:value="38.636666669999997" table:style-name="ce1">
            <text:p>38.63666667</text:p>
          </table:table-cell>
          <table:table-cell office:value-type="float" office:value="0.233333333" table:style-name="ce1">
            <text:p>0.233333333</text:p>
          </table:table-cell>
          <table:table-cell office:value-type="float" office:value="38.94" table:style-name="ce1">
            <text:p>38.94</text:p>
          </table:table-cell>
          <table:table-cell office:value-type="float" office:value="37.700000000000003" table:style-name="ce1">
            <text:p>37.7</text:p>
          </table:table-cell>
          <table:table-cell table:number-columns-repeated="16375"/>
        </table:table-row>
        <table:table-row table:style-name="ro1">
          <table:table-cell office:value-type="date" office:date-value="2013-08-06T00:00:00" table:style-name="ce2">
            <text:p>06-08-2013</text:p>
          </table:table-cell>
          <table:table-cell office:value-type="float" office:value="39.11" table:style-name="ce1">
            <text:p>39.11</text:p>
          </table:table-cell>
          <table:table-cell office:value-type="float" office:value="38.950000000000003" table:style-name="ce1">
            <text:p>38.95</text:p>
          </table:table-cell>
          <table:table-cell office:value-type="float" office:value="0.16" table:style-name="ce1">
            <text:p>0.16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38.653333330000002" table:style-name="ce1">
            <text:p>38.65333333</text:p>
          </table:table-cell>
          <table:table-cell office:value-type="float" office:value="-0.103333333" table:style-name="ce1">
            <text:p>-0.103333333</text:p>
          </table:table-cell>
          <table:table-cell office:value-type="float" office:value="39.25" table:style-name="ce1">
            <text:p>39.25</text:p>
          </table:table-cell>
          <table:table-cell office:value-type="float" office:value="37.94" table:style-name="ce1">
            <text:p>37.94</text:p>
          </table:table-cell>
          <table:table-cell table:number-columns-repeated="16375"/>
        </table:table-row>
        <table:table-row table:style-name="ro1">
          <table:table-cell office:value-type="date" office:date-value="2013-08-05T00:00:00" table:style-name="ce2">
            <text:p>05-08-2013</text:p>
          </table:table-cell>
          <table:table-cell office:value-type="float" office:value="38.43" table:style-name="ce1">
            <text:p>38.43</text:p>
          </table:table-cell>
          <table:table-cell office:value-type="float" office:value="38.716666670000002" table:style-name="ce1">
            <text:p>38.71666667</text:p>
          </table:table-cell>
          <table:table-cell office:value-type="float" office:value="-0.28666666699999999" table:style-name="ce1">
            <text:p>-0.286666667</text:p>
          </table:table-cell>
          <table:table-cell office:value-type="float" office:value="39.189" table:style-name="ce1">
            <text:p>39.189</text:p>
          </table:table-cell>
          <table:table-cell office:value-type="float" office:value="38.869666670000001" table:style-name="ce1">
            <text:p>38.86966667</text:p>
          </table:table-cell>
          <table:table-cell office:value-type="float" office:value="0.319333333" table:style-name="ce1">
            <text:p>0.319333333</text:p>
          </table:table-cell>
          <table:table-cell office:value-type="float" office:value="39.32" table:style-name="ce1">
            <text:p>39.32</text:p>
          </table:table-cell>
          <table:table-cell office:value-type="float" office:value="38.25" table:style-name="ce1">
            <text:p>38.25</text:p>
          </table:table-cell>
          <table:table-cell table:number-columns-repeated="16375"/>
        </table:table-row>
        <table:table-row table:style-name="ro1">
          <table:table-cell office:value-type="date" office:date-value="2013-08-02T00:00:00" table:style-name="ce2">
            <text:p>02-08-2013</text:p>
          </table:table-cell>
          <table:table-cell office:value-type="float" office:value="37.659999999999997" table:style-name="ce1">
            <text:p>37.66</text:p>
          </table:table-cell>
          <table:table-cell office:value-type="float" office:value="38.4" table:style-name="ce1">
            <text:p>38.4</text:p>
          </table:table-cell>
          <table:table-cell office:value-type="float" office:value="-0.74" table:style-name="ce1">
            <text:p>-0.74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38.59633333" table:style-name="ce1">
            <text:p>38.59633333</text:p>
          </table:table-cell>
          <table:table-cell office:value-type="float" office:value="-0.54633333299999998" table:style-name="ce1">
            <text:p>-0.546333333</text:p>
          </table:table-cell>
          <table:table-cell office:value-type="float" office:value="38.49" table:style-name="ce1">
            <text:p>38.49</text:p>
          </table:table-cell>
          <table:table-cell office:value-type="float" office:value="37.5" table:style-name="ce1">
            <text:p>37.5</text:p>
          </table:table-cell>
          <table:table-cell table:number-columns-repeated="16375"/>
        </table:table-row>
        <table:table-row table:style-name="ro1">
          <table:table-cell office:value-type="date" office:date-value="2013-08-01T00:00:00" table:style-name="ce2">
            <text:p>01-08-2013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37.79666667" table:style-name="ce1">
            <text:p>37.79666667</text:p>
          </table:table-cell>
          <table:table-cell office:value-type="float" office:value="-0.49666666700000001" table:style-name="ce1">
            <text:p>-0.496666667</text:p>
          </table:table-cell>
          <table:table-cell office:value-type="float" office:value="37.488999999999997" table:style-name="ce1">
            <text:p>37.489</text:p>
          </table:table-cell>
          <table:table-cell office:value-type="float" office:value="38.242666669999998" table:style-name="ce1">
            <text:p>38.24266667</text:p>
          </table:table-cell>
          <table:table-cell office:value-type="float" office:value="-0.75366666699999996" table:style-name="ce1">
            <text:p>-0.753666667</text:p>
          </table:table-cell>
          <table:table-cell office:value-type="float" office:value="38.29" table:style-name="ce1">
            <text:p>38.29</text:p>
          </table:table-cell>
          <table:table-cell office:value-type="float" office:value="36.92" table:style-name="ce1">
            <text:p>36.92</text:p>
          </table:table-cell>
          <table:table-cell table:number-columns-repeated="16375"/>
        </table:table-row>
        <table:table-row table:style-name="ro1">
          <table:table-cell office:value-type="date" office:date-value="2013-07-31T00:00:00" table:style-name="ce2">
            <text:p>31-07-2013</text:p>
          </table:table-cell>
          <table:table-cell office:value-type="float" office:value="37.96" table:style-name="ce1">
            <text:p>37.96</text:p>
          </table:table-cell>
          <table:table-cell office:value-type="float" office:value="37.64" table:style-name="ce1">
            <text:p>37.64</text:p>
          </table:table-cell>
          <table:table-cell office:value-type="float" office:value="0.32" table:style-name="ce1">
            <text:p>0.32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37.446333330000002" table:style-name="ce1">
            <text:p>37.44633333</text:p>
          </table:table-cell>
          <table:table-cell office:value-type="float" office:value="-0.64633333299999995" table:style-name="ce1">
            <text:p>-0.646333333</text:p>
          </table:table-cell>
          <table:table-cell office:value-type="float" office:value="38.31" table:style-name="ce1">
            <text:p>38.31</text:p>
          </table:table-cell>
          <table:table-cell office:value-type="float" office:value="36.33" table:style-name="ce1">
            <text:p>36.33</text:p>
          </table:table-cell>
          <table:table-cell table:number-columns-repeated="16375"/>
        </table:table-row>
        <table:table-row table:style-name="ro1">
          <table:table-cell office:value-type="date" office:date-value="2013-07-30T00:00:00" table:style-name="ce2">
            <text:p>30-07-2013</text:p>
          </table:table-cell>
          <table:table-cell office:value-type="float" office:value="35.65" table:style-name="ce1">
            <text:p>35.65</text:p>
          </table:table-cell>
          <table:table-cell office:value-type="float" office:value="36.97" table:style-name="ce1">
            <text:p>36.97</text:p>
          </table:table-cell>
          <table:table-cell office:value-type="float" office:value="-1.32" table:style-name="ce1">
            <text:p>-1.32</text:p>
          </table:table-cell>
          <table:table-cell office:value-type="float" office:value="37.627000000000002" table:style-name="ce1">
            <text:p>37.627</text:p>
          </table:table-cell>
          <table:table-cell office:value-type="float" office:value="37.305333330000003" table:style-name="ce1">
            <text:p>37.30533333</text:p>
          </table:table-cell>
          <table:table-cell office:value-type="float" office:value="0.32166666700000002" table:style-name="ce1">
            <text:p>0.321666667</text:p>
          </table:table-cell>
          <table:table-cell office:value-type="float" office:value="37.96" table:style-name="ce1">
            <text:p>37.96</text:p>
          </table:table-cell>
          <table:table-cell office:value-type="float" office:value="35.32" table:style-name="ce1">
            <text:p>35.32</text:p>
          </table:table-cell>
          <table:table-cell table:number-columns-repeated="16375"/>
        </table:table-row>
        <table:table-row table:style-name="ro1">
          <table:table-cell office:value-type="date" office:date-value="2013-07-29T00:00:00" table:style-name="ce2">
            <text:p>29-07-2013</text:p>
          </table:table-cell>
          <table:table-cell office:value-type="float" office:value="34.07" table:style-name="ce1">
            <text:p>34.07</text:p>
          </table:table-cell>
          <table:table-cell office:value-type="float" office:value="35.893333329999997" table:style-name="ce1">
            <text:p>35.89333333</text:p>
          </table:table-cell>
          <table:table-cell office:value-type="float" office:value="-1.8233333329999999" table:style-name="ce1">
            <text:p>-1.823333333</text:p>
          </table:table-cell>
          <table:table-cell office:value-type="float" office:value="35.43" table:style-name="ce1">
            <text:p>35.43</text:p>
          </table:table-cell>
          <table:table-cell office:value-type="float" office:value="36.619" table:style-name="ce1">
            <text:p>36.619</text:p>
          </table:table-cell>
          <table:table-cell office:value-type="float" office:value="-1.1890000000000001" table:style-name="ce1">
            <text:p>-1.189</text:p>
          </table:table-cell>
          <table:table-cell office:value-type="float" office:value="35.630000000000003" table:style-name="ce1">
            <text:p>35.63</text:p>
          </table:table-cell>
          <table:table-cell office:value-type="float" office:value="34.01" table:style-name="ce1">
            <text:p>34.01</text:p>
          </table:table-cell>
          <table:table-cell table:number-columns-repeated="16375"/>
        </table:table-row>
        <table:table-row table:style-name="ro1">
          <table:table-cell office:value-type="date" office:date-value="2013-07-26T00:00:00" table:style-name="ce2">
            <text:p>26-07-2013</text:p>
          </table:table-cell>
          <table:table-cell office:value-type="float" office:value="33.770000000000003" table:style-name="ce1">
            <text:p>33.77</text:p>
          </table:table-cell>
          <table:table-cell office:value-type="float" office:value="34.496666670000003" table:style-name="ce1">
            <text:p>34.49666667</text:p>
          </table:table-cell>
          <table:table-cell office:value-type="float" office:value="-0.72666666700000004" table:style-name="ce1">
            <text:p>-0.726666667</text:p>
          </table:table-cell>
          <table:table-cell office:value-type="float" office:value="34.01" table:style-name="ce1">
            <text:p>34.01</text:p>
          </table:table-cell>
          <table:table-cell office:value-type="float" office:value="35.689" table:style-name="ce1">
            <text:p>35.689</text:p>
          </table:table-cell>
          <table:table-cell office:value-type="float" office:value="-1.679" table:style-name="ce1">
            <text:p>-1.679</text:p>
          </table:table-cell>
          <table:table-cell office:value-type="float" office:value="34.729999999999997" table:style-name="ce1">
            <text:p>34.73</text:p>
          </table:table-cell>
          <table:table-cell office:value-type="float" office:value="33.56" table:style-name="ce1">
            <text:p>33.56</text:p>
          </table:table-cell>
          <table:table-cell table:number-columns-repeated="16375"/>
        </table:table-row>
        <table:table-row table:style-name="ro1">
          <table:table-cell office:value-type="date" office:date-value="2013-07-25T00:00:00" table:style-name="ce2">
            <text:p>25-07-2013</text:p>
          </table:table-cell>
          <table:table-cell office:value-type="float" office:value="33.545000000000002" table:style-name="ce1">
            <text:p>33.545</text:p>
          </table:table-cell>
          <table:table-cell office:value-type="float" office:value="33.795000000000002" table:style-name="ce1">
            <text:p>33.795</text:p>
          </table:table-cell>
          <table:table-cell office:value-type="float" office:value="-0.25" table:style-name="ce1">
            <text:p>-0.25</text:p>
          </table:table-cell>
          <table:table-cell office:value-type="float" office:value="34.359000000000002" table:style-name="ce1">
            <text:p>34.359</text:p>
          </table:table-cell>
          <table:table-cell office:value-type="float" office:value="34.599666669999998" table:style-name="ce1">
            <text:p>34.59966667</text:p>
          </table:table-cell>
          <table:table-cell office:value-type="float" office:value="-0.240666667" table:style-name="ce1">
            <text:p>-0.240666667</text:p>
          </table:table-cell>
          <table:table-cell office:value-type="float" office:value="34.880000000000003" table:style-name="ce1">
            <text:p>34.88</text:p>
          </table:table-cell>
          <table:table-cell office:value-type="float" office:value="32.75" table:style-name="ce1">
            <text:p>32.75</text:p>
          </table:table-cell>
          <table:table-cell table:number-columns-repeated="16375"/>
        </table:table-row>
        <table:table-row table:style-name="ro1">
          <table:table-cell office:value-type="date" office:date-value="2013-07-24T00:00:00" table:style-name="ce2">
            <text:p>24-07-2013</text:p>
          </table:table-cell>
          <table:table-cell office:value-type="float" office:value="26.32" table:style-name="ce1">
            <text:p>26.32</text:p>
          </table:table-cell>
          <table:table-cell office:value-type="float" office:value="31.21166667" table:style-name="ce1">
            <text:p>31.21166667</text:p>
          </table:table-cell>
          <table:table-cell office:value-type="float" office:value="-4.891666667" table:style-name="ce1">
            <text:p>-4.891666667</text:p>
          </table:table-cell>
          <table:table-cell office:value-type="float" office:value="26.51" table:style-name="ce1">
            <text:p>26.51</text:p>
          </table:table-cell>
          <table:table-cell office:value-type="float" office:value="31.626333330000001" table:style-name="ce1">
            <text:p>31.62633333</text:p>
          </table:table-cell>
          <table:table-cell office:value-type="float" office:value="-5.116333333" table:style-name="ce1">
            <text:p>-5.116333333</text:p>
          </table:table-cell>
          <table:table-cell office:value-type="float" office:value="26.53" table:style-name="ce1">
            <text:p>26.53</text:p>
          </table:table-cell>
          <table:table-cell office:value-type="float" office:value="26.05" table:style-name="ce1">
            <text:p>26.05</text:p>
          </table:table-cell>
          <table:table-cell table:number-columns-repeated="16375"/>
        </table:table-row>
        <table:table-row table:style-name="ro1">
          <table:table-cell office:value-type="date" office:date-value="2013-07-23T00:00:00" table:style-name="ce2">
            <text:p>23-07-2013</text:p>
          </table:table-cell>
          <table:table-cell office:value-type="float" office:value="26.1" table:style-name="ce1">
            <text:p>26.1</text:p>
          </table:table-cell>
          <table:table-cell office:value-type="float" office:value="28.655000000000001" table:style-name="ce1">
            <text:p>28.655</text:p>
          </table:table-cell>
          <table:table-cell office:value-type="float" office:value="-2.5550000000000002" table:style-name="ce1">
            <text:p>-2.555</text:p>
          </table:table-cell>
          <table:table-cell office:value-type="float" office:value="26.13" table:style-name="ce1">
            <text:p>26.13</text:p>
          </table:table-cell>
          <table:table-cell office:value-type="float" office:value="28.99966667" table:style-name="ce1">
            <text:p>28.99966667</text:p>
          </table:table-cell>
          <table:table-cell office:value-type="float" office:value="-2.8696666670000002" table:style-name="ce1">
            <text:p>-2.869666667</text:p>
          </table:table-cell>
          <table:table-cell office:value-type="float" office:value="26.3" table:style-name="ce1">
            <text:p>26.3</text:p>
          </table:table-cell>
          <table:table-cell office:value-type="float" office:value="25.97" table:style-name="ce1">
            <text:p>25.97</text:p>
          </table:table-cell>
          <table:table-cell table:number-columns-repeated="16375"/>
        </table:table-row>
        <table:table-row table:style-name="ro1">
          <table:table-cell office:value-type="date" office:date-value="2013-07-22T00:00:00" table:style-name="ce2">
            <text:p>22-07-2013</text:p>
          </table:table-cell>
          <table:table-cell office:value-type="float" office:value="25.99" table:style-name="ce1">
            <text:p>25.99</text:p>
          </table:table-cell>
          <table:table-cell office:value-type="float" office:value="26.13666667" table:style-name="ce1">
            <text:p>26.136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26.045000000000002" table:style-name="ce1">
            <text:p>26.045</text:p>
          </table:table-cell>
          <table:table-cell office:value-type="float" office:value="26.228333330000002" table:style-name="ce1">
            <text:p>26.22833333</text:p>
          </table:table-cell>
          <table:table-cell office:value-type="float" office:value="-0.18333333299999999" table:style-name="ce1">
            <text:p>-0.183333333</text:p>
          </table:table-cell>
          <table:table-cell office:value-type="float" office:value="26.13" table:style-name="ce1">
            <text:p>26.13</text:p>
          </table:table-cell>
          <table:table-cell office:value-type="float" office:value="25.72" table:style-name="ce1">
            <text:p>25.72</text:p>
          </table:table-cell>
          <table:table-cell table:number-columns-repeated="16375"/>
        </table:table-row>
        <table:table-row table:style-name="ro1">
          <table:table-cell office:value-type="date" office:date-value="2013-07-19T00:00:00" table:style-name="ce2">
            <text:p>19-07-2013</text:p>
          </table:table-cell>
          <table:table-cell office:value-type="float" office:value="25.82" table:style-name="ce1">
            <text:p>25.82</text:p>
          </table:table-cell>
          <table:table-cell office:value-type="float" office:value="25.97" table:style-name="ce1">
            <text:p>25.97</text:p>
          </table:table-cell>
          <table:table-cell office:value-type="float" office:value="-0.15" table:style-name="ce1">
            <text:p>-0.15</text:p>
          </table:table-cell>
          <table:table-cell office:value-type="float" office:value="25.881" table:style-name="ce1">
            <text:p>25.881</text:p>
          </table:table-cell>
          <table:table-cell office:value-type="float" office:value="26.018666670000002" table:style-name="ce1">
            <text:p>26.01866667</text:p>
          </table:table-cell>
          <table:table-cell office:value-type="float" office:value="-0.13766666699999999" table:style-name="ce1">
            <text:p>-0.137666667</text:p>
          </table:table-cell>
          <table:table-cell office:value-type="float" office:value="26.107700000000001" table:style-name="ce1">
            <text:p>26.1077</text:p>
          </table:table-cell>
          <table:table-cell office:value-type="float" office:value="25.6" table:style-name="ce1">
            <text:p>25.6</text:p>
          </table:table-cell>
          <table:table-cell table:number-columns-repeated="16375"/>
        </table:table-row>
        <table:table-row table:style-name="ro1">
          <table:table-cell office:value-type="date" office:date-value="2013-07-18T00:00:00" table:style-name="ce2">
            <text:p>18-07-2013</text:p>
          </table:table-cell>
          <table:table-cell office:value-type="float" office:value="26.75" table:style-name="ce1">
            <text:p>26.75</text:p>
          </table:table-cell>
          <table:table-cell office:value-type="float" office:value="26.186666670000001" table:style-name="ce1">
            <text:p>26.18666667</text:p>
          </table:table-cell>
          <table:table-cell office:value-type="float" office:value="0.56333333299999999" table:style-name="ce1">
            <text:p>0.563333333</text:p>
          </table:table-cell>
          <table:table-cell office:value-type="float" office:value="26.18" table:style-name="ce1">
            <text:p>26.18</text:p>
          </table:table-cell>
          <table:table-cell office:value-type="float" office:value="26.03533333" table:style-name="ce1">
            <text:p>26.03533333</text:p>
          </table:table-cell>
          <table:table-cell office:value-type="float" office:value="0.144666667" table:style-name="ce1">
            <text:p>0.144666667</text:p>
          </table:table-cell>
          <table:table-cell office:value-type="float" office:value="26.77" table:style-name="ce1">
            <text:p>26.77</text:p>
          </table:table-cell>
          <table:table-cell office:value-type="float" office:value="26.12" table:style-name="ce1">
            <text:p>26.12</text:p>
          </table:table-cell>
          <table:table-cell table:number-columns-repeated="16375"/>
        </table:table-row>
        <table:table-row table:style-name="ro1">
          <table:table-cell office:value-type="date" office:date-value="2013-07-17T00:00:00" table:style-name="ce2">
            <text:p>17-07-2013</text:p>
          </table:table-cell>
          <table:table-cell office:value-type="float" office:value="26.37" table:style-name="ce1">
            <text:p>26.37</text:p>
          </table:table-cell>
          <table:table-cell office:value-type="float" office:value="26.313333329999999" table:style-name="ce1">
            <text:p>26.31333333</text:p>
          </table:table-cell>
          <table:table-cell office:value-type="float" office:value="5.6666666999999997E-2" table:style-name="ce1">
            <text:p>0.056666667</text:p>
          </table:table-cell>
          <table:table-cell office:value-type="float" office:value="26.65" table:style-name="ce1">
            <text:p>26.65</text:p>
          </table:table-cell>
          <table:table-cell office:value-type="float" office:value="26.236999999999998" table:style-name="ce1">
            <text:p>26.237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26.78" table:style-name="ce1">
            <text:p>26.78</text:p>
          </table:table-cell>
          <table:table-cell office:value-type="float" office:value="26.3" table:style-name="ce1">
            <text:p>26.3</text:p>
          </table:table-cell>
          <table:table-cell table:number-columns-repeated="16375"/>
        </table:table-row>
        <table:table-row table:style-name="ro1">
          <table:table-cell office:value-type="date" office:date-value="2013-07-16T00:00:00" table:style-name="ce2">
            <text:p>16-07-2013</text:p>
          </table:table-cell>
          <table:table-cell office:value-type="float" office:value="26.39" table:style-name="ce1">
            <text:p>26.39</text:p>
          </table:table-cell>
          <table:table-cell office:value-type="float" office:value="26.50333333" table:style-name="ce1">
            <text:p>26.50333333</text:p>
          </table:table-cell>
          <table:table-cell office:value-type="float" office:value="-0.11333333299999999" table:style-name="ce1">
            <text:p>-0.113333333</text:p>
          </table:table-cell>
          <table:table-cell office:value-type="float" office:value="26.32" table:style-name="ce1">
            <text:p>26.32</text:p>
          </table:table-cell>
          <table:table-cell office:value-type="float" office:value="26.383333329999999" table:style-name="ce1">
            <text:p>26.38333333</text:p>
          </table:table-cell>
          <table:table-cell office:value-type="float" office:value="-6.3333333000000006E-2" table:style-name="ce1">
            <text:p>-0.063333333</text:p>
          </table:table-cell>
          <table:table-cell office:value-type="float" office:value="26.75" table:style-name="ce1">
            <text:p>26.75</text:p>
          </table:table-cell>
          <table:table-cell office:value-type="float" office:value="26.01" table:style-name="ce1">
            <text:p>26.01</text:p>
          </table:table-cell>
          <table:table-cell table:number-columns-repeated="16375"/>
        </table:table-row>
        <table:table-row table:style-name="ro1">
          <table:table-cell office:value-type="date" office:date-value="2013-07-15T00:00:00" table:style-name="ce2">
            <text:p>15-07-2013</text:p>
          </table:table-cell>
          <table:table-cell office:value-type="float" office:value="25.93" table:style-name="ce1">
            <text:p>25.93</text:p>
          </table:table-cell>
          <table:table-cell office:value-type="float" office:value="26.23" table:style-name="ce1">
            <text:p>26.23</text:p>
          </table:table-cell>
          <table:table-cell office:value-type="float" office:value="-0.3" table:style-name="ce1">
            <text:p>-0.3</text:p>
          </table:table-cell>
          <table:table-cell office:value-type="float" office:value="26.28" table:style-name="ce1">
            <text:p>26.28</text:p>
          </table:table-cell>
          <table:table-cell office:value-type="float" office:value="26.416666670000001" table:style-name="ce1">
            <text:p>26.41666667</text:p>
          </table:table-cell>
          <table:table-cell office:value-type="float" office:value="-0.13666666699999999" table:style-name="ce1">
            <text:p>-0.136666667</text:p>
          </table:table-cell>
          <table:table-cell office:value-type="float" office:value="26.43" table:style-name="ce1">
            <text:p>26.43</text:p>
          </table:table-cell>
          <table:table-cell office:value-type="float" office:value="25.65" table:style-name="ce1">
            <text:p>25.65</text:p>
          </table:table-cell>
          <table:table-cell table:number-columns-repeated="16375"/>
        </table:table-row>
        <table:table-row table:style-name="ro1">
          <table:table-cell office:value-type="date" office:date-value="2013-07-12T00:00:00" table:style-name="ce2">
            <text:p>12-07-2013</text:p>
          </table:table-cell>
          <table:table-cell office:value-type="float" office:value="25.74" table:style-name="ce1">
            <text:p>25.74</text:p>
          </table:table-cell>
          <table:table-cell office:value-type="float" office:value="26.02" table:style-name="ce1">
            <text:p>26.02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25.91" table:style-name="ce1">
            <text:p>25.91</text:p>
          </table:table-cell>
          <table:table-cell office:value-type="float" office:value="26.17" table:style-name="ce1">
            <text:p>26.17</text:p>
          </table:table-cell>
          <table:table-cell office:value-type="float" office:value="-0.26" table:style-name="ce1">
            <text:p>-0.26</text:p>
          </table:table-cell>
          <table:table-cell office:value-type="float" office:value="25.93" table:style-name="ce1">
            <text:p>25.93</text:p>
          </table:table-cell>
          <table:table-cell office:value-type="float" office:value="25.55" table:style-name="ce1">
            <text:p>25.55</text:p>
          </table:table-cell>
          <table:table-cell table:number-columns-repeated="16375"/>
        </table:table-row>
        <table:table-row table:style-name="ro1">
          <table:table-cell office:value-type="date" office:date-value="2013-07-11T00:00:00" table:style-name="ce2">
            <text:p>11-07-2013</text:p>
          </table:table-cell>
          <table:table-cell office:value-type="float" office:value="25.96" table:style-name="ce1">
            <text:p>25.96</text:p>
          </table:table-cell>
          <table:table-cell office:value-type="float" office:value="25.876666669999999" table:style-name="ce1">
            <text:p>25.87666667</text:p>
          </table:table-cell>
          <table:table-cell office:value-type="float" office:value="8.3333332999999996E-2" table:style-name="ce1">
            <text:p>0.083333333</text:p>
          </table:table-cell>
          <table:table-cell office:value-type="float" office:value="25.81" table:style-name="ce1">
            <text:p>25.81</text:p>
          </table:table-cell>
          <table:table-cell office:value-type="float" office:value="26" table:style-name="ce1">
            <text:p>26</text:p>
          </table:table-cell>
          <table:table-cell office:value-type="float" office:value="-0.19" table:style-name="ce1">
            <text:p>-0.19</text:p>
          </table:table-cell>
          <table:table-cell office:value-type="float" office:value="26" table:style-name="ce1">
            <text:p>26</text:p>
          </table:table-cell>
          <table:table-cell office:value-type="float" office:value="25.45" table:style-name="ce1">
            <text:p>25.45</text:p>
          </table:table-cell>
          <table:table-cell table:number-columns-repeated="16375"/>
        </table:table-row>
        <table:table-row table:style-name="ro1">
          <table:table-cell office:value-type="date" office:date-value="2013-07-10T00:00:00" table:style-name="ce2">
            <text:p>10-07-2013</text:p>
          </table:table-cell>
          <table:table-cell office:value-type="float" office:value="25.58" table:style-name="ce1">
            <text:p>25.58</text:p>
          </table:table-cell>
          <table:table-cell office:value-type="float" office:value="25.76" table:style-name="ce1">
            <text:p>25.76</text:p>
          </table:table-cell>
          <table:table-cell office:value-type="float" office:value="-0.18" table:style-name="ce1">
            <text:p>-0.18</text:p>
          </table:table-cell>
          <table:table-cell office:value-type="float" office:value="25.8" table:style-name="ce1">
            <text:p>25.8</text:p>
          </table:table-cell>
          <table:table-cell office:value-type="float" office:value="25.84" table:style-name="ce1">
            <text:p>25.84</text:p>
          </table:table-cell>
          <table:table-cell office:value-type="float" office:value="-0.04" table:style-name="ce1">
            <text:p>-0.04</text:p>
          </table:table-cell>
          <table:table-cell office:value-type="float" office:value="25.83" table:style-name="ce1">
            <text:p>25.83</text:p>
          </table:table-cell>
          <table:table-cell office:value-type="float" office:value="25.47" table:style-name="ce1">
            <text:p>25.47</text:p>
          </table:table-cell>
          <table:table-cell table:number-columns-repeated="16375"/>
        </table:table-row>
        <table:table-row table:style-name="ro1">
          <table:table-cell office:value-type="date" office:date-value="2013-07-09T00:00:00" table:style-name="ce2">
            <text:p>09-07-2013</text:p>
          </table:table-cell>
          <table:table-cell office:value-type="float" office:value="25.07" table:style-name="ce1">
            <text:p>25.07</text:p>
          </table:table-cell>
          <table:table-cell office:value-type="float" office:value="25.536666669999999" table:style-name="ce1">
            <text:p>25.53666667</text:p>
          </table:table-cell>
          <table:table-cell office:value-type="float" office:value="-0.46666666699999998" table:style-name="ce1">
            <text:p>-0.466666667</text:p>
          </table:table-cell>
          <table:table-cell office:value-type="float" office:value="25.48" table:style-name="ce1">
            <text:p>25.48</text:p>
          </table:table-cell>
          <table:table-cell office:value-type="float" office:value="25.696666669999999" table:style-name="ce1">
            <text:p>25.69666667</text:p>
          </table:table-cell>
          <table:table-cell office:value-type="float" office:value="-0.21666666700000001" table:style-name="ce1">
            <text:p>-0.216666667</text:p>
          </table:table-cell>
          <table:table-cell office:value-type="float" office:value="25.49" table:style-name="ce1">
            <text:p>25.49</text:p>
          </table:table-cell>
          <table:table-cell office:value-type="float" office:value="25.03" table:style-name="ce1">
            <text:p>25.03</text:p>
          </table:table-cell>
          <table:table-cell table:number-columns-repeated="16375"/>
        </table:table-row>
        <table:table-row table:style-name="ro1">
          <table:table-cell office:value-type="date" office:date-value="2013-07-08T00:00:00" table:style-name="ce2">
            <text:p>08-07-2013</text:p>
          </table:table-cell>
          <table:table-cell office:value-type="float" office:value="24.47" table:style-name="ce1">
            <text:p>24.47</text:p>
          </table:table-cell>
          <table:table-cell office:value-type="float" office:value="25.04" table:style-name="ce1">
            <text:p>25.04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24.71" table:style-name="ce1">
            <text:p>24.71</text:p>
          </table:table-cell>
          <table:table-cell office:value-type="float" office:value="25.33" table:style-name="ce1">
            <text:p>25.33</text:p>
          </table:table-cell>
          <table:table-cell office:value-type="float" office:value="-0.62" table:style-name="ce1">
            <text:p>-0.62</text:p>
          </table:table-cell>
          <table:table-cell office:value-type="float" office:value="25.04" table:style-name="ce1">
            <text:p>25.04</text:p>
          </table:table-cell>
          <table:table-cell office:value-type="float" office:value="24.42" table:style-name="ce1">
            <text:p>24.42</text:p>
          </table:table-cell>
          <table:table-cell table:number-columns-repeated="16375"/>
        </table:table-row>
        <table:table-row table:style-name="ro1">
          <table:table-cell office:value-type="date" office:date-value="2013-07-05T00:00:00" table:style-name="ce2">
            <text:p>05-07-2013</text:p>
          </table:table-cell>
          <table:table-cell office:value-type="float" office:value="24.65" table:style-name="ce1">
            <text:p>24.65</text:p>
          </table:table-cell>
          <table:table-cell office:value-type="float" office:value="24.73" table:style-name="ce1">
            <text:p>24.73</text:p>
          </table:table-cell>
          <table:table-cell office:value-type="float" office:value="-0.08" table:style-name="ce1">
            <text:p>-0.08</text:p>
          </table:table-cell>
          <table:table-cell office:value-type="float" office:value="24.37" table:style-name="ce1">
            <text:p>24.37</text:p>
          </table:table-cell>
          <table:table-cell office:value-type="float" office:value="24.853333330000002" table:style-name="ce1">
            <text:p>24.85333333</text:p>
          </table:table-cell>
          <table:table-cell office:value-type="float" office:value="-0.48333333299999998" table:style-name="ce1">
            <text:p>-0.483333333</text:p>
          </table:table-cell>
          <table:table-cell office:value-type="float" office:value="24.66" table:style-name="ce1">
            <text:p>24.66</text:p>
          </table:table-cell>
          <table:table-cell office:value-type="float" office:value="24.2" table:style-name="ce1">
            <text:p>24.2</text:p>
          </table:table-cell>
          <table:table-cell table:number-columns-repeated="16375"/>
        </table:table-row>
        <table:table-row table:style-name="ro1">
          <table:table-cell office:value-type="date" office:date-value="2013-07-03T00:00:00" table:style-name="ce2">
            <text:p>03-07-2013</text:p>
          </table:table-cell>
          <table:table-cell office:value-type="float" office:value="24.22" table:style-name="ce1">
            <text:p>24.22</text:p>
          </table:table-cell>
          <table:table-cell office:value-type="float" office:value="24.446666669999999" table:style-name="ce1">
            <text:p>24.44666667</text:p>
          </table:table-cell>
          <table:table-cell office:value-type="float" office:value="-0.22666666699999999" table:style-name="ce1">
            <text:p>-0.226666667</text:p>
          </table:table-cell>
          <table:table-cell office:value-type="float" office:value="24.52" table:style-name="ce1">
            <text:p>24.52</text:p>
          </table:table-cell>
          <table:table-cell office:value-type="float" office:value="24.533333330000001" table:style-name="ce1">
            <text:p>24.53333333</text:p>
          </table:table-cell>
          <table:table-cell office:value-type="float" office:value="-1.3333332999999999E-2" table:style-name="ce1">
            <text:p>-0.013333333</text:p>
          </table:table-cell>
          <table:table-cell office:value-type="float" office:value="24.71" table:style-name="ce1">
            <text:p>24.71</text:p>
          </table:table-cell>
          <table:table-cell office:value-type="float" office:value="24.15" table:style-name="ce1">
            <text:p>24.15</text:p>
          </table:table-cell>
          <table:table-cell table:number-columns-repeated="16375"/>
        </table:table-row>
        <table:table-row table:style-name="ro1">
          <table:table-cell office:value-type="date" office:date-value="2013-07-02T00:00:00" table:style-name="ce2">
            <text:p>02-07-2013</text:p>
          </table:table-cell>
          <table:table-cell office:value-type="float" office:value="24.7" table:style-name="ce1">
            <text:p>24.7</text:p>
          </table:table-cell>
          <table:table-cell office:value-type="float" office:value="24.52333333" table:style-name="ce1">
            <text:p>24.52333333</text:p>
          </table:table-cell>
          <table:table-cell office:value-type="float" office:value="0.176666667" table:style-name="ce1">
            <text:p>0.176666667</text:p>
          </table:table-cell>
          <table:table-cell office:value-type="float" office:value="24.41" table:style-name="ce1">
            <text:p>24.41</text:p>
          </table:table-cell>
          <table:table-cell office:value-type="float" office:value="24.43333333" table:style-name="ce1">
            <text:p>24.43333333</text:p>
          </table:table-cell>
          <table:table-cell office:value-type="float" office:value="-2.3333333000000001E-2" table:style-name="ce1">
            <text:p>-0.023333333</text:p>
          </table:table-cell>
          <table:table-cell office:value-type="float" office:value="24.77" table:style-name="ce1">
            <text:p>24.77</text:p>
          </table:table-cell>
          <table:table-cell office:value-type="float" office:value="24.3" table:style-name="ce1">
            <text:p>24.3</text:p>
          </table:table-cell>
          <table:table-cell table:number-columns-repeated="16375"/>
        </table:table-row>
        <table:table-row table:style-name="ro1">
          <table:table-cell office:value-type="date" office:date-value="2013-07-01T00:00:00" table:style-name="ce2">
            <text:p>01-07-2013</text:p>
          </table:table-cell>
          <table:table-cell office:value-type="float" office:value="24.9694" table:style-name="ce1">
            <text:p>24.9694</text:p>
          </table:table-cell>
          <table:table-cell office:value-type="float" office:value="24.629799999999999" table:style-name="ce1">
            <text:p>24.6298</text:p>
          </table:table-cell>
          <table:table-cell office:value-type="float" office:value="0.33960000000000001" table:style-name="ce1">
            <text:p>0.3396</text:p>
          </table:table-cell>
          <table:table-cell office:value-type="float" office:value="24.81" table:style-name="ce1">
            <text:p>24.81</text:p>
          </table:table-cell>
          <table:table-cell office:value-type="float" office:value="24.58" table:style-name="ce1">
            <text:p>24.58</text:p>
          </table:table-cell>
          <table:table-cell office:value-type="float" office:value="0.23" table:style-name="ce1">
            <text:p>0.23</text:p>
          </table:table-cell>
          <table:table-cell office:value-type="float" office:value="25.060099999999998" table:style-name="ce1">
            <text:p>25.0601</text:p>
          </table:table-cell>
          <table:table-cell office:value-type="float" office:value="24.62" table:style-name="ce1">
            <text:p>24.62</text:p>
          </table:table-cell>
          <table:table-cell table:number-columns-repeated="16375"/>
        </table:table-row>
        <table:table-row table:style-name="ro1">
          <table:table-cell office:value-type="date" office:date-value="2013-06-28T00:00:00" table:style-name="ce2">
            <text:p>28-06-2013</text:p>
          </table:table-cell>
          <table:table-cell office:value-type="float" office:value="24.68" table:style-name="ce1">
            <text:p>24.68</text:p>
          </table:table-cell>
          <table:table-cell office:value-type="float" office:value="24.783133329999998" table:style-name="ce1">
            <text:p>24.78313333</text:p>
          </table:table-cell>
          <table:table-cell office:value-type="float" office:value="-0.10313333299999999" table:style-name="ce1">
            <text:p>-0.103133333</text:p>
          </table:table-cell>
          <table:table-cell office:value-type="float" office:value="24.88" table:style-name="ce1">
            <text:p>24.88</text:p>
          </table:table-cell>
          <table:table-cell office:value-type="float" office:value="24.7" table:style-name="ce1">
            <text:p>24.7</text:p>
          </table:table-cell>
          <table:table-cell office:value-type="float" office:value="0.18" table:style-name="ce1">
            <text:p>0.18</text:p>
          </table:table-cell>
          <table:table-cell office:value-type="float" office:value="24.98" table:style-name="ce1">
            <text:p>24.98</text:p>
          </table:table-cell>
          <table:table-cell office:value-type="float" office:value="24.42" table:style-name="ce1">
            <text:p>24.42</text:p>
          </table:table-cell>
          <table:table-cell table:number-columns-repeated="16375"/>
        </table:table-row>
        <table:table-row table:style-name="ro1">
          <table:table-cell office:value-type="date" office:date-value="2013-06-27T00:00:00" table:style-name="ce2">
            <text:p>27-06-2013</text:p>
          </table:table-cell>
          <table:table-cell office:value-type="float" office:value="24.24" table:style-name="ce1">
            <text:p>24.24</text:p>
          </table:table-cell>
          <table:table-cell office:value-type="float" office:value="24.629799999999999" table:style-name="ce1">
            <text:p>24.6298</text:p>
          </table:table-cell>
          <table:table-cell office:value-type="float" office:value="-0.38979999999999998" table:style-name="ce1">
            <text:p>-0.3898</text:p>
          </table:table-cell>
          <table:table-cell office:value-type="float" office:value="24.66" table:style-name="ce1">
            <text:p>24.66</text:p>
          </table:table-cell>
          <table:table-cell office:value-type="float" office:value="24.783333330000001" table:style-name="ce1">
            <text:p>24.78333333</text:p>
          </table:table-cell>
          <table:table-cell office:value-type="float" office:value="-0.123333333" table:style-name="ce1">
            <text:p>-0.123333333</text:p>
          </table:table-cell>
          <table:table-cell office:value-type="float" office:value="24.84" table:style-name="ce1">
            <text:p>24.84</text:p>
          </table:table-cell>
          <table:table-cell office:value-type="float" office:value="24.21" table:style-name="ce1">
            <text:p>24.21</text:p>
          </table:table-cell>
          <table:table-cell table:number-columns-repeated="16375"/>
        </table:table-row>
        <table:table-row table:style-name="ro1">
          <table:table-cell office:value-type="date" office:date-value="2013-06-26T00:00:00" table:style-name="ce2">
            <text:p>26-06-2013</text:p>
          </table:table-cell>
          <table:table-cell office:value-type="float" office:value="24.51" table:style-name="ce1">
            <text:p>24.51</text:p>
          </table:table-cell>
          <table:table-cell office:value-type="float" office:value="24.47666667" table:style-name="ce1">
            <text:p>24.47666667</text:p>
          </table:table-cell>
          <table:table-cell office:value-type="float" office:value="3.3333333E-2" table:style-name="ce1">
            <text:p>0.033333333</text:p>
          </table:table-cell>
          <table:table-cell office:value-type="float" office:value="24.16" table:style-name="ce1">
            <text:p>24.16</text:p>
          </table:table-cell>
          <table:table-cell office:value-type="float" office:value="24.56666667" table:style-name="ce1">
            <text:p>24.56666667</text:p>
          </table:table-cell>
          <table:table-cell office:value-type="float" office:value="-0.40666666699999998" table:style-name="ce1">
            <text:p>-0.406666667</text:p>
          </table:table-cell>
          <table:table-cell office:value-type="float" office:value="24.65" table:style-name="ce1">
            <text:p>24.65</text:p>
          </table:table-cell>
          <table:table-cell office:value-type="float" office:value="23.99" table:style-name="ce1">
            <text:p>23.99</text:p>
          </table:table-cell>
          <table:table-cell table:number-columns-repeated="16375"/>
        </table:table-row>
        <table:table-row table:style-name="ro1">
          <table:table-cell office:value-type="date" office:date-value="2013-06-25T00:00:00" table:style-name="ce2">
            <text:p>25-06-2013</text:p>
          </table:table-cell>
          <table:table-cell office:value-type="float" office:value="24.14" table:style-name="ce1">
            <text:p>24.14</text:p>
          </table:table-cell>
          <table:table-cell office:value-type="float" office:value="24.29666667" table:style-name="ce1">
            <text:p>24.29666667</text:p>
          </table:table-cell>
          <table:table-cell office:value-type="float" office:value="-0.15666666700000001" table:style-name="ce1">
            <text:p>-0.156666667</text:p>
          </table:table-cell>
          <table:table-cell office:value-type="float" office:value="24.25" table:style-name="ce1">
            <text:p>24.25</text:p>
          </table:table-cell>
          <table:table-cell office:value-type="float" office:value="24.356666669999999" table:style-name="ce1">
            <text:p>24.35666667</text:p>
          </table:table-cell>
          <table:table-cell office:value-type="float" office:value="-0.10666666700000001" table:style-name="ce1">
            <text:p>-0.106666667</text:p>
          </table:table-cell>
          <table:table-cell office:value-type="float" office:value="24.43" table:style-name="ce1">
            <text:p>24.43</text:p>
          </table:table-cell>
          <table:table-cell office:value-type="float" office:value="24.04" table:style-name="ce1">
            <text:p>24.04</text:p>
          </table:table-cell>
          <table:table-cell table:number-columns-repeated="16375"/>
        </table:table-row>
        <table:table-row table:style-name="ro1">
          <table:table-cell office:value-type="date" office:date-value="2013-06-24T00:00:00" table:style-name="ce2">
            <text:p>24-06-2013</text:p>
          </table:table-cell>
          <table:table-cell office:value-type="float" office:value="23.95" table:style-name="ce1">
            <text:p>23.95</text:p>
          </table:table-cell>
          <table:table-cell office:value-type="float" office:value="24.2" table:style-name="ce1">
            <text:p>24.2</text:p>
          </table:table-cell>
          <table:table-cell office:value-type="float" office:value="-0.25" table:style-name="ce1">
            <text:p>-0.25</text:p>
          </table:table-cell>
          <table:table-cell office:value-type="float" office:value="23.934999999999999" table:style-name="ce1">
            <text:p>23.935</text:p>
          </table:table-cell>
          <table:table-cell office:value-type="float" office:value="24.114999999999998" table:style-name="ce1">
            <text:p>24.115</text:p>
          </table:table-cell>
          <table:table-cell office:value-type="float" office:value="-0.18" table:style-name="ce1">
            <text:p>-0.18</text:p>
          </table:table-cell>
          <table:table-cell office:value-type="float" office:value="24.11" table:style-name="ce1">
            <text:p>24.11</text:p>
          </table:table-cell>
          <table:table-cell office:value-type="float" office:value="23.38" table:style-name="ce1">
            <text:p>23.38</text:p>
          </table:table-cell>
          <table:table-cell table:number-columns-repeated="16375"/>
        </table:table-row>
        <table:table-row table:style-name="ro1">
          <table:table-cell office:value-type="date" office:date-value="2013-06-21T00:00:00" table:style-name="ce2">
            <text:p>21-06-2013</text:p>
          </table:table-cell>
          <table:table-cell office:value-type="float" office:value="24.59" table:style-name="ce1">
            <text:p>24.59</text:p>
          </table:table-cell>
          <table:table-cell office:value-type="float" office:value="24.22666667" table:style-name="ce1">
            <text:p>24.22666667</text:p>
          </table:table-cell>
          <table:table-cell office:value-type="float" office:value="0.36333333299999998" table:style-name="ce1">
            <text:p>0.363333333</text:p>
          </table:table-cell>
          <table:table-cell office:value-type="float" office:value="24.53" table:style-name="ce1">
            <text:p>24.53</text:p>
          </table:table-cell>
          <table:table-cell office:value-type="float" office:value="24.23833333" table:style-name="ce1">
            <text:p>24.23833333</text:p>
          </table:table-cell>
          <table:table-cell office:value-type="float" office:value="0.29166666699999999" table:style-name="ce1">
            <text:p>0.291666667</text:p>
          </table:table-cell>
          <table:table-cell office:value-type="float" office:value="24.7" table:style-name="ce1">
            <text:p>24.7</text:p>
          </table:table-cell>
          <table:table-cell office:value-type="float" office:value="24.05" table:style-name="ce1">
            <text:p>24.05</text:p>
          </table:table-cell>
          <table:table-cell table:number-columns-repeated="16375"/>
        </table:table-row>
        <table:table-row table:style-name="ro1">
          <table:table-cell office:value-type="date" office:date-value="2013-06-20T00:00:00" table:style-name="ce2">
            <text:p>20-06-2013</text:p>
          </table:table-cell>
          <table:table-cell office:value-type="float" office:value="24.28" table:style-name="ce1">
            <text:p>24.28</text:p>
          </table:table-cell>
          <table:table-cell office:value-type="float" office:value="24.27333333" table:style-name="ce1">
            <text:p>24.27333333</text:p>
          </table:table-cell>
          <table:table-cell office:value-type="float" office:value="6.6666670000000003E-3" table:style-name="ce1">
            <text:p>0.006666667</text:p>
          </table:table-cell>
          <table:table-cell office:value-type="float" office:value="23.9" table:style-name="ce1">
            <text:p>23.9</text:p>
          </table:table-cell>
          <table:table-cell office:value-type="float" office:value="24.12166667" table:style-name="ce1">
            <text:p>24.12166667</text:p>
          </table:table-cell>
          <table:table-cell office:value-type="float" office:value="-0.22166666700000001" table:style-name="ce1">
            <text:p>-0.221666667</text:p>
          </table:table-cell>
          <table:table-cell office:value-type="float" office:value="24.745000000000001" table:style-name="ce1">
            <text:p>24.745</text:p>
          </table:table-cell>
          <table:table-cell office:value-type="float" office:value="23.65" table:style-name="ce1">
            <text:p>23.65</text:p>
          </table:table-cell>
          <table:table-cell table:number-columns-repeated="16375"/>
        </table:table-row>
        <table:table-row table:style-name="ro1">
          <table:table-cell office:value-type="date" office:date-value="2013-06-19T00:00:00" table:style-name="ce2">
            <text:p>19-06-2013</text:p>
          </table:table-cell>
          <table:table-cell office:value-type="float" office:value="24.2" table:style-name="ce1">
            <text:p>24.2</text:p>
          </table:table-cell>
          <table:table-cell office:value-type="float" office:value="24.356666669999999" table:style-name="ce1">
            <text:p>24.35666667</text:p>
          </table:table-cell>
          <table:table-cell office:value-type="float" office:value="-0.15666666700000001" table:style-name="ce1">
            <text:p>-0.156666667</text:p>
          </table:table-cell>
          <table:table-cell office:value-type="float" office:value="24.309000000000001" table:style-name="ce1">
            <text:p>24.309</text:p>
          </table:table-cell>
          <table:table-cell office:value-type="float" office:value="24.246333329999999" table:style-name="ce1">
            <text:p>24.24633333</text:p>
          </table:table-cell>
          <table:table-cell office:value-type="float" office:value="6.2666666999999995E-2" table:style-name="ce1">
            <text:p>0.062666667</text:p>
          </table:table-cell>
          <table:table-cell office:value-type="float" office:value="25.19" table:style-name="ce1">
            <text:p>25.19</text:p>
          </table:table-cell>
          <table:table-cell office:value-type="float" office:value="24.1" table:style-name="ce1">
            <text:p>24.1</text:p>
          </table:table-cell>
          <table:table-cell table:number-columns-repeated="16375"/>
        </table:table-row>
        <table:table-row table:style-name="ro1">
          <table:table-cell office:value-type="date" office:date-value="2013-06-18T00:00:00" table:style-name="ce2">
            <text:p>18-06-2013</text:p>
          </table:table-cell>
          <table:table-cell office:value-type="float" office:value="24.09" table:style-name="ce1">
            <text:p>24.09</text:p>
          </table:table-cell>
          <table:table-cell office:value-type="float" office:value="24.19" table:style-name="ce1">
            <text:p>24.19</text:p>
          </table:table-cell>
          <table:table-cell office:value-type="float" office:value="-0.1" table:style-name="ce1">
            <text:p>-0.1</text:p>
          </table:table-cell>
          <table:table-cell office:value-type="float" office:value="24.21" table:style-name="ce1">
            <text:p>24.21</text:p>
          </table:table-cell>
          <table:table-cell office:value-type="float" office:value="24.13966667" table:style-name="ce1">
            <text:p>24.13966667</text:p>
          </table:table-cell>
          <table:table-cell office:value-type="float" office:value="7.0333332999999998E-2" table:style-name="ce1">
            <text:p>0.070333333</text:p>
          </table:table-cell>
          <table:table-cell office:value-type="float" office:value="24.69" table:style-name="ce1">
            <text:p>24.69</text:p>
          </table:table-cell>
          <table:table-cell office:value-type="float" office:value="24.08" table:style-name="ce1">
            <text:p>24.08</text:p>
          </table:table-cell>
          <table:table-cell table:number-columns-repeated="16375"/>
        </table:table-row>
        <table:table-row table:style-name="ro1">
          <table:table-cell office:value-type="date" office:date-value="2013-06-17T00:00:00" table:style-name="ce2">
            <text:p>17-06-2013</text:p>
          </table:table-cell>
          <table:table-cell office:value-type="float" office:value="23.91" table:style-name="ce1">
            <text:p>23.91</text:p>
          </table:table-cell>
          <table:table-cell office:value-type="float" office:value="24.06666667" table:style-name="ce1">
            <text:p>24.06666667</text:p>
          </table:table-cell>
          <table:table-cell office:value-type="float" office:value="-0.15666666700000001" table:style-name="ce1">
            <text:p>-0.156666667</text:p>
          </table:table-cell>
          <table:table-cell office:value-type="float" office:value="24.021999999999998" table:style-name="ce1">
            <text:p>24.022</text:p>
          </table:table-cell>
          <table:table-cell office:value-type="float" office:value="24.18033333" table:style-name="ce1">
            <text:p>24.18033333</text:p>
          </table:table-cell>
          <table:table-cell office:value-type="float" office:value="-0.15833333299999999" table:style-name="ce1">
            <text:p>-0.158333333</text:p>
          </table:table-cell>
          <table:table-cell office:value-type="float" office:value="24.25" table:style-name="ce1">
            <text:p>24.25</text:p>
          </table:table-cell>
          <table:table-cell office:value-type="float" office:value="23.75" table:style-name="ce1">
            <text:p>23.75</text:p>
          </table:table-cell>
          <table:table-cell table:number-columns-repeated="16375"/>
        </table:table-row>
        <table:table-row table:style-name="ro1">
          <table:table-cell office:value-type="date" office:date-value="2013-06-14T00:00:00" table:style-name="ce2">
            <text:p>14-06-2013</text:p>
          </table:table-cell>
          <table:table-cell office:value-type="float" office:value="23.56" table:style-name="ce1">
            <text:p>23.56</text:p>
          </table:table-cell>
          <table:table-cell office:value-type="float" office:value="23.853333330000002" table:style-name="ce1">
            <text:p>23.85333333</text:p>
          </table:table-cell>
          <table:table-cell office:value-type="float" office:value="-0.29333333299999997" table:style-name="ce1">
            <text:p>-0.293333333</text:p>
          </table:table-cell>
          <table:table-cell office:value-type="float" office:value="23.63" table:style-name="ce1">
            <text:p>23.63</text:p>
          </table:table-cell>
          <table:table-cell office:value-type="float" office:value="23.954000000000001" table:style-name="ce1">
            <text:p>23.954</text:p>
          </table:table-cell>
          <table:table-cell office:value-type="float" office:value="-0.32400000000000001" table:style-name="ce1">
            <text:p>-0.324</text:p>
          </table:table-cell>
          <table:table-cell office:value-type="float" office:value="23.89" table:style-name="ce1">
            <text:p>23.89</text:p>
          </table:table-cell>
          <table:table-cell office:value-type="float" office:value="23.26" table:style-name="ce1">
            <text:p>23.26</text:p>
          </table:table-cell>
          <table:table-cell table:number-columns-repeated="16375"/>
        </table:table-row>
        <table:table-row table:style-name="ro1">
          <table:table-cell office:value-type="date" office:date-value="2013-06-13T00:00:00" table:style-name="ce2">
            <text:p>13-06-2013</text:p>
          </table:table-cell>
          <table:table-cell office:value-type="float" office:value="23.72" table:style-name="ce1">
            <text:p>23.72</text:p>
          </table:table-cell>
          <table:table-cell office:value-type="float" office:value="23.73" table:style-name="ce1">
            <text:p>23.73</text:p>
          </table:table-cell>
          <table:table-cell office:value-type="float" office:value="-0.01" table:style-name="ce1">
            <text:p>-0.01</text:p>
          </table:table-cell>
          <table:table-cell office:value-type="float" office:value="23.73" table:style-name="ce1">
            <text:p>23.73</text:p>
          </table:table-cell>
          <table:table-cell office:value-type="float" office:value="23.794" table:style-name="ce1">
            <text:p>23.794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23.83" table:style-name="ce1">
            <text:p>23.83</text:p>
          </table:table-cell>
          <table:table-cell office:value-type="float" office:value="23.265000000000001" table:style-name="ce1">
            <text:p>23.265</text:p>
          </table:table-cell>
          <table:table-cell table:number-columns-repeated="16375"/>
        </table:table-row>
        <table:table-row table:style-name="ro1">
          <table:table-cell office:value-type="date" office:date-value="2013-06-12T00:00:00" table:style-name="ce2">
            <text:p>12-06-2013</text:p>
          </table:table-cell>
          <table:table-cell office:value-type="float" office:value="24.16" table:style-name="ce1">
            <text:p>24.16</text:p>
          </table:table-cell>
          <table:table-cell office:value-type="float" office:value="23.813333329999999" table:style-name="ce1">
            <text:p>23.81333333</text:p>
          </table:table-cell>
          <table:table-cell office:value-type="float" office:value="0.34666666699999998" table:style-name="ce1">
            <text:p>0.346666667</text:p>
          </table:table-cell>
          <table:table-cell office:value-type="float" office:value="23.77" table:style-name="ce1">
            <text:p>23.77</text:p>
          </table:table-cell>
          <table:table-cell office:value-type="float" office:value="23.71" table:style-name="ce1">
            <text:p>23.71</text:p>
          </table:table-cell>
          <table:table-cell office:value-type="float" office:value="0.06" table:style-name="ce1">
            <text:p>0.06</text:p>
          </table:table-cell>
          <table:table-cell office:value-type="float" office:value="24.26" table:style-name="ce1">
            <text:p>24.26</text:p>
          </table:table-cell>
          <table:table-cell office:value-type="float" office:value="23.58" table:style-name="ce1">
            <text:p>23.58</text:p>
          </table:table-cell>
          <table:table-cell table:number-columns-repeated="16375"/>
        </table:table-row>
        <table:table-row table:style-name="ro1">
          <table:table-cell office:value-type="date" office:date-value="2013-06-11T00:00:00" table:style-name="ce2">
            <text:p>11-06-2013</text:p>
          </table:table-cell>
          <table:table-cell office:value-type="float" office:value="24.03" table:style-name="ce1">
            <text:p>24.03</text:p>
          </table:table-cell>
          <table:table-cell office:value-type="float" office:value="23.97" table:style-name="ce1">
            <text:p>23.97</text:p>
          </table:table-cell>
          <table:table-cell office:value-type="float" office:value="0.06" table:style-name="ce1">
            <text:p>0.06</text:p>
          </table:table-cell>
          <table:table-cell office:value-type="float" office:value="24.03" table:style-name="ce1">
            <text:p>24.03</text:p>
          </table:table-cell>
          <table:table-cell office:value-type="float" office:value="23.84333333" table:style-name="ce1">
            <text:p>23.84333333</text:p>
          </table:table-cell>
          <table:table-cell office:value-type="float" office:value="0.18666666700000001" table:style-name="ce1">
            <text:p>0.186666667</text:p>
          </table:table-cell>
          <table:table-cell office:value-type="float" office:value="24.35" table:style-name="ce1">
            <text:p>24.35</text:p>
          </table:table-cell>
          <table:table-cell office:value-type="float" office:value="24" table:style-name="ce1">
            <text:p>24</text:p>
          </table:table-cell>
          <table:table-cell table:number-columns-repeated="16375"/>
        </table:table-row>
        <table:table-row table:style-name="ro1">
          <table:table-cell office:value-type="date" office:date-value="2013-06-10T00:00:00" table:style-name="ce2">
            <text:p>10-06-2013</text:p>
          </table:table-cell>
          <table:table-cell office:value-type="float" office:value="24.06" table:style-name="ce1">
            <text:p>24.06</text:p>
          </table:table-cell>
          <table:table-cell office:value-type="float" office:value="24.083333329999999" table:style-name="ce1">
            <text:p>24.08333333</text:p>
          </table:table-cell>
          <table:table-cell office:value-type="float" office:value="-2.3333333000000001E-2" table:style-name="ce1">
            <text:p>-0.023333333</text:p>
          </table:table-cell>
          <table:table-cell office:value-type="float" office:value="24.33" table:style-name="ce1">
            <text:p>24.33</text:p>
          </table:table-cell>
          <table:table-cell office:value-type="float" office:value="24.043333329999999" table:style-name="ce1">
            <text:p>24.04333333</text:p>
          </table:table-cell>
          <table:table-cell office:value-type="float" office:value="0.28666666699999999" table:style-name="ce1">
            <text:p>0.286666667</text:p>
          </table:table-cell>
          <table:table-cell office:value-type="float" office:value="24.6" table:style-name="ce1">
            <text:p>24.6</text:p>
          </table:table-cell>
          <table:table-cell office:value-type="float" office:value="23.99" table:style-name="ce1">
            <text:p>23.99</text:p>
          </table:table-cell>
          <table:table-cell table:number-columns-repeated="16375"/>
        </table:table-row>
        <table:table-row table:style-name="ro1">
          <table:table-cell office:value-type="date" office:date-value="2013-06-07T00:00:00" table:style-name="ce2">
            <text:p>07-06-2013</text:p>
          </table:table-cell>
          <table:table-cell office:value-type="float" office:value="23.03" table:style-name="ce1">
            <text:p>23.03</text:p>
          </table:table-cell>
          <table:table-cell office:value-type="float" office:value="23.706666670000001" table:style-name="ce1">
            <text:p>23.70666667</text:p>
          </table:table-cell>
          <table:table-cell office:value-type="float" office:value="-0.676666667" table:style-name="ce1">
            <text:p>-0.676666667</text:p>
          </table:table-cell>
          <table:table-cell office:value-type="float" office:value="23.291" table:style-name="ce1">
            <text:p>23.291</text:p>
          </table:table-cell>
          <table:table-cell office:value-type="float" office:value="23.88366667" table:style-name="ce1">
            <text:p>23.88366667</text:p>
          </table:table-cell>
          <table:table-cell office:value-type="float" office:value="-0.59266666700000004" table:style-name="ce1">
            <text:p>-0.592666667</text:p>
          </table:table-cell>
          <table:table-cell office:value-type="float" office:value="23.4" table:style-name="ce1">
            <text:p>23.4</text:p>
          </table:table-cell>
          <table:table-cell office:value-type="float" office:value="22.86" table:style-name="ce1">
            <text:p>22.86</text:p>
          </table:table-cell>
          <table:table-cell table:number-columns-repeated="16375"/>
        </table:table-row>
        <table:table-row table:style-name="ro1">
          <table:table-cell office:value-type="date" office:date-value="2013-06-06T00:00:00" table:style-name="ce2">
            <text:p>06-06-2013</text:p>
          </table:table-cell>
          <table:table-cell office:value-type="float" office:value="22.99" table:style-name="ce1">
            <text:p>22.99</text:p>
          </table:table-cell>
          <table:table-cell office:value-type="float" office:value="23.36" table:style-name="ce1">
            <text:p>23.36</text:p>
          </table:table-cell>
          <table:table-cell office:value-type="float" office:value="-0.37" table:style-name="ce1">
            <text:p>-0.37</text:p>
          </table:table-cell>
          <table:table-cell office:value-type="float" office:value="22.97" table:style-name="ce1">
            <text:p>22.97</text:p>
          </table:table-cell>
          <table:table-cell office:value-type="float" office:value="23.530333330000001" table:style-name="ce1">
            <text:p>23.53033333</text:p>
          </table:table-cell>
          <table:table-cell office:value-type="float" office:value="-0.56033333299999999" table:style-name="ce1">
            <text:p>-0.560333333</text:p>
          </table:table-cell>
          <table:table-cell office:value-type="float" office:value="23.09" table:style-name="ce1">
            <text:p>23.09</text:p>
          </table:table-cell>
          <table:table-cell office:value-type="float" office:value="22.67" table:style-name="ce1">
            <text:p>22.67</text:p>
          </table:table-cell>
          <table:table-cell table:number-columns-repeated="16375"/>
        </table:table-row>
        <table:table-row table:style-name="ro1">
          <table:table-cell office:value-type="date" office:date-value="2013-06-05T00:00:00" table:style-name="ce2">
            <text:p>05-06-2013</text:p>
          </table:table-cell>
          <table:table-cell office:value-type="float" office:value="23.35" table:style-name="ce1">
            <text:p>23.35</text:p>
          </table:table-cell>
          <table:table-cell office:value-type="float" office:value="23.123333330000001" table:style-name="ce1">
            <text:p>23.12333333</text:p>
          </table:table-cell>
          <table:table-cell office:value-type="float" office:value="0.22666666699999999" table:style-name="ce1">
            <text:p>0.226666667</text:p>
          </table:table-cell>
          <table:table-cell office:value-type="float" office:value="22.899000000000001" table:style-name="ce1">
            <text:p>22.899</text:p>
          </table:table-cell>
          <table:table-cell office:value-type="float" office:value="23.053333330000001" table:style-name="ce1">
            <text:p>23.05333333</text:p>
          </table:table-cell>
          <table:table-cell office:value-type="float" office:value="-0.15433333299999999" table:style-name="ce1">
            <text:p>-0.154333333</text:p>
          </table:table-cell>
          <table:table-cell office:value-type="float" office:value="23.704999999999998" table:style-name="ce1">
            <text:p>23.705</text:p>
          </table:table-cell>
          <table:table-cell office:value-type="float" office:value="22.79" table:style-name="ce1">
            <text:p>22.79</text:p>
          </table:table-cell>
          <table:table-cell table:number-columns-repeated="16375"/>
        </table:table-row>
        <table:table-row table:style-name="ro1">
          <table:table-cell office:value-type="date" office:date-value="2013-06-04T00:00:00" table:style-name="ce2">
            <text:p>04-06-2013</text:p>
          </table:table-cell>
          <table:table-cell office:value-type="float" office:value="23.89" table:style-name="ce1">
            <text:p>23.89</text:p>
          </table:table-cell>
          <table:table-cell office:value-type="float" office:value="23.41" table:style-name="ce1">
            <text:p>23.41</text:p>
          </table:table-cell>
          <table:table-cell office:value-type="float" office:value="0.48" table:style-name="ce1">
            <text:p>0.48</text:p>
          </table:table-cell>
          <table:table-cell office:value-type="float" office:value="23.52" table:style-name="ce1">
            <text:p>23.52</text:p>
          </table:table-cell>
          <table:table-cell office:value-type="float" office:value="23.129666669999999" table:style-name="ce1">
            <text:p>23.12966667</text:p>
          </table:table-cell>
          <table:table-cell office:value-type="float" office:value="0.390333333" table:style-name="ce1">
            <text:p>0.390333333</text:p>
          </table:table-cell>
          <table:table-cell office:value-type="float" office:value="23.93" table:style-name="ce1">
            <text:p>23.93</text:p>
          </table:table-cell>
          <table:table-cell office:value-type="float" office:value="23.32" table:style-name="ce1">
            <text:p>23.32</text:p>
          </table:table-cell>
          <table:table-cell table:number-columns-repeated="16375"/>
        </table:table-row>
        <table:table-row table:style-name="ro1">
          <table:table-cell office:value-type="date" office:date-value="2013-06-03T00:00:00" table:style-name="ce2">
            <text:p>03-06-2013</text:p>
          </table:table-cell>
          <table:table-cell office:value-type="float" office:value="24.265000000000001" table:style-name="ce1">
            <text:p>24.265</text:p>
          </table:table-cell>
          <table:table-cell office:value-type="float" office:value="23.835000000000001" table:style-name="ce1">
            <text:p>23.835</text:p>
          </table:table-cell>
          <table:table-cell office:value-type="float" office:value="0.43" table:style-name="ce1">
            <text:p>0.43</text:p>
          </table:table-cell>
          <table:table-cell office:value-type="float" office:value="23.847999999999999" table:style-name="ce1">
            <text:p>23.848</text:p>
          </table:table-cell>
          <table:table-cell office:value-type="float" office:value="23.422333330000001" table:style-name="ce1">
            <text:p>23.42233333</text:p>
          </table:table-cell>
          <table:table-cell office:value-type="float" office:value="0.425666667" table:style-name="ce1">
            <text:p>0.425666667</text:p>
          </table:table-cell>
          <table:table-cell office:value-type="float" office:value="24.32" table:style-name="ce1">
            <text:p>24.32</text:p>
          </table:table-cell>
          <table:table-cell office:value-type="float" office:value="23.71" table:style-name="ce1">
            <text:p>23.71</text:p>
          </table:table-cell>
          <table:table-cell table:number-columns-repeated="16375"/>
        </table:table-row>
        <table:table-row table:style-name="ro1">
          <table:table-cell office:value-type="date" office:date-value="2013-05-31T00:00:00" table:style-name="ce2">
            <text:p>31-05-2013</text:p>
          </table:table-cell>
          <table:table-cell office:value-type="float" office:value="24.63" table:style-name="ce1">
            <text:p>24.63</text:p>
          </table:table-cell>
          <table:table-cell office:value-type="float" office:value="24.26166667" table:style-name="ce1">
            <text:p>24.26166667</text:p>
          </table:table-cell>
          <table:table-cell office:value-type="float" office:value="0.36833333299999999" table:style-name="ce1">
            <text:p>0.368333333</text:p>
          </table:table-cell>
          <table:table-cell office:value-type="float" office:value="24.347999999999999" table:style-name="ce1">
            <text:p>24.348</text:p>
          </table:table-cell>
          <table:table-cell office:value-type="float" office:value="23.905333330000001" table:style-name="ce1">
            <text:p>23.90533333</text:p>
          </table:table-cell>
          <table:table-cell office:value-type="float" office:value="0.44266666700000001" table:style-name="ce1">
            <text:p>0.442666667</text:p>
          </table:table-cell>
          <table:table-cell office:value-type="float" office:value="24.95" table:style-name="ce1">
            <text:p>24.95</text:p>
          </table:table-cell>
          <table:table-cell office:value-type="float" office:value="24.27" table:style-name="ce1">
            <text:p>24.27</text:p>
          </table:table-cell>
          <table:table-cell table:number-columns-repeated="16375"/>
        </table:table-row>
        <table:table-row table:style-name="ro1">
          <table:table-cell office:value-type="date" office:date-value="2013-05-30T00:00:00" table:style-name="ce2">
            <text:p>30-05-2013</text:p>
          </table:table-cell>
          <table:table-cell office:value-type="float" office:value="24.13" table:style-name="ce1">
            <text:p>24.13</text:p>
          </table:table-cell>
          <table:table-cell office:value-type="float" office:value="24.341666669999999" table:style-name="ce1">
            <text:p>24.34166667</text:p>
          </table:table-cell>
          <table:table-cell office:value-type="float" office:value="-0.211666667" table:style-name="ce1">
            <text:p>-0.211666667</text:p>
          </table:table-cell>
          <table:table-cell office:value-type="float" office:value="24.55" table:style-name="ce1">
            <text:p>24.55</text:p>
          </table:table-cell>
          <table:table-cell office:value-type="float" office:value="24.248666669999999" table:style-name="ce1">
            <text:p>24.24866667</text:p>
          </table:table-cell>
          <table:table-cell office:value-type="float" office:value="0.30133333299999998" table:style-name="ce1">
            <text:p>0.301333333</text:p>
          </table:table-cell>
          <table:table-cell office:value-type="float" office:value="24.779" table:style-name="ce1">
            <text:p>24.779</text:p>
          </table:table-cell>
          <table:table-cell office:value-type="float" office:value="23.93" table:style-name="ce1">
            <text:p>23.93</text:p>
          </table:table-cell>
          <table:table-cell table:number-columns-repeated="16375"/>
        </table:table-row>
        <table:table-row table:style-name="ro1">
          <table:table-cell office:value-type="date" office:date-value="2013-05-29T00:00:00" table:style-name="ce2">
            <text:p>29-05-2013</text:p>
          </table:table-cell>
          <table:table-cell office:value-type="float" office:value="23.79" table:style-name="ce1">
            <text:p>23.79</text:p>
          </table:table-cell>
          <table:table-cell office:value-type="float" office:value="24.18333333" table:style-name="ce1">
            <text:p>24.18333333</text:p>
          </table:table-cell>
          <table:table-cell office:value-type="float" office:value="-0.39333333300000001" table:style-name="ce1">
            <text:p>-0.393333333</text:p>
          </table:table-cell>
          <table:table-cell office:value-type="float" office:value="23.32" table:style-name="ce1">
            <text:p>23.32</text:p>
          </table:table-cell>
          <table:table-cell office:value-type="float" office:value="24.07266667" table:style-name="ce1">
            <text:p>24.07266667</text:p>
          </table:table-cell>
          <table:table-cell office:value-type="float" office:value="-0.75266666699999996" table:style-name="ce1">
            <text:p>-0.752666667</text:p>
          </table:table-cell>
          <table:table-cell office:value-type="float" office:value="23.81" table:style-name="ce1">
            <text:p>23.81</text:p>
          </table:table-cell>
          <table:table-cell office:value-type="float" office:value="23.26" table:style-name="ce1">
            <text:p>23.26</text:p>
          </table:table-cell>
          <table:table-cell table:number-columns-repeated="16375"/>
        </table:table-row>
        <table:table-row table:style-name="ro1">
          <table:table-cell office:value-type="date" office:date-value="2013-05-28T00:00:00" table:style-name="ce2">
            <text:p>28-05-2013</text:p>
          </table:table-cell>
          <table:table-cell office:value-type="float" office:value="24.54" table:style-name="ce1">
            <text:p>24.54</text:p>
          </table:table-cell>
          <table:table-cell office:value-type="float" office:value="24.153333329999999" table:style-name="ce1">
            <text:p>24.15333333</text:p>
          </table:table-cell>
          <table:table-cell office:value-type="float" office:value="0.38666666700000002" table:style-name="ce1">
            <text:p>0.386666667</text:p>
          </table:table-cell>
          <table:table-cell office:value-type="float" office:value="24.1" table:style-name="ce1">
            <text:p>24.1</text:p>
          </table:table-cell>
          <table:table-cell office:value-type="float" office:value="23.99" table:style-name="ce1">
            <text:p>23.99</text:p>
          </table:table-cell>
          <table:table-cell office:value-type="float" office:value="0.11" table:style-name="ce1">
            <text:p>0.11</text:p>
          </table:table-cell>
          <table:table-cell office:value-type="float" office:value="24.54" table:style-name="ce1">
            <text:p>24.54</text:p>
          </table:table-cell>
          <table:table-cell office:value-type="float" office:value="23.92" table:style-name="ce1">
            <text:p>23.92</text:p>
          </table:table-cell>
          <table:table-cell table:number-columns-repeated="16375"/>
        </table:table-row>
        <table:table-row table:style-name="ro1">
          <table:table-cell office:value-type="date" office:date-value="2013-05-24T00:00:00" table:style-name="ce2">
            <text:p>24-05-2013</text:p>
          </table:table-cell>
          <table:table-cell office:value-type="float" office:value="24.97" table:style-name="ce1">
            <text:p>24.97</text:p>
          </table:table-cell>
          <table:table-cell office:value-type="float" office:value="24.43333333" table:style-name="ce1">
            <text:p>24.43333333</text:p>
          </table:table-cell>
          <table:table-cell office:value-type="float" office:value="0.53666666699999999" table:style-name="ce1">
            <text:p>0.536666667</text:p>
          </table:table-cell>
          <table:table-cell office:value-type="float" office:value="24.3125" table:style-name="ce1">
            <text:p>24.3125</text:p>
          </table:table-cell>
          <table:table-cell office:value-type="float" office:value="23.910833329999999" table:style-name="ce1">
            <text:p>23.91083333</text:p>
          </table:table-cell>
          <table:table-cell office:value-type="float" office:value="0.40166666699999998" table:style-name="ce1">
            <text:p>0.401666667</text:p>
          </table:table-cell>
          <table:table-cell office:value-type="float" office:value="24.97" table:style-name="ce1">
            <text:p>24.97</text:p>
          </table:table-cell>
          <table:table-cell office:value-type="float" office:value="24.08" table:style-name="ce1">
            <text:p>24.08</text:p>
          </table:table-cell>
          <table:table-cell table:number-columns-repeated="16375"/>
        </table:table-row>
        <table:table-row table:style-name="ro1">
          <table:table-cell office:value-type="date" office:date-value="2013-05-23T00:00:00" table:style-name="ce2">
            <text:p>23-05-2013</text:p>
          </table:table-cell>
          <table:table-cell office:value-type="float" office:value="24.8" table:style-name="ce1">
            <text:p>24.8</text:p>
          </table:table-cell>
          <table:table-cell office:value-type="float" office:value="24.77" table:style-name="ce1">
            <text:p>24.77</text:p>
          </table:table-cell>
          <table:table-cell office:value-type="float" office:value="0.03" table:style-name="ce1">
            <text:p>0.03</text:p>
          </table:table-cell>
          <table:table-cell office:value-type="float" office:value="25.06" table:style-name="ce1">
            <text:p>25.06</text:p>
          </table:table-cell>
          <table:table-cell office:value-type="float" office:value="24.490833330000001" table:style-name="ce1">
            <text:p>24.49083333</text:p>
          </table:table-cell>
          <table:table-cell office:value-type="float" office:value="0.56916666699999996" table:style-name="ce1">
            <text:p>0.569166667</text:p>
          </table:table-cell>
          <table:table-cell office:value-type="float" office:value="25.53" table:style-name="ce1">
            <text:p>25.53</text:p>
          </table:table-cell>
          <table:table-cell office:value-type="float" office:value="24.77" table:style-name="ce1">
            <text:p>24.77</text:p>
          </table:table-cell>
          <table:table-cell table:number-columns-repeated="16375"/>
        </table:table-row>
        <table:table-row table:style-name="ro1">
          <table:table-cell office:value-type="date" office:date-value="2013-05-22T00:00:00" table:style-name="ce2">
            <text:p>22-05-2013</text:p>
          </table:table-cell>
          <table:table-cell office:value-type="float" office:value="25.65" table:style-name="ce1">
            <text:p>25.65</text:p>
          </table:table-cell>
          <table:table-cell office:value-type="float" office:value="25.14" table:style-name="ce1">
            <text:p>25.14</text:p>
          </table:table-cell>
          <table:table-cell office:value-type="float" office:value="0.51" table:style-name="ce1">
            <text:p>0.51</text:p>
          </table:table-cell>
          <table:table-cell office:value-type="float" office:value="25.158999999999999" table:style-name="ce1">
            <text:p>25.159</text:p>
          </table:table-cell>
          <table:table-cell office:value-type="float" office:value="24.843833329999999" table:style-name="ce1">
            <text:p>24.84383333</text:p>
          </table:table-cell>
          <table:table-cell office:value-type="float" office:value="0.31516666700000001" table:style-name="ce1">
            <text:p>0.315166667</text:p>
          </table:table-cell>
          <table:table-cell office:value-type="float" office:value="25.85" table:style-name="ce1">
            <text:p>25.85</text:p>
          </table:table-cell>
          <table:table-cell office:value-type="float" office:value="24.92" table:style-name="ce1">
            <text:p>24.92</text:p>
          </table:table-cell>
          <table:table-cell table:number-columns-repeated="16375"/>
        </table:table-row>
        <table:table-row table:style-name="ro1">
          <table:table-cell office:value-type="date" office:date-value="2013-05-21T00:00:00" table:style-name="ce2">
            <text:p>21-05-2013</text:p>
          </table:table-cell>
          <table:table-cell office:value-type="float" office:value="25.87" table:style-name="ce1">
            <text:p>25.87</text:p>
          </table:table-cell>
          <table:table-cell office:value-type="float" office:value="25.44" table:style-name="ce1">
            <text:p>25.44</text:p>
          </table:table-cell>
          <table:table-cell office:value-type="float" office:value="0.43" table:style-name="ce1">
            <text:p>0.43</text:p>
          </table:table-cell>
          <table:table-cell office:value-type="float" office:value="25.66" table:style-name="ce1">
            <text:p>25.66</text:p>
          </table:table-cell>
          <table:table-cell office:value-type="float" office:value="25.292999999999999" table:style-name="ce1">
            <text:p>25.293</text:p>
          </table:table-cell>
          <table:table-cell office:value-type="float" office:value="0.36699999999999999" table:style-name="ce1">
            <text:p>0.367</text:p>
          </table:table-cell>
          <table:table-cell office:value-type="float" office:value="26.074999999999999" table:style-name="ce1">
            <text:p>26.075</text:p>
          </table:table-cell>
          <table:table-cell office:value-type="float" office:value="25.59" table:style-name="ce1">
            <text:p>25.59</text:p>
          </table:table-cell>
          <table:table-cell table:number-columns-repeated="16375"/>
        </table:table-row>
        <table:table-row table:style-name="ro1">
          <table:table-cell office:value-type="date" office:date-value="2013-05-20T00:00:00" table:style-name="ce2">
            <text:p>20-05-2013</text:p>
          </table:table-cell>
          <table:table-cell office:value-type="float" office:value="26.18" table:style-name="ce1">
            <text:p>26.18</text:p>
          </table:table-cell>
          <table:table-cell office:value-type="float" office:value="25.9" table:style-name="ce1">
            <text:p>25.9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25.759" table:style-name="ce1">
            <text:p>25.759</text:p>
          </table:table-cell>
          <table:table-cell office:value-type="float" office:value="25.526" table:style-name="ce1">
            <text:p>25.526</text:p>
          </table:table-cell>
          <table:table-cell office:value-type="float" office:value="0.23300000000000001" table:style-name="ce1">
            <text:p>0.233</text:p>
          </table:table-cell>
          <table:table-cell office:value-type="float" office:value="26.19" table:style-name="ce1">
            <text:p>26.19</text:p>
          </table:table-cell>
          <table:table-cell office:value-type="float" office:value="25.69" table:style-name="ce1">
            <text:p>25.69</text:p>
          </table:table-cell>
          <table:table-cell table:number-columns-repeated="16375"/>
        </table:table-row>
        <table:table-row table:style-name="ro1">
          <table:table-cell office:value-type="date" office:date-value="2013-05-17T00:00:00" table:style-name="ce2">
            <text:p>17-05-2013</text:p>
          </table:table-cell>
          <table:table-cell office:value-type="float" office:value="26.4" table:style-name="ce1">
            <text:p>26.4</text:p>
          </table:table-cell>
          <table:table-cell office:value-type="float" office:value="26.15" table:style-name="ce1">
            <text:p>26.15</text:p>
          </table:table-cell>
          <table:table-cell office:value-type="float" office:value="0.25" table:style-name="ce1">
            <text:p>0.25</text:p>
          </table:table-cell>
          <table:table-cell office:value-type="float" office:value="26.25" table:style-name="ce1">
            <text:p>26.25</text:p>
          </table:table-cell>
          <table:table-cell office:value-type="float" office:value="25.88966667" table:style-name="ce1">
            <text:p>25.88966667</text:p>
          </table:table-cell>
          <table:table-cell office:value-type="float" office:value="0.36033333299999998" table:style-name="ce1">
            <text:p>0.360333333</text:p>
          </table:table-cell>
          <table:table-cell office:value-type="float" office:value="26.6" table:style-name="ce1">
            <text:p>26.6</text:p>
          </table:table-cell>
          <table:table-cell office:value-type="float" office:value="26.2" table:style-name="ce1">
            <text:p>26.2</text:p>
          </table:table-cell>
          <table:table-cell table:number-columns-repeated="16375"/>
        </table:table-row>
        <table:table-row table:style-name="ro1">
          <table:table-cell office:value-type="date" office:date-value="2013-05-16T00:00:00" table:style-name="ce2">
            <text:p>16-05-2013</text:p>
          </table:table-cell>
          <table:table-cell office:value-type="float" office:value="26.48" table:style-name="ce1">
            <text:p>26.48</text:p>
          </table:table-cell>
          <table:table-cell office:value-type="float" office:value="26.353333330000002" table:style-name="ce1">
            <text:p>26.35333333</text:p>
          </table:table-cell>
          <table:table-cell office:value-type="float" office:value="0.12666666700000001" table:style-name="ce1">
            <text:p>0.126666667</text:p>
          </table:table-cell>
          <table:table-cell office:value-type="float" office:value="26.13" table:style-name="ce1">
            <text:p>26.13</text:p>
          </table:table-cell>
          <table:table-cell office:value-type="float" office:value="26.04633333" table:style-name="ce1">
            <text:p>26.04633333</text:p>
          </table:table-cell>
          <table:table-cell office:value-type="float" office:value="8.3666667E-2" table:style-name="ce1">
            <text:p>0.083666667</text:p>
          </table:table-cell>
          <table:table-cell office:value-type="float" office:value="26.55" table:style-name="ce1">
            <text:p>26.55</text:p>
          </table:table-cell>
          <table:table-cell office:value-type="float" office:value="25.9" table:style-name="ce1">
            <text:p>25.9</text:p>
          </table:table-cell>
          <table:table-cell table:number-columns-repeated="16375"/>
        </table:table-row>
        <table:table-row table:style-name="ro1">
          <table:table-cell office:value-type="date" office:date-value="2013-05-15T00:00:00" table:style-name="ce2">
            <text:p>15-05-2013</text:p>
          </table:table-cell>
          <table:table-cell office:value-type="float" office:value="26.92" table:style-name="ce1">
            <text:p>26.92</text:p>
          </table:table-cell>
          <table:table-cell office:value-type="float" office:value="26.6" table:style-name="ce1">
            <text:p>26.6</text:p>
          </table:table-cell>
          <table:table-cell office:value-type="float" office:value="0.32" table:style-name="ce1">
            <text:p>0.32</text:p>
          </table:table-cell>
          <table:table-cell office:value-type="float" office:value="26.6" table:style-name="ce1">
            <text:p>26.6</text:p>
          </table:table-cell>
          <table:table-cell office:value-type="float" office:value="26.326666670000002" table:style-name="ce1">
            <text:p>26.32666667</text:p>
          </table:table-cell>
          <table:table-cell office:value-type="float" office:value="0.27333333300000001" table:style-name="ce1">
            <text:p>0.273333333</text:p>
          </table:table-cell>
          <table:table-cell office:value-type="float" office:value="26.99" table:style-name="ce1">
            <text:p>26.99</text:p>
          </table:table-cell>
          <table:table-cell office:value-type="float" office:value="26.4" table:style-name="ce1">
            <text:p>26.4</text:p>
          </table:table-cell>
          <table:table-cell table:number-columns-repeated="16375"/>
        </table:table-row>
        <table:table-row table:style-name="ro1">
          <table:table-cell office:value-type="date" office:date-value="2013-05-14T00:00:00" table:style-name="ce2">
            <text:p>14-05-2013</text:p>
          </table:table-cell>
          <table:table-cell office:value-type="float" office:value="26.885000000000002" table:style-name="ce1">
            <text:p>26.885</text:p>
          </table:table-cell>
          <table:table-cell office:value-type="float" office:value="26.76166667" table:style-name="ce1">
            <text:p>26.76166667</text:p>
          </table:table-cell>
          <table:table-cell office:value-type="float" office:value="0.123333333" table:style-name="ce1">
            <text:p>0.123333333</text:p>
          </table:table-cell>
          <table:table-cell office:value-type="float" office:value="27.07" table:style-name="ce1">
            <text:p>27.07</text:p>
          </table:table-cell>
          <table:table-cell office:value-type="float" office:value="26.6" table:style-name="ce1">
            <text:p>26.6</text:p>
          </table:table-cell>
          <table:table-cell office:value-type="float" office:value="0.47" table:style-name="ce1">
            <text:p>0.47</text:p>
          </table:table-cell>
          <table:table-cell office:value-type="float" office:value="27.28" table:style-name="ce1">
            <text:p>27.28</text:p>
          </table:table-cell>
          <table:table-cell office:value-type="float" office:value="26.82" table:style-name="ce1">
            <text:p>26.82</text:p>
          </table:table-cell>
          <table:table-cell table:number-columns-repeated="16375"/>
        </table:table-row>
        <table:table-row table:style-name="ro1">
          <table:table-cell office:value-type="date" office:date-value="2013-05-13T00:00:00" table:style-name="ce2">
            <text:p>13-05-2013</text:p>
          </table:table-cell>
          <table:table-cell office:value-type="float" office:value="26.6" table:style-name="ce1">
            <text:p>26.6</text:p>
          </table:table-cell>
          <table:table-cell office:value-type="float" office:value="26.801666669999999" table:style-name="ce1">
            <text:p>26.80166667</text:p>
          </table:table-cell>
          <table:table-cell office:value-type="float" office:value="-0.20166666699999999" table:style-name="ce1">
            <text:p>-0.201666667</text:p>
          </table:table-cell>
          <table:table-cell office:value-type="float" office:value="26.82" table:style-name="ce1">
            <text:p>26.82</text:p>
          </table:table-cell>
          <table:table-cell office:value-type="float" office:value="26.83" table:style-name="ce1">
            <text:p>26.83</text:p>
          </table:table-cell>
          <table:table-cell office:value-type="float" office:value="-0.01" table:style-name="ce1">
            <text:p>-0.01</text:p>
          </table:table-cell>
          <table:table-cell office:value-type="float" office:value="27.324999999999999" table:style-name="ce1">
            <text:p>27.325</text:p>
          </table:table-cell>
          <table:table-cell office:value-type="float" office:value="26.530999999999999" table:style-name="ce1">
            <text:p>26.531</text:p>
          </table:table-cell>
          <table:table-cell table:number-columns-repeated="16375"/>
        </table:table-row>
        <table:table-row table:style-name="ro1">
          <table:table-cell office:value-type="date" office:date-value="2013-05-10T00:00:00" table:style-name="ce2">
            <text:p>10-05-2013</text:p>
          </table:table-cell>
          <table:table-cell office:value-type="float" office:value="27.14" table:style-name="ce1">
            <text:p>27.14</text:p>
          </table:table-cell>
          <table:table-cell office:value-type="float" office:value="26.875" table:style-name="ce1">
            <text:p>26.875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26.68" table:style-name="ce1">
            <text:p>26.68</text:p>
          </table:table-cell>
          <table:table-cell office:value-type="float" office:value="26.856666669999999" table:style-name="ce1">
            <text:p>26.85666667</text:p>
          </table:table-cell>
          <table:table-cell office:value-type="float" office:value="-0.176666667" table:style-name="ce1">
            <text:p>-0.176666667</text:p>
          </table:table-cell>
          <table:table-cell office:value-type="float" office:value="27.3" table:style-name="ce1">
            <text:p>27.3</text:p>
          </table:table-cell>
          <table:table-cell office:value-type="float" office:value="26.57" table:style-name="ce1">
            <text:p>26.57</text:p>
          </table:table-cell>
          <table:table-cell table:number-columns-repeated="16375"/>
        </table:table-row>
        <table:table-row table:style-name="ro1">
          <table:table-cell office:value-type="date" office:date-value="2013-05-09T00:00:00" table:style-name="ce2">
            <text:p>09-05-2013</text:p>
          </table:table-cell>
          <table:table-cell office:value-type="float" office:value="27.08" table:style-name="ce1">
            <text:p>27.08</text:p>
          </table:table-cell>
          <table:table-cell office:value-type="float" office:value="26.94" table:style-name="ce1">
            <text:p>26.9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7.04" table:style-name="ce1">
            <text:p>27.04</text:p>
          </table:table-cell>
          <table:table-cell office:value-type="float" office:value="26.846666670000001" table:style-name="ce1">
            <text:p>26.84666667</text:p>
          </table:table-cell>
          <table:table-cell office:value-type="float" office:value="0.193333333" table:style-name="ce1">
            <text:p>0.193333333</text:p>
          </table:table-cell>
          <table:table-cell office:value-type="float" office:value="27.55" table:style-name="ce1">
            <text:p>27.55</text:p>
          </table:table-cell>
          <table:table-cell office:value-type="float" office:value="26.85" table:style-name="ce1">
            <text:p>26.85</text:p>
          </table:table-cell>
          <table:table-cell table:number-columns-repeated="16375"/>
        </table:table-row>
        <table:table-row table:style-name="ro1">
          <table:table-cell office:value-type="date" office:date-value="2013-05-08T00:00:00" table:style-name="ce2">
            <text:p>08-05-2013</text:p>
          </table:table-cell>
          <table:table-cell office:value-type="float" office:value="26.88" table:style-name="ce1">
            <text:p>26.88</text:p>
          </table:table-cell>
          <table:table-cell office:value-type="float" office:value="27.033333330000001" table:style-name="ce1">
            <text:p>27.03333333</text:p>
          </table:table-cell>
          <table:table-cell office:value-type="float" office:value="-0.15333333299999999" table:style-name="ce1">
            <text:p>-0.153333333</text:p>
          </table:table-cell>
          <table:table-cell office:value-type="float" office:value="27.12" table:style-name="ce1">
            <text:p>27.12</text:p>
          </table:table-cell>
          <table:table-cell office:value-type="float" office:value="26.946666669999999" table:style-name="ce1">
            <text:p>26.94666667</text:p>
          </table:table-cell>
          <table:table-cell office:value-type="float" office:value="0.17333333300000001" table:style-name="ce1">
            <text:p>0.173333333</text:p>
          </table:table-cell>
          <table:table-cell office:value-type="float" office:value="27.3" table:style-name="ce1">
            <text:p>27.3</text:p>
          </table:table-cell>
          <table:table-cell office:value-type="float" office:value="26.65" table:style-name="ce1">
            <text:p>26.65</text:p>
          </table:table-cell>
          <table:table-cell table:number-columns-repeated="16375"/>
        </table:table-row>
        <table:table-row table:style-name="ro1">
          <table:table-cell office:value-type="date" office:date-value="2013-05-07T00:00:00" table:style-name="ce2">
            <text:p>07-05-2013</text:p>
          </table:table-cell>
          <table:table-cell office:value-type="float" office:value="27.55" table:style-name="ce1">
            <text:p>27.55</text:p>
          </table:table-cell>
          <table:table-cell office:value-type="float" office:value="27.17" table:style-name="ce1">
            <text:p>27.17</text:p>
          </table:table-cell>
          <table:table-cell office:value-type="float" office:value="0.38" table:style-name="ce1">
            <text:p>0.38</text:p>
          </table:table-cell>
          <table:table-cell office:value-type="float" office:value="26.888999999999999" table:style-name="ce1">
            <text:p>26.889</text:p>
          </table:table-cell>
          <table:table-cell office:value-type="float" office:value="27.016333329999998" table:style-name="ce1">
            <text:p>27.01633333</text:p>
          </table:table-cell>
          <table:table-cell office:value-type="float" office:value="-0.12733333299999999" table:style-name="ce1">
            <text:p>-0.127333333</text:p>
          </table:table-cell>
          <table:table-cell office:value-type="float" office:value="27.85" table:style-name="ce1">
            <text:p>27.85</text:p>
          </table:table-cell>
          <table:table-cell office:value-type="float" office:value="26.85" table:style-name="ce1">
            <text:p>26.85</text:p>
          </table:table-cell>
          <table:table-cell table:number-columns-repeated="16375"/>
        </table:table-row>
        <table:table-row table:style-name="ro1">
          <table:table-cell office:value-type="date" office:date-value="2013-05-06T00:00:00" table:style-name="ce2">
            <text:p>06-05-2013</text:p>
          </table:table-cell>
          <table:table-cell office:value-type="float" office:value="28.33" table:style-name="ce1">
            <text:p>28.33</text:p>
          </table:table-cell>
          <table:table-cell office:value-type="float" office:value="27.58666667" table:style-name="ce1">
            <text:p>27.58666667</text:p>
          </table:table-cell>
          <table:table-cell office:value-type="float" office:value="0.74333333300000004" table:style-name="ce1">
            <text:p>0.743333333</text:p>
          </table:table-cell>
          <table:table-cell office:value-type="float" office:value="27.57" table:style-name="ce1">
            <text:p>27.57</text:p>
          </table:table-cell>
          <table:table-cell office:value-type="float" office:value="27.193000000000001" table:style-name="ce1">
            <text:p>27.193</text:p>
          </table:table-cell>
          <table:table-cell office:value-type="float" office:value="0.377" table:style-name="ce1">
            <text:p>0.377</text:p>
          </table:table-cell>
          <table:table-cell office:value-type="float" office:value="28.46" table:style-name="ce1">
            <text:p>28.46</text:p>
          </table:table-cell>
          <table:table-cell office:value-type="float" office:value="27.48" table:style-name="ce1">
            <text:p>27.48</text:p>
          </table:table-cell>
          <table:table-cell table:number-columns-repeated="16375"/>
        </table:table-row>
        <table:table-row table:style-name="ro1">
          <table:table-cell office:value-type="date" office:date-value="2013-05-03T00:00:00" table:style-name="ce2">
            <text:p>03-05-2013</text:p>
          </table:table-cell>
          <table:table-cell office:value-type="float" office:value="29.04" table:style-name="ce1">
            <text:p>29.04</text:p>
          </table:table-cell>
          <table:table-cell office:value-type="float" office:value="28.306666669999998" table:style-name="ce1">
            <text:p>28.30666667</text:p>
          </table:table-cell>
          <table:table-cell office:value-type="float" office:value="0.73333333300000003" table:style-name="ce1">
            <text:p>0.733333333</text:p>
          </table:table-cell>
          <table:table-cell office:value-type="float" office:value="28.311" table:style-name="ce1">
            <text:p>28.311</text:p>
          </table:table-cell>
          <table:table-cell office:value-type="float" office:value="27.59" table:style-name="ce1">
            <text:p>27.59</text:p>
          </table:table-cell>
          <table:table-cell office:value-type="float" office:value="0.72099999999999997" table:style-name="ce1">
            <text:p>0.721</text:p>
          </table:table-cell>
          <table:table-cell office:value-type="float" office:value="29.07" table:style-name="ce1">
            <text:p>29.07</text:p>
          </table:table-cell>
          <table:table-cell office:value-type="float" office:value="28.15" table:style-name="ce1">
            <text:p>28.15</text:p>
          </table:table-cell>
          <table:table-cell table:number-columns-repeated="16375"/>
        </table:table-row>
        <table:table-row table:style-name="ro1">
          <table:table-cell office:value-type="date" office:date-value="2013-05-02T00:00:00" table:style-name="ce2">
            <text:p>02-05-2013</text:p>
          </table:table-cell>
          <table:table-cell office:value-type="float" office:value="28.01" table:style-name="ce1">
            <text:p>28.01</text:p>
          </table:table-cell>
          <table:table-cell office:value-type="float" office:value="28.46" table:style-name="ce1">
            <text:p>28.46</text:p>
          </table:table-cell>
          <table:table-cell office:value-type="float" office:value="-0.45" table:style-name="ce1">
            <text:p>-0.45</text:p>
          </table:table-cell>
          <table:table-cell office:value-type="float" office:value="28.97" table:style-name="ce1">
            <text:p>28.97</text:p>
          </table:table-cell>
          <table:table-cell office:value-type="float" office:value="28.283666669999999" table:style-name="ce1">
            <text:p>28.28366667</text:p>
          </table:table-cell>
          <table:table-cell office:value-type="float" office:value="0.68633333299999999" table:style-name="ce1">
            <text:p>0.686333333</text:p>
          </table:table-cell>
          <table:table-cell office:value-type="float" office:value="29.02" table:style-name="ce1">
            <text:p>29.02</text:p>
          </table:table-cell>
          <table:table-cell office:value-type="float" office:value="27.98" table:style-name="ce1">
            <text:p>27.98</text:p>
          </table:table-cell>
          <table:table-cell table:number-columns-repeated="16375"/>
        </table:table-row>
        <table:table-row table:number-rows-repeated="2"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number-rows-repeated="1048320" table:style-name="ro1">
          <table:table-cell table:number-columns-repeated="3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hit</meta:initial-creator>
    <dc:creator>Rohit</dc:creator>
    <meta:creation-date>2014-05-05T08:36:15Z</meta:creation-date>
    <dc:date>2014-05-05T11:27:19Z</dc:date>
  </office:meta>
</office:document-meta>
</file>